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游ゴシック1"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2"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auto-grow-height="false" draw:auto-grow-width="false" fo:min-height="23.368cm" fo:min-width="43.984cm" fo:padding-top="0.127cm" fo:padding-bottom="0.127cm" fo:padding-left="0.254cm" fo:padding-right="0.254cm" fo:wrap-option="wrap"/>
    </style:style>
    <style:style style:name="gr2" style:family="graphic" style:parent-style-name="standard">
      <style:graphic-properties draw:stroke="solid" svg:stroke-width="0.15cm" svg:stroke-color="#cc99ff" svg:stroke-opacity="100%" draw:stroke-linejoin="miter" svg:stroke-linecap="butt" draw:fill="solid" draw:fill-color="#ccccff" draw:opacity="100%" draw:textarea-horizontal-align="center" draw:textarea-vertical-align="middle" draw:auto-grow-height="false" draw:auto-grow-width="false" fo:min-height="0.377cm" fo:min-width="1.751cm" fo:padding-top="0.2cm" fo:padding-bottom="0.2cm" fo:padding-left="0.325cm" fo:padding-right="0.325cm" fo:wrap-option="no-wrap"/>
    </style:style>
    <style:style style:name="gr3" style:family="graphic" style:parent-style-name="standard">
      <style:graphic-properties draw:stroke="solid" svg:stroke-width="0cm" svg:stroke-color="#cc99ff" draw:marker-end="a815" svg:stroke-opacity="100%" draw:stroke-linejoin="miter" svg:stroke-linecap="butt" draw:fill="solid" draw:fill-color="#cc99ff" draw:opacity="100%" draw:textarea-horizontal-align="left" draw:textarea-vertical-align="middle" draw:auto-grow-height="false" draw:auto-grow-width="false" fo:min-height="0.338cm" fo:min-width="0cm" fo:padding-top="0.125cm" fo:padding-bottom="0.125cm" fo:padding-left="0.25cm" fo:padding-right="0.25cm" fo:wrap-option="no-wrap"/>
    </style:style>
    <style:style style:name="gr4" style:family="graphic" style:parent-style-name="standard">
      <style:graphic-properties draw:stroke="solid" svg:stroke-width="0.2cm" svg:stroke-color="#b2b2b2" svg:stroke-opacity="100%" draw:stroke-linejoin="miter" svg:stroke-linecap="butt" draw:fill="none" draw:textarea-horizontal-align="left" draw:textarea-vertical-align="middle" draw:auto-grow-height="false" draw:auto-grow-width="false" fo:min-height="0.988cm" fo:min-width="10cm" fo:padding-top="0.225cm" fo:padding-bottom="0.225cm" fo:padding-left="0.35cm" fo:padding-right="0.35cm" fo:wrap-option="no-wrap"/>
    </style:style>
    <style:style style:name="gr5" style:family="graphic" style:parent-style-name="standard">
      <style:graphic-properties draw:stroke="solid" svg:stroke-width="0cm" svg:stroke-color="#3465a4" svg:stroke-opacity="100%" draw:stroke-linejoin="miter" svg:stroke-linecap="butt" draw:fill="gradient" draw:fill-gradient-name="a799" draw:textarea-horizontal-align="left" draw:textarea-vertical-align="middle" draw:auto-grow-height="false" draw:auto-grow-width="false" fo:min-height="0.622cm" fo:min-width="0.188cm" fo:padding-top="0.125cm" fo:padding-bottom="0.125cm" fo:padding-left="0.25cm" fo:padding-right="0.25cm" fo:wrap-option="no-wrap"/>
    </style:style>
    <style:style style:name="gr6" style:family="graphic" style:parent-style-name="standard">
      <style:graphic-properties draw:stroke="solid" svg:stroke-width="0cm" svg:stroke-color="#3465a4" svg:stroke-opacity="100%" draw:stroke-linejoin="miter" svg:stroke-linecap="butt" draw:fill="gradient" draw:fill-gradient-name="a803" draw:textarea-horizontal-align="left" draw:textarea-vertical-align="middle" draw:auto-grow-height="false" draw:auto-grow-width="false" fo:min-height="0.621cm" fo:min-width="0.187cm" fo:padding-top="0.125cm" fo:padding-bottom="0.125cm" fo:padding-left="0.25cm" fo:padding-right="0.25cm" fo:wrap-option="no-wrap"/>
    </style:style>
    <style:style style:name="gr7" style:family="graphic" style:parent-style-name="standard">
      <style:graphic-properties draw:stroke="solid" svg:stroke-width="0cm" svg:stroke-color="#3465a4" svg:stroke-opacity="100%" draw:stroke-linejoin="miter" svg:stroke-linecap="butt" draw:fill="gradient" draw:fill-gradient-name="a807" draw:textarea-horizontal-align="left" draw:textarea-vertical-align="middle" draw:auto-grow-height="false" draw:auto-grow-width="false" fo:min-height="0.622cm" fo:min-width="0.189cm" fo:padding-top="0.125cm" fo:padding-bottom="0.125cm" fo:padding-left="0.25cm" fo:padding-right="0.25cm" fo:wrap-option="no-wrap"/>
    </style:style>
    <style:style style:name="gr8" style:family="graphic" style:parent-style-name="standard">
      <style:graphic-properties draw:stroke="solid" svg:stroke-width="0cm" svg:stroke-color="#3465a4" svg:stroke-opacity="100%" draw:stroke-linejoin="miter" svg:stroke-linecap="butt" draw:fill="gradient" draw:fill-gradient-name="a811" draw:textarea-horizontal-align="left" draw:textarea-vertical-align="middle" draw:auto-grow-height="false" draw:auto-grow-width="false" fo:min-height="0.622cm" fo:min-width="0.187cm" fo:padding-top="0.125cm" fo:padding-bottom="0.125cm" fo:padding-left="0.25cm" fo:padding-right="0.25cm" fo:wrap-option="no-wrap"/>
    </style:style>
    <style:style style:name="gr9" style:family="graphic" style:parent-style-name="standard">
      <style:graphic-properties draw:stroke="none" draw:fill="none" draw:textarea-horizontal-align="left" draw:textarea-vertical-align="top" draw:auto-grow-height="true" draw:auto-grow-width="false" fo:min-height="0.558cm" fo:padding-top="0.125cm" fo:padding-bottom="0.125cm" fo:padding-left="0.25cm" fo:padding-right="0.25cm" fo:wrap-option="wrap"/>
    </style:style>
    <style:style style:name="gr10" style:family="graphic" style:parent-style-name="standard">
      <style:graphic-properties draw:stroke="solid" svg:stroke-width="0cm" svg:stroke-color="#b2b2b2" svg:stroke-opacity="100%" draw:stroke-linejoin="miter" svg:stroke-linecap="butt" draw:fill="solid" draw:fill-color="#b2b2b2" draw:opacity="100%" draw:textarea-horizontal-align="left" draw:textarea-vertical-align="middle" draw:auto-grow-height="false" draw:auto-grow-width="false" fo:min-height="0.285cm" fo:min-width="0cm" fo:padding-top="0.125cm" fo:padding-bottom="0.125cm" fo:padding-left="0.25cm" fo:padding-right="0.25cm" fo:wrap-option="no-wrap"/>
    </style:style>
    <style:style style:name="gr11" style:family="graphic" style:parent-style-name="standard">
      <style:graphic-properties draw:stroke="solid" svg:stroke-width="0.2cm" svg:stroke-color="#ff8080" svg:stroke-opacity="100%" draw:stroke-linejoin="miter" svg:stroke-linecap="butt" draw:fill="solid" draw:fill-color="#ffcc99" draw:opacity="100%" draw:textarea-horizontal-align="left" draw:textarea-vertical-align="middle" draw:auto-grow-height="false" draw:auto-grow-width="false" fo:min-height="2.524cm" fo:min-width="4.526cm" fo:padding-top="0.225cm" fo:padding-bottom="0.225cm" fo:padding-left="0.35cm" fo:padding-right="0.35cm" fo:wrap-option="no-wrap"/>
    </style:style>
    <style:style style:name="gr12"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448cm" fo:min-width="3.396cm" fo:padding-top="0.175cm" fo:padding-bottom="0.175cm" fo:padding-left="0.3cm" fo:padding-right="0.3cm" fo:wrap-option="no-wrap"/>
    </style:style>
    <style:style style:name="gr13" style:family="graphic" style:parent-style-name="standard">
      <style:graphic-properties draw:stroke="none" draw:fill="none" draw:textarea-horizontal-align="left" draw:textarea-vertical-align="top" draw:auto-grow-height="true" draw:auto-grow-width="true" fo:min-height="1.166cm" fo:min-width="3.522cm" fo:padding-top="0.125cm" fo:padding-bottom="0.125cm" fo:padding-left="0.25cm" fo:padding-right="0.25cm" fo:wrap-option="no-wrap"/>
    </style:style>
    <style:style style:name="gr14" style:family="graphic" style:parent-style-name="standard">
      <style:graphic-properties draw:stroke="solid" svg:stroke-width="0.1cm" svg:stroke-color="#999999" svg:stroke-opacity="100%" draw:stroke-linejoin="miter" svg:stroke-linecap="butt" draw:fill="solid" draw:fill-color="#ffffff" draw:opacity="100%" draw:textarea-horizontal-align="left" draw:textarea-vertical-align="middle" draw:auto-grow-height="false" draw:auto-grow-width="false" fo:min-height="0.328cm" fo:min-width="3.41cm" fo:padding-top="0.175cm" fo:padding-bottom="0.175cm" fo:padding-left="0.3cm" fo:padding-right="0.3cm" fo:wrap-option="no-wrap"/>
    </style:style>
    <style:style style:name="gr15"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487cm" fo:min-width="0cm" fo:padding-top="0.125cm" fo:padding-bottom="0.125cm" fo:padding-left="0.25cm" fo:padding-right="0.25cm" fo:wrap-option="no-wrap"/>
    </style:style>
    <style:style style:name="gr16" style:family="graphic" style:parent-style-name="standard">
      <style:graphic-properties draw:stroke="none" draw:fill="none" draw:textarea-horizontal-align="left" draw:textarea-vertical-align="top" draw:auto-grow-height="true" draw:auto-grow-width="true" fo:min-height="1.212cm" fo:min-width="2.843cm" fo:padding-top="0.125cm" fo:padding-bottom="0.125cm" fo:padding-left="0.25cm" fo:padding-right="0.25cm" fo:wrap-option="no-wrap"/>
    </style:style>
    <style:style style:name="gr17" style:family="graphic" style:parent-style-name="standard">
      <style:graphic-properties draw:stroke="none" draw:fill="none" draw:textarea-horizontal-align="left" draw:textarea-vertical-align="top" draw:auto-grow-height="true" draw:auto-grow-width="true" fo:min-height="1.164cm" fo:min-width="3.237cm" fo:padding-top="0.125cm" fo:padding-bottom="0.125cm" fo:padding-left="0.25cm" fo:padding-right="0.25cm" fo:wrap-option="no-wrap"/>
    </style:style>
    <style:style style:name="gr18" style:family="graphic" style:parent-style-name="standard">
      <style:graphic-properties draw:stroke="none" draw:fill="none" draw:textarea-horizontal-align="left" draw:textarea-vertical-align="top" draw:auto-grow-height="true" draw:auto-grow-width="true" fo:min-height="0.65cm" fo:min-width="4.683cm" fo:padding-top="0.125cm" fo:padding-bottom="0.125cm" fo:padding-left="0.25cm" fo:padding-right="0.25cm" fo:wrap-option="no-wrap"/>
    </style:style>
    <style:style style:name="gr19"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0.968cm" fo:min-width="0cm" fo:padding-top="0.125cm" fo:padding-bottom="0.125cm" fo:padding-left="0.25cm" fo:padding-right="0.25cm" fo:wrap-option="no-wrap"/>
    </style:style>
    <style:style style:name="gr20" style:family="graphic" style:parent-style-name="standard">
      <style:graphic-properties draw:stroke="none" draw:fill="none" draw:textarea-horizontal-align="left" draw:textarea-vertical-align="top" draw:auto-grow-height="true" draw:auto-grow-width="false" fo:min-height="0.65cm" fo:padding-top="0.125cm" fo:padding-bottom="0.125cm" fo:padding-left="0.25cm" fo:padding-right="0.25cm" fo:wrap-option="wrap"/>
    </style:style>
    <style:style style:name="gr21"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25cm" fo:min-width="0.44cm" fo:padding-top="0.125cm" fo:padding-bottom="0.125cm" fo:padding-left="0.25cm" fo:padding-right="0.25cm" fo:wrap-option="no-wrap"/>
    </style:style>
    <style:style style:name="gr22" style:family="graphic" style:parent-style-name="standard">
      <style:graphic-properties draw:stroke="solid" svg:stroke-width="0cm" svg:stroke-color="#999999" svg:stroke-opacity="100%" draw:stroke-linejoin="miter" svg:stroke-linecap="butt" draw:fill="gradient" draw:fill-gradient-name="a746" draw:textarea-horizontal-align="left" draw:textarea-vertical-align="middle" draw:auto-grow-height="false" draw:auto-grow-width="false" fo:min-height="0.202cm" fo:min-width="0.753cm" fo:padding-top="0.125cm" fo:padding-bottom="0.125cm" fo:padding-left="0.25cm" fo:padding-right="0.25cm" fo:wrap-option="no-wrap"/>
    </style:style>
    <style:style style:name="gr23" style:family="graphic" style:parent-style-name="standard">
      <style:graphic-properties draw:stroke="none" draw:fill="none" draw:textarea-horizontal-align="left" draw:textarea-vertical-align="top" draw:auto-grow-height="true" draw:auto-grow-width="true" fo:min-height="1.063cm" fo:min-width="2.703cm" fo:padding-top="0.125cm" fo:padding-bottom="0.125cm" fo:padding-left="0.25cm" fo:padding-right="0.25cm" fo:wrap-option="no-wrap"/>
    </style:style>
    <style:style style:name="gr24"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7.126cm" fo:min-width="5.798cm" fo:padding-top="0.225cm" fo:padding-bottom="0.225cm" fo:padding-left="0.35cm" fo:padding-right="0.35cm" fo:wrap-option="no-wrap"/>
    </style:style>
    <style:style style:name="gr25" style:family="graphic" style:parent-style-name="standard">
      <style:graphic-properties draw:stroke="solid" svg:stroke-width="0.2cm" svg:stroke-color="#999999" svg:stroke-opacity="100%" draw:stroke-linejoin="miter" svg:stroke-linecap="butt" draw:fill="solid" draw:fill-color="#dddddd" draw:opacity="100%" draw:textarea-horizontal-align="left" draw:textarea-vertical-align="middle" draw:auto-grow-height="false" draw:auto-grow-width="false" fo:min-height="2.855cm" fo:min-width="4.49cm" fo:padding-top="0.225cm" fo:padding-bottom="0.225cm" fo:padding-left="0.35cm" fo:padding-right="0.35cm" fo:wrap-option="no-wrap" draw:shadow="hidden"/>
    </style:style>
    <style:style style:name="gr26" style:family="graphic" style:parent-style-name="standard">
      <style:graphic-properties draw:stroke="solid" svg:stroke-width="0.1cm" svg:stroke-color="#cc99ff" svg:stroke-opacity="100%" draw:stroke-linejoin="miter" svg:stroke-linecap="butt" draw:fill="solid" draw:fill-color="#ccccff" draw:opacity="100%" draw:textarea-horizontal-align="left" draw:textarea-vertical-align="middle" draw:auto-grow-height="false" draw:auto-grow-width="false" fo:min-height="0.538cm" fo:min-width="3.388cm" fo:padding-top="0.175cm" fo:padding-bottom="0.175cm" fo:padding-left="0.3cm" fo:padding-right="0.3cm" fo:wrap-option="no-wrap" draw:shadow="hidden"/>
    </style:style>
    <style:style style:name="gr27" style:family="graphic" style:parent-style-name="standard">
      <style:graphic-properties draw:stroke="none" draw:fill="solid" draw:fill-color="#000000" draw:textarea-horizontal-align="left" draw:textarea-vertical-align="top" draw:auto-grow-height="true" draw:auto-grow-width="true" fo:min-height="1.323cm" fo:min-width="3.522cm" fo:padding-top="0.125cm" fo:padding-bottom="0.125cm" fo:padding-left="0.25cm" fo:padding-right="0.25cm" fo:wrap-option="no-wrap" draw:shadow="hidden"/>
    </style:style>
    <style:style style:name="gr28" style:family="graphic" style:parent-style-name="standard">
      <style:graphic-properties draw:stroke="solid" svg:stroke-width="0.1cm" svg:stroke-color="#999999" svg:stroke-opacity="100%" draw:stroke-linejoin="miter" svg:stroke-linecap="butt" draw:fill="solid" draw:fill-color="#3465a4" draw:opacity="100%" draw:textarea-horizontal-align="left" draw:textarea-vertical-align="middle" draw:auto-grow-height="false" draw:auto-grow-width="false" fo:min-height="0.404cm" fo:min-width="3.402cm" fo:padding-top="0.175cm" fo:padding-bottom="0.175cm" fo:padding-left="0.3cm" fo:padding-right="0.3cm" fo:wrap-option="no-wrap" draw:shadow="hidden"/>
    </style:style>
    <style:style style:name="gr29" style:family="graphic" style:parent-style-name="standard">
      <style:graphic-properties draw:stroke="solid" svg:stroke-width="0cm" svg:stroke-color="#000000" svg:stroke-opacity="100%" draw:stroke-linejoin="miter" svg:stroke-linecap="butt" draw:fill="solid" draw:fill-color="#ffffcc" draw:opacity="100%" draw:textarea-horizontal-align="left" draw:textarea-vertical-align="middle" draw:auto-grow-height="false" draw:auto-grow-width="false" fo:min-height="0.57cm" fo:min-width="0cm" fo:padding-top="0.125cm" fo:padding-bottom="0.125cm" fo:padding-left="0.25cm" fo:padding-right="0.25cm" fo:wrap-option="no-wrap" draw:shadow="hidden"/>
    </style:style>
    <style:style style:name="gr30" style:family="graphic" style:parent-style-name="standard">
      <style:graphic-properties draw:stroke="none" draw:fill="solid" draw:fill-color="#000000" draw:textarea-horizontal-align="left" draw:textarea-vertical-align="top" draw:auto-grow-height="true" draw:auto-grow-width="true" fo:min-height="1.375cm" fo:min-width="2.843cm" fo:padding-top="0.125cm" fo:padding-bottom="0.125cm" fo:padding-left="0.25cm" fo:padding-right="0.25cm" fo:wrap-option="no-wrap" draw:shadow="hidden"/>
    </style:style>
    <style:style style:name="gr31" style:family="graphic" style:parent-style-name="standard">
      <style:graphic-properties draw:stroke="none" draw:fill="solid" draw:fill-color="#000000" draw:textarea-horizontal-align="left" draw:textarea-vertical-align="top" draw:auto-grow-height="true" draw:auto-grow-width="true" fo:min-height="1.322cm" fo:min-width="3.237cm" fo:padding-top="0.125cm" fo:padding-bottom="0.125cm" fo:padding-left="0.25cm" fo:padding-right="0.25cm" fo:wrap-option="no-wrap" draw:shadow="hidden"/>
    </style:style>
    <style:style style:name="gr32" style:family="graphic" style:parent-style-name="standard">
      <style:graphic-properties draw:stroke="none" draw:fill="solid" draw:fill-color="#999999" draw:textarea-horizontal-align="left" draw:textarea-vertical-align="top" draw:auto-grow-height="true" draw:auto-grow-width="true" fo:min-height="0.75cm" fo:min-width="4.683cm" fo:padding-top="0.125cm" fo:padding-bottom="0.125cm" fo:padding-left="0.25cm" fo:padding-right="0.25cm" fo:wrap-option="no-wrap" draw:shadow="hidden"/>
    </style:style>
    <style:style style:name="gr33" style:family="graphic" style:parent-style-name="standard">
      <style:graphic-properties draw:stroke="solid" svg:stroke-width="0cm" svg:stroke-color="#999999" draw:marker-end="a636" svg:stroke-opacity="100%" draw:stroke-linejoin="miter" svg:stroke-linecap="butt" draw:fill="solid" draw:fill-color="#999999" draw:opacity="100%" draw:textarea-horizontal-align="left" draw:textarea-vertical-align="middle" draw:auto-grow-height="false" draw:auto-grow-width="false" fo:min-height="1.104cm" fo:min-width="0cm" fo:padding-top="0.125cm" fo:padding-bottom="0.125cm" fo:padding-left="0.25cm" fo:padding-right="0.25cm" fo:wrap-option="no-wrap" draw:shadow="hidden"/>
    </style:style>
    <style:style style:name="gr34"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1.453cm" fo:min-width="0.44cm" fo:padding-top="0.125cm" fo:padding-bottom="0.125cm" fo:padding-left="0.25cm" fo:padding-right="0.25cm" fo:wrap-option="no-wrap" draw:shadow="hidden"/>
    </style:style>
    <style:style style:name="gr35" style:family="graphic" style:parent-style-name="standard">
      <style:graphic-properties draw:stroke="solid" svg:stroke-width="0cm" svg:stroke-color="#999999" svg:stroke-opacity="100%" draw:stroke-linejoin="miter" svg:stroke-linecap="butt" draw:fill="gradient" draw:fill-gradient-name="a742" draw:textarea-horizontal-align="left" draw:textarea-vertical-align="middle" draw:auto-grow-height="false" draw:auto-grow-width="false" fo:min-height="0.253cm" fo:min-width="0.753cm" fo:padding-top="0.125cm" fo:padding-bottom="0.125cm" fo:padding-left="0.25cm" fo:padding-right="0.25cm" fo:wrap-option="no-wrap" draw:shadow="hidden"/>
    </style:style>
    <style:style style:name="gr36" style:family="graphic" style:parent-style-name="standard">
      <style:graphic-properties draw:stroke="none" draw:fill="solid" draw:fill-color="#000000" draw:textarea-horizontal-align="left" draw:textarea-vertical-align="top" draw:auto-grow-height="true" draw:auto-grow-width="true" fo:min-height="0.737cm" fo:min-width="2.172cm" fo:padding-top="0.125cm" fo:padding-bottom="0.125cm" fo:padding-left="0.25cm" fo:padding-right="0.25cm" fo:wrap-option="no-wrap" draw:shadow="hidden"/>
    </style:style>
    <style:style style:name="gr37" style:family="graphic" style:parent-style-name="standard">
      <style:graphic-properties draw:stroke="solid" svg:stroke-width="0.2cm" svg:stroke-color="#66ccff" svg:stroke-opacity="100%" draw:stroke-linejoin="miter" svg:stroke-linecap="butt" draw:fill="none" draw:fill-color="#ffcc99" draw:opacity="100%" draw:textarea-horizontal-align="left" draw:textarea-vertical-align="middle" draw:auto-grow-height="false" draw:auto-grow-width="false" fo:min-height="8.048cm" fo:min-width="5.798cm" fo:padding-top="0.225cm" fo:padding-bottom="0.225cm" fo:padding-left="0.35cm" fo:padding-right="0.35cm" fo:wrap-option="no-wrap" draw:shadow="hidden"/>
    </style:style>
    <style:style style:name="gr38"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898cm" fo:min-width="0cm" fo:padding-top="0.125cm" fo:padding-bottom="0.125cm" fo:padding-left="0.25cm" fo:padding-right="0.25cm" fo:wrap-option="no-wrap"/>
    </style:style>
    <style:style style:name="gr39"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3.913cm" fo:min-width="0cm" fo:padding-top="0.125cm" fo:padding-bottom="0.125cm" fo:padding-left="0.25cm" fo:padding-right="0.25cm" fo:wrap-option="no-wrap"/>
    </style:style>
    <style:style style:name="gr40"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10.277cm" fo:min-width="0cm" fo:padding-top="0.125cm" fo:padding-bottom="0.125cm" fo:padding-left="0.25cm" fo:padding-right="0.25cm" fo:wrap-option="no-wrap"/>
    </style:style>
    <style:style style:name="gr41"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412cm" fo:min-width="0cm" fo:padding-top="0.125cm" fo:padding-bottom="0.125cm" fo:padding-left="0.25cm" fo:padding-right="0.25cm" fo:wrap-option="no-wrap"/>
    </style:style>
    <style:style style:name="gr42"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4.279cm" fo:min-width="0cm" fo:padding-top="0.125cm" fo:padding-bottom="0.125cm" fo:padding-left="0.25cm" fo:padding-right="0.25cm" fo:wrap-option="no-wrap"/>
    </style:style>
    <style:style style:name="gr43" style:family="graphic" style:parent-style-name="standard">
      <style:graphic-properties draw:stroke="solid" svg:stroke-width="0cm" svg:stroke-color="#999999" draw:marker-end="a788" svg:stroke-opacity="100%" draw:stroke-linejoin="miter" svg:stroke-linecap="butt" draw:fill="solid" draw:fill-color="#999999" draw:opacity="100%" draw:textarea-horizontal-align="left" draw:textarea-vertical-align="middle" draw:auto-grow-height="false" draw:auto-grow-width="false" fo:min-height="9.979cm" fo:min-width="0cm" fo:padding-top="0.125cm" fo:padding-bottom="0.125cm" fo:padding-left="0.25cm" fo:padding-right="0.25cm" fo:wrap-option="no-wrap"/>
    </style:style>
    <style:style style:name="gr44"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72cm" fo:min-width="5.754cm" fo:padding-top="0.125cm" fo:padding-bottom="0.125cm" fo:padding-left="0.25cm" fo:padding-right="0.25cm" fo:wrap-option="no-wrap"/>
    </style:style>
    <style:style style:name="gr45"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5.657cm" fo:padding-top="0.125cm" fo:padding-bottom="0.125cm" fo:padding-left="0.25cm" fo:padding-right="0.25cm" fo:wrap-option="no-wrap"/>
    </style:style>
    <style:style style:name="gr46" style:family="graphic" style:parent-style-name="standard">
      <style:graphic-properties draw:stroke="solid" svg:stroke-width="0cm" svg:stroke-color="#999999" svg:stroke-opacity="100%" draw:stroke-linejoin="miter" svg:stroke-linecap="butt" draw:fill="solid" draw:fill-color="#ffffcc" draw:opacity="100%" draw:textarea-horizontal-align="center" draw:textarea-vertical-align="middle" draw:auto-grow-height="false" draw:auto-grow-width="false" fo:min-height="0.808cm" fo:min-width="7.921cm" fo:padding-top="0.125cm" fo:padding-bottom="0.125cm" fo:padding-left="0.25cm" fo:padding-right="0.25cm" fo:wrap-option="no-wrap"/>
    </style:style>
    <style:style style:name="gr4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48" style:family="graphic">
      <style:graphic-properties style:protect="size"/>
    </style:style>
    <style:style style:name="pr1" style:family="presentation" style:parent-style-name="Master1-Layout7-blank-白紙-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1" style:family="paragraph">
      <loext:graphic-properties draw:fill="none"/>
      <style:paragraph-properties style:writing-mode="lr-tb" style:font-independent-line-spacing="true"/>
    </style:style>
    <style:style style:name="P2"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3" style:family="paragraph">
      <loext:graphic-properties draw:fill="solid" draw:fill-color="#ccccff"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3pt" style:font-size-asian="13pt" style:font-size-complex="13pt"/>
    </style:style>
    <style:style style:name="P4" style:family="paragraph">
      <loext:graphic-properties draw:fill="solid" draw:fill-color="#cc99ff" draw:opacity="100%"/>
      <style:paragraph-properties style:writing-mode="lr-tb" style:font-independent-line-spacing="false"/>
    </style:style>
    <style:style style:name="P5" style:family="paragraph">
      <loext:graphic-properties draw:fill="none"/>
      <style:paragraph-properties style:writing-mode="lr-tb" style:font-independent-line-spacing="false"/>
    </style:style>
    <style:style style:name="P6" style:family="paragraph">
      <loext:graphic-properties draw:fill="gradient" draw:fill-gradient-name="a799"/>
      <style:paragraph-properties style:writing-mode="lr-tb" style:font-independent-line-spacing="false"/>
    </style:style>
    <style:style style:name="P7" style:family="paragraph">
      <loext:graphic-properties draw:fill="gradient" draw:fill-gradient-name="a803"/>
      <style:paragraph-properties style:writing-mode="lr-tb" style:font-independent-line-spacing="false"/>
    </style:style>
    <style:style style:name="P8" style:family="paragraph">
      <loext:graphic-properties draw:fill="gradient" draw:fill-gradient-name="a807"/>
      <style:paragraph-properties style:writing-mode="lr-tb" style:font-independent-line-spacing="false"/>
    </style:style>
    <style:style style:name="P9" style:family="paragraph">
      <loext:graphic-properties draw:fill="gradient" draw:fill-gradient-name="a811"/>
      <style:paragraph-properties style:writing-mode="lr-tb" style:font-independent-line-spacing="false"/>
    </style:style>
    <style:style style:name="P1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11"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style>
    <style:style style:name="P12" style:family="paragraph">
      <loext:graphic-properties draw:fill="solid" draw:fill-color="#b2b2b2" draw:opacity="100%"/>
      <style:paragraph-properties style:writing-mode="lr-tb" style:font-independent-line-spacing="false"/>
    </style:style>
    <style:style style:name="P13" style:family="paragraph">
      <loext:graphic-properties draw:fill="solid" draw:fill-color="#ffcc99" draw:opacity="100%"/>
      <style:paragraph-properties style:writing-mode="lr-tb" style:font-independent-line-spacing="false"/>
    </style:style>
    <style:style style:name="P14" style:family="paragraph">
      <loext:graphic-properties draw:fill="solid" draw:fill-color="#ccccff" draw:opacity="100%"/>
      <style:paragraph-properties style:writing-mode="lr-tb" style:font-independent-line-spacing="false"/>
    </style:style>
    <style:style style:name="P15" style:family="paragraph">
      <loext:graphic-properties draw:fill="solid" draw:fill-color="#ffffff" draw:opacity="100%"/>
      <style:paragraph-properties style:writing-mode="lr-tb" style:font-independent-line-spacing="false"/>
    </style:style>
    <style:style style:name="P16" style:family="paragraph">
      <loext:graphic-properties draw:fill="solid" draw:fill-color="#ffffcc" draw:opacity="100%"/>
      <style:paragraph-properties style:writing-mode="lr-tb" style:font-independent-line-spacing="false"/>
    </style:style>
    <style:style style:name="P17"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18" style:family="paragraph">
      <loext:graphic-properties draw:fill="solid" draw:fill-color="#999999" draw:opacity="100%"/>
      <style:paragraph-properties style:writing-mode="lr-tb" style:font-independent-line-spacing="false"/>
    </style:style>
    <style:style style:name="P19"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fo:font-size="13pt" fo:font-weight="bold" fo:background-color="#99ccff" style:font-size-asian="13pt" style:font-weight-asian="bold" style:font-size-complex="13pt" style:font-weight-complex="bold"/>
    </style:style>
    <style:style style:name="P20" style:family="paragraph">
      <loext:graphic-properties draw:fill="gradient" draw:fill-gradient-name="a742"/>
      <style:paragraph-properties style:writing-mode="lr-tb" style:font-independent-line-spacing="false"/>
    </style:style>
    <style:style style:name="P21" style:family="paragraph">
      <loext:graphic-properties draw:fill="gradient" draw:fill-gradient-name="a746"/>
      <style:paragraph-properties style:writing-mode="lr-tb" style:font-independent-line-spacing="false"/>
    </style:style>
    <style:style style:name="P22" style:family="paragraph">
      <loext:graphic-properties draw:fill="none" draw:fill-color="#ffcc99" draw:opacity="100%"/>
      <style:paragraph-properties style:writing-mode="lr-tb" style:font-independent-line-spacing="false"/>
    </style:style>
    <style:style style:name="P23" style:family="paragraph">
      <loext:graphic-properties draw:fill="solid" draw:fill-color="#dddddd" draw:opacity="100%"/>
      <style:paragraph-properties fo:text-align="center" style:writing-mode="lr-tb" style:font-independent-line-spacing="false"/>
    </style:style>
    <style:style style:name="P24" style:family="paragraph">
      <loext:graphic-properties draw:fill="solid" draw:fill-color="#ccccff" draw:opacity="100%"/>
      <style:paragraph-properties fo:text-align="center" style:writing-mode="lr-tb" style:font-independent-line-spacing="false"/>
    </style:style>
    <style:style style:name="P25" style:family="paragraph">
      <loext:graphic-properties draw:fill="solid" draw:fill-color="#000000"/>
      <style:paragraph-properties fo:text-align="center" style:writing-mode="lr-tb" style:font-independent-line-spacing="false"/>
    </style:style>
    <style:style style:name="P26" style:family="paragraph">
      <loext:graphic-properties draw:fill="solid" draw:fill-color="#3465a4" draw:opacity="100%"/>
      <style:paragraph-properties fo:text-align="center" style:writing-mode="lr-tb" style:font-independent-line-spacing="false"/>
    </style:style>
    <style:style style:name="P27" style:family="paragraph">
      <loext:graphic-properties draw:fill="solid" draw:fill-color="#ffffcc" draw:opacity="100%"/>
      <style:paragraph-properties fo:text-align="center" style:writing-mode="lr-tb" style:font-independent-line-spacing="false"/>
    </style:style>
    <style:style style:name="P28" style:family="paragraph">
      <loext:graphic-properties draw:fill="solid" draw:fill-color="#999999"/>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color="#999999"/>
    </style:style>
    <style:style style:name="P29" style:family="paragraph">
      <loext:graphic-properties draw:fill="solid" draw:fill-color="#999999" draw:opacity="100%"/>
      <style:paragraph-properties fo:text-align="center" style:writing-mode="lr-tb" style:font-independent-line-spacing="false"/>
    </style:style>
    <style:style style:name="P30" style:family="paragraph">
      <loext:graphic-properties draw:fill="gradient" draw:fill-gradient-name="a742"/>
      <style:paragraph-properties fo:text-align="center" style:writing-mode="lr-tb" style:font-independent-line-spacing="false"/>
    </style:style>
    <style:style style:name="P31" style:family="paragraph">
      <loext:graphic-properties draw:fill="none" draw:fill-color="#ffcc99" draw:opacity="100%"/>
      <style:paragraph-properties fo:text-align="center" style:writing-mode="lr-tb" style:font-independent-line-spacing="false"/>
    </style:style>
    <style:style style:name="P32" style:family="paragraph">
      <loext:graphic-properties draw:fill="none"/>
      <style:paragraph-properties fo:margin-left="0cm" fo:margin-right="0cm" fo:margin-top="0cm" fo:margin-bottom="0cm" fo:line-height="100%" fo:text-align="start" fo:text-indent="0cm" style:punctuation-wrap="simple" style:writing-mode="lr-tb" style:font-independent-line-spacing="false">
        <style:tab-stops/>
      </style:paragraph-properties>
      <style:text-properties fo:color="#3399ff" fo:font-size="13pt" style:font-size-asian="13pt" style:font-size-complex="13pt"/>
    </style:style>
    <style:style style:name="P33" style:family="paragraph">
      <loext:graphic-properties draw:fill="solid" draw:fill-color="#ffffcc"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3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35" style:family="paragraph">
      <loext:graphic-properties draw:fill="none" draw:fill-color="#ffffff"/>
      <style:paragraph-properties style:writing-mode="lr-tb" style:font-independent-line-spacing="true"/>
    </style:style>
    <style:style style:name="T1" style:family="text">
      <style:text-properties fo:font-variant="normal" fo:text-transform="none" fo:color="#000000" style:text-line-through-style="none" style:text-line-through-type="none" style:text-position="0% 100%" style:font-name="Liberation Sans" fo:font-size="13pt" fo:letter-spacing="normal" fo:font-style="normal" style:text-underline-style="none" fo:font-weight="bold" style:text-underline-mode="continuous" style:text-overline-mode="continuous" style:text-line-through-mode="continuous" style:letter-kerning="true" style:font-name-asian="ＭＳ Ｐゴシック" style:font-size-asian="13pt" style:language-asian="ja" style:country-asian="JP" style:font-style-asian="normal" style:font-weight-asian="bold" style:font-name-complex="TakaoPGothic" style:font-size-complex="13pt" style:font-style-complex="normal" style:font-weight-complex="bold"/>
    </style:style>
    <style:style style:name="T2" style:family="text">
      <style:text-properties fo:font-variant="normal" fo:text-transform="none" fo:color="#000000"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3pt" style:font-style-asian="normal" style:font-weight-asian="bold" style:font-name-complex="TakaoPGothic" style:font-size-complex="13pt" style:font-style-complex="normal" style:font-weight-complex="bold"/>
    </style:style>
    <style:style style:name="T3" style:family="text">
      <style:text-properties fo:font-variant="normal" fo:text-transform="none" fo:color="#999999" style:text-line-through-style="none" style:text-line-through-type="none" style:text-position="0% 100%" style:font-name="Arial" fo:font-size="12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2pt" style:font-style-asian="normal" style:font-weight-asian="bold" style:font-name-complex="TakaoPGothic" style:font-size-complex="12pt" style:font-style-complex="normal" style:font-weight-complex="bold"/>
    </style:style>
    <style:style style:name="T4" style:family="text">
      <style:text-properties fo:font-variant="normal" fo:text-transform="none" fo:color="#999999" style:text-line-through-style="none" style:text-line-through-type="none" style:text-position="0% 100%" style:font-name="ＭＳ Ｐゴシック" fo:font-size="12pt" fo:letter-spacing="normal" fo:font-style="normal" style:text-underline-style="none" fo:font-weight="bold" style:text-underline-mode="continuous" style:text-overline-mode="continuous" style:text-line-through-mode="continuous" style:letter-kerning="true" style:font-name-asian="TakaoPGothic" style:font-size-asian="12pt" style:language-asian="ja" style:country-asian="JP" style:font-style-asian="normal" style:font-weight-asian="bold" style:font-name-complex="TakaoPGothic" style:font-size-complex="12pt" style:font-style-complex="normal" style:font-weight-complex="bold"/>
    </style:style>
    <style:style style:name="T5" style:family="text">
      <style:text-properties fo:font-variant="normal" fo:text-transform="none" fo:color="#000000" style:text-line-through-style="none" style:text-line-through-type="none" style:text-position="0% 100%" style:font-name="ＭＳ Ｐゴシック" fo:font-size="10pt" fo:letter-spacing="normal" fo:language="en" fo:country="US" fo:font-style="normal" style:text-underline-style="none" fo:font-weight="bold" style:text-underline-mode="continuous" style:text-overline-mode="continuous" style:text-line-through-mode="continuous" style:letter-kerning="true" style:font-name-asian="ＭＳ Ｐゴシック" style:font-size-asian="10pt" style:font-style-asian="normal" style:font-weight-asian="bold" style:font-name-complex="TakaoPGothic" style:font-size-complex="10pt" style:font-style-complex="normal" style:font-weight-complex="bold"/>
    </style:style>
    <style:style style:name="T6" style:family="text">
      <style:text-properties fo:font-variant="normal" fo:text-transform="none" fo:color="#000000" style:text-line-through-style="none" style:text-line-through-type="none" style:text-position="0% 100%" style:font-name="ＭＳ Ｐゴシック" fo:font-size="10pt" fo:letter-spacing="normal" fo:font-style="normal" style:text-underline-style="none" fo:font-weight="bold" style:text-underline-mode="continuous" style:text-overline-mode="continuous" style:text-line-through-mode="continuous" style:letter-kerning="true" style:font-name-asian="ＭＳ Ｐゴシック" style:font-size-asian="10pt" style:language-asian="ja" style:country-asian="JP" style:font-style-asian="normal" style:font-weight-asian="bold" style:font-name-complex="TakaoPGothic" style:font-size-complex="10pt" style:font-style-complex="normal" style:font-weight-complex="bold"/>
    </style:style>
    <style:style style:name="T7" style:family="text">
      <style:text-properties fo:font-variant="normal" fo:text-transform="none" fo:color="#000000" style:text-line-through-style="none" style:text-line-through-type="none" style:text-position="0% 100%" style:font-name="ＭＳ Ｐゴシック" fo:font-size="12pt" fo:letter-spacing="normal" fo:font-style="normal" style:text-underline-style="none" fo:font-weight="bold" style:text-underline-mode="continuous" style:text-overline-mode="continuous" style:text-line-through-mode="continuous" style:letter-kerning="true" style:font-name-asian="ＭＳ Ｐゴシック" style:font-size-asian="12pt" style:language-asian="ja" style:country-asian="JP" style:font-style-asian="normal" style:font-weight-asian="bold" style:font-name-complex="TakaoPGothic" style:font-size-complex="12pt" style:font-style-complex="normal" style:font-weight-complex="bold"/>
    </style:style>
    <style:style style:name="T8" style:family="text">
      <style:text-properties fo:font-variant="normal" fo:text-transform="none" fo:color="#ff6666"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font-style-asian="normal" style:font-weight-asian="bold" style:font-name-complex="TakaoPGothic" style:font-size-complex="14pt" style:font-style-complex="normal" style:font-weight-complex="bold"/>
    </style:style>
    <style:style style:name="T9" style:family="text">
      <style:text-properties fo:font-variant="normal" fo:text-transform="none" fo:color="#ff6666" style:text-line-through-style="none" style:text-line-through-type="none" style:text-position="0% 100%" style:font-name="Liberation Sans" fo:font-size="14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4pt" style:language-asian="ja" style:country-asian="JP" style:font-style-asian="normal" style:font-weight-asian="bold" style:font-name-complex="TakaoPGothic" style:font-size-complex="14pt" style:font-style-complex="normal" style:font-weight-complex="bold"/>
    </style:style>
    <style:style style:name="T10" style:family="text">
      <style:text-properties fo:font-variant="normal" fo:text-transform="none" fo:color="#3399ff" style:text-line-through-style="none" style:text-line-through-type="none" style:text-position="0% 100%" style:font-name="Liberation Sans" fo:font-size="13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T12" style:family="text">
      <style:text-properties fo:font-variant="normal" fo:text-transform="none" fo:color="#3399ff" style:text-line-through-style="none" style:text-line-through-type="none" style:text-position="0% 100%" fo:font-size="13pt" fo:letter-spacing="normal" fo:font-style="normal" style:text-underline-style="none" fo:font-weight="bold" style:text-underline-mode="continuous" style:text-overline-mode="continuous" style:text-line-through-mode="continuous" style:letter-kerning="true" style:font-name-asian="TakaoPGothic" style:font-size-asian="13pt" style:font-style-asian="normal" style:font-weight-asian="bold" style:font-name-complex="TakaoPGothic" style:font-size-complex="13pt" style:font-style-complex="normal" style:font-weight-complex="bold"/>
    </style:style>
    <style:style style:name="T13" style:family="text">
      <style:text-properties fo:font-variant="normal" fo:text-transform="none" fo:color="#000000" style:text-line-through-style="none" style:text-line-through-type="none" style:text-position="0% 100%" style:font-name="Liberation Sans" fo:font-size="10pt" fo:letter-spacing="normal" fo:font-style="normal" style:text-underline-style="none" fo:font-weight="bold" style:text-underline-mode="continuous" style:text-overline-mode="continuous" style:text-line-through-mode="continuous" style:letter-kerning="true" style:font-name-asian="TakaoPGothic" style:font-size-asian="10pt" style:language-asian="ja" style:country-asian="JP" style:font-style-asian="normal" style:font-weight-asian="bold" style:font-name-complex="TakaoPGothic" style:font-size-complex="10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ans" fo:font-size="10pt" fo:letter-spacing="normal" fo:language="en" fo:country="US" fo:font-style="normal" style:text-underline-style="none" fo:font-weight="bold" style:text-underline-mode="continuous" style:text-overline-mode="continuous" style:text-line-through-mode="continuous" style:letter-kerning="true" style:font-name-asian="TakaoPGothic" style:font-size-asian="10pt" style:font-style-asian="normal" style:font-weight-asian="bold" style:font-name-complex="TakaoPGothic" style:font-size-complex="10pt" style:font-style-complex="normal" style:font-weight-complex="bold"/>
    </style:style>
    <style:style style:name="T15"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白紙" presentation:presentation-page-layout-name="AL1T13">
        <draw:custom-shape draw:name="正方形/長方形 150" draw:style-name="gr1" draw:text-style-name="P1" draw:layer="layout" svg:width="44.492cm" svg:height="23.622cm" svg:x="-11.43cm" svg:y="-1.311cm">
          <text:p/>
          <draw:enhanced-geometry svg:viewBox="0 0 21600 21600" draw:mirror-horizontal="false" draw:mirror-vertical="false" draw:type="non-primitive" draw:enhanced-path="M 0 0 L 21600 0 21600 21600 0 21600 Z N"/>
        </draw:custom-shape>
        <draw:custom-shape draw:name="フリーフォーム: 図形 2" draw:style-name="gr2" draw:text-style-name="P3" draw:layer="layout" svg:width="2.485cm" svg:height="0.861cm" svg:x="14.815cm" svg:y="2.539cm">
          <text:p text:style-name="P2"><text:span text:style-name="T1">仮想 </text:span><text:span text:style-name="T2">IP</text:span></text:p>
          <draw:enhanced-geometry svg:viewBox="0 0 21600 21600" draw:path-stretchpoint-x="21600" draw:path-stretchpoint-y="21600" draw:text-areas="?f91 ?f91 ?f92 ?f93" draw:mirror-horizontal="false" draw:mirror-vertical="false"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5" draw:style-name="gr3" draw:text-style-name="P4" draw:layer="layout" svg:width="0.554cm" svg:height="0.622cm" svg:x="15.846cm" svg:y="3.3cm">
          <text:p/>
          <draw:enhanced-geometry svg:viewBox="0 0 21600 21600" draw:text-areas="?f12 ?f19 ?f15 ?f21" draw:mirror-horizontal="false" draw:mirror-vertical="false"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20" draw:style-name="gr4" draw:text-style-name="P5" draw:layer="layout" svg:width="10.854cm" svg:height="1.592cm" svg:x="8.6cm" svg:y="0.208cm">
          <text:p/>
          <draw:enhanced-geometry svg:viewBox="0 0 21600 21600" draw:path-stretchpoint-x="21600" draw:path-stretchpoint-y="21600" draw:text-areas="?f91 ?f91 ?f92 ?f93" draw:mirror-horizontal="false" draw:mirror-vertical="false"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name="グループ化 21">
          <draw:custom-shape draw:name="フリーフォーム: 図形 22" draw:style-name="gr5" draw:text-style-name="P6" draw:layer="layout" svg:width="0.917cm" svg:height="1.1cm" svg:x="9.2cm" svg:y="0.4cm">
            <text:p/>
            <draw:enhanced-geometry svg:viewBox="0 0 21600 21600" draw:path-stretchpoint-x="21600" draw:path-stretchpoint-y="21600" draw:text-areas="?f7 ?f9 ?f15 ?f13" draw:glue-points="?f20 ?f7 ?f18 ?f9 ?f7 ?f21 ?f18 ?f13 ?f15 ?f21 ?f12 ?f19" draw:mirror-horizontal="false" draw:mirror-vertical="false"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3" draw:style-name="gr6" draw:text-style-name="P7" draw:layer="layout" svg:width="0.916cm" svg:height="1.1cm" svg:x="11.982cm" svg:y="0.4cm">
            <text:p/>
            <draw:enhanced-geometry svg:viewBox="0 0 21600 21600" draw:path-stretchpoint-x="21600" draw:path-stretchpoint-y="21600" draw:text-areas="?f7 ?f9 ?f15 ?f13" draw:glue-points="?f20 ?f7 ?f18 ?f9 ?f7 ?f21 ?f18 ?f13 ?f15 ?f21 ?f12 ?f19" draw:mirror-horizontal="false" draw:mirror-vertical="false"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4" draw:style-name="gr7" draw:text-style-name="P8" draw:layer="layout" svg:width="0.918cm" svg:height="1.1cm" svg:x="17.54cm" svg:y="0.4cm">
            <text:p/>
            <draw:enhanced-geometry svg:viewBox="0 0 21600 21600" draw:path-stretchpoint-x="21600" draw:path-stretchpoint-y="21600" draw:text-areas="?f7 ?f9 ?f15 ?f13" draw:glue-points="?f20 ?f7 ?f18 ?f9 ?f7 ?f21 ?f18 ?f13 ?f15 ?f21 ?f12 ?f19" draw:mirror-horizontal="false" draw:mirror-vertical="false"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25" draw:style-name="gr8" draw:text-style-name="P9" draw:layer="layout" svg:width="0.915cm" svg:height="1.1cm" svg:x="14.765cm" svg:y="0.4cm">
            <text:p/>
            <draw:enhanced-geometry svg:viewBox="0 0 21600 21600" draw:path-stretchpoint-x="21600" draw:path-stretchpoint-y="21600" draw:text-areas="?f7 ?f9 ?f15 ?f13" draw:glue-points="?f20 ?f7 ?f18 ?f9 ?f7 ?f21 ?f18 ?f13 ?f15 ?f21 ?f12 ?f19" draw:mirror-horizontal="false" draw:mirror-vertical="false"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g>
        <draw:frame draw:name="テキスト ボックス 27" draw:style-name="gr9" draw:text-style-name="P11" draw:layer="layout" svg:width="4.084cm" svg:height="0.808cm" svg:x="5.716cm" svg:y="1cm">
          <draw:text-box>
            <text:p text:style-name="P10"><text:span text:style-name="T3">AP</text:span><text:span text:style-name="T4">サーバ</text:span></text:p>
          </draw:text-box>
        </draw:frame>
        <draw:g>
          <draw:custom-shape draw:name="フリーフォーム: 図形 26" draw:style-name="gr10" draw:text-style-name="P12" draw:layer="layout" svg:width="0.388cm" svg:height="0.611cm" svg:x="15.881cm" svg:y="1.8cm">
            <text:p/>
            <draw:enhanced-geometry svg:viewBox="0 0 21600 21600" draw:text-areas="?f12 ?f19 ?f15 ?f21" draw:mirror-horizontal="false" draw:mirror-vertical="false" draw:type="non-primitive" draw:modifiers="16200 5400"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6" draw:style-name="gr11" draw:text-style-name="P13" draw:layer="layout" svg:width="5.546cm" svg:height="3.294cm" svg:x="11.2cm" svg:y="5.281cm">
            <text:p/>
            <draw:enhanced-geometry svg:viewBox="0 0 21600 21600" draw:path-stretchpoint-x="21600" draw:path-stretchpoint-y="21600" draw:text-areas="?f91 ?f91 ?f92 ?f93" draw:mirror-horizontal="false" draw:mirror-vertical="false"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7" draw:style-name="gr12" draw:text-style-name="P14" draw:layer="layout" svg:width="4.082cm" svg:height="0.884cm" svg:x="11.949cm" svg:y="5.723cm">
            <text:p/>
            <draw:enhanced-geometry svg:viewBox="0 0 21600 21600" draw:path-stretchpoint-x="21600" draw:path-stretchpoint-y="21600" draw:text-areas="?f91 ?f91 ?f92 ?f93" draw:mirror-horizontal="false" draw:mirror-vertical="false"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name="テキスト ボックス 8" draw:style-name="gr13" draw:text-style-name="P11" draw:layer="layout" svg:width="4.022cm" svg:height="1.416cm" svg:x="11.98cm" svg:y="5.82cm">
            <draw:text-box>
              <text:p text:style-name="P10"><text:span text:style-name="T5">Watchdog </text:span><text:span text:style-name="T6">プロセス</text:span></text:p>
            </draw:text-box>
          </draw:frame>
          <draw:custom-shape draw:name="フリーフォーム: 図形 9" draw:style-name="gr14" draw:text-style-name="P15" draw:layer="layout" svg:width="4.082cm" svg:height="0.75cm" svg:x="11.949cm" svg:y="7.561cm">
            <text:p/>
            <draw:enhanced-geometry svg:viewBox="0 0 21600 21600" draw:path-stretchpoint-x="21600" draw:path-stretchpoint-y="21600" draw:text-areas="?f91 ?f91 ?f92 ?f93" draw:mirror-horizontal="false" draw:mirror-vertical="false"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draw:name="フリーフォーム: 図形 11" draw:style-name="gr15" draw:text-style-name="P16" draw:layer="layout" svg:width="0.659cm" svg:height="0.919cm" svg:x="12.406cm" svg:y="6.653cm">
            <text:p/>
            <draw:enhanced-geometry svg:viewBox="0 0 21600 21600" draw:text-areas="?f11 ?f17 ?f13 ?f18" draw:mirror-horizontal="false" draw:mirror-vertical="false" draw:type="non-primitive" draw:modifiers="5400 4300" draw:enhanced-path="M ?f8 ?f12 L ?f10 ?f8 ?f9 ?f12 ?f13 ?f12 ?f13 ?f14 ?f9 ?f14 ?f10 ?f9 ?f8 ?f14 ?f11 ?f14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1"/>
              <draw:equation draw:name="f16" draw:formula="?f12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frame draw:name="テキスト ボックス 12" draw:style-name="gr16" draw:text-style-name="P11" draw:layer="layout" svg:width="3.343cm" svg:height="1.462cm" svg:x="12.938cm" svg:y="6.784cm">
            <draw:text-box>
              <text:p text:style-name="P10"><text:span text:style-name="T7">プロセス監視</text:span></text:p>
            </draw:text-box>
          </draw:frame>
          <draw:frame draw:name="テキスト ボックス 13" draw:style-name="gr17" draw:text-style-name="P11" draw:layer="layout" svg:width="3.737cm" svg:height="1.414cm" svg:x="11.963cm" svg:y="7.634cm">
            <draw:text-box>
              <text:p text:style-name="P10"><text:span text:style-name="T5">Pgpool-II </text:span><text:span text:style-name="T6">プロセス</text:span></text:p>
            </draw:text-box>
          </draw:frame>
          <draw:frame draw:name="テキスト ボックス 14" draw:style-name="gr18" draw:text-style-name="P17" draw:layer="layout" svg:width="5.183cm" svg:height="0.9cm" svg:x="11.217cm" svg:y="4.202cm">
            <draw:text-box>
              <text:p text:style-name="P2"><text:span text:style-name="T8">Pgpool-II (</text:span><text:span text:style-name="T9">Active</text:span><text:span text:style-name="T8">)</text:span></text:p>
            </draw:text-box>
          </draw:frame>
          <draw:custom-shape draw:name="フリーフォーム: 図形 18" draw:style-name="gr19" draw:text-style-name="P18" draw:layer="layout" svg:width="0.554cm" svg:height="1.289cm" svg:x="14.046cm" svg:y="8.311cm">
            <text:p/>
            <draw:enhanced-geometry svg:viewBox="0 0 21600 21600" draw:mirror-horizontal="false" draw:mirror-vertical="false" draw:text-areas="?f12 ?f19 ?f15 ?f21" draw:type="non-primitive" draw:modifiers="15242 8761"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frame draw:name="テキスト ボックス 28" draw:style-name="gr20" draw:text-style-name="P19" draw:layer="layout" svg:width="2.537cm" svg:height="0.9cm" svg:x="12.4cm" svg:y="3.212cm">
            <draw:text-box>
              <text:p text:style-name="P10"><text:span text:style-name="T10">Server1</text:span></text:p>
            </draw:text-box>
          </draw:frame>
          <draw:g draw:name="グループ化 59">
            <draw:custom-shape draw:name="フリーフォーム: 図形 60" draw:style-name="gr21" draw:text-style-name="P20" draw:layer="layout" svg:width="1.253cm" svg:height="1.813cm" svg:x="13.929cm" svg:y="9.764cm">
              <text:p/>
              <draw:enhanced-geometry svg:viewBox="0 0 21600 21600" draw:path-stretchpoint-x="21600" draw:path-stretchpoint-y="21600" draw:text-areas="?f7 ?f9 ?f15 ?f13" draw:glue-points="?f20 ?f7 ?f18 ?f9 ?f7 ?f21 ?f18 ?f13 ?f15 ?f21 ?f12 ?f19" draw:mirror-horizontal="false" draw:mirror-vertical="false" draw:type="non-primitive" draw:enhanced-path="M ?f7 ?f13 L ?f7 ?f9 ?f9 ?f7 ?f12 ?f7 ?f12 ?f14 ?f15 ?f13 Z N M ?f7 ?f9 L ?f9 ?f7 ?f12 ?f7 ?f15 ?f9 Z N M ?f15 ?f13 L ?f15 ?f9 ?f12 ?f7 ?f12 ?f1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400"/>
                <draw:equation draw:name="f9" draw:formula="?f7 + ?f8"/>
                <draw:equation draw:name="f10" draw:formula="21600 * ?f5"/>
                <draw:equation draw:name="f11" draw:formula="21600 * ?f4"/>
                <draw:equation draw:name="f12" draw:formula="?f10 / ?f6"/>
                <draw:equation draw:name="f13" draw:formula="?f11 / ?f6"/>
                <draw:equation draw:name="f14" draw:formula="?f13 - ?f8"/>
                <draw:equation draw:name="f15" draw:formula="?f12 - ?f8"/>
                <draw:equation draw:name="f16" draw:formula="?f12 - ?f9"/>
                <draw:equation draw:name="f17" draw:formula="?f13 - ?f9"/>
                <draw:equation draw:name="f18" draw:formula="?f16 / 2"/>
                <draw:equation draw:name="f19" draw:formula="?f17 / 2"/>
                <draw:equation draw:name="f20" draw:formula="?f9 + ?f18"/>
                <draw:equation draw:name="f21" draw:formula="?f9 + ?f19"/>
              </draw:enhanced-geometry>
            </draw:custom-shape>
            <draw:custom-shape draw:name="フリーフォーム: 図形 61" draw:style-name="gr22" draw:text-style-name="P21" draw:layer="layout" svg:width="1.252cm" svg:height="0.723cm" svg:x="14.764cm" svg:y="11.217cm">
              <text:p/>
              <draw:enhanced-geometry svg:viewBox="0 0 88 21600" draw:text-areas="?f26 ?f13 ?f29 ?f31" draw:glue-points="?f24 ?f13 ?f24 ?f25 ?f26 ?f27 ?f24 ?f28 ?f29 ?f27" draw:mirror-horizontal="false" draw:mirror-vertical="false" draw:type="non-primitive" draw:modifiers="5400" draw:enhanced-path="M ?f7 ?f4 C ?f9 ?f4 ?f4 ?f33 ?f4 ?f23 L ?f4 ?f31 C ?f4 ?f34 ?f9 ?f6 ?f7 ?f6 ?f10 ?f6 ?f5 ?f34 ?f5 ?f31 L ?f5 ?f23 C ?f5 ?f33 ?f10 ?f4 ?f7 ?f4 Z N M ?f7 ?f4 C ?f9 ?f4 ?f4 ?f33 ?f4 ?f23 ?f4 ?f35 ?f9 ?f13 ?f7 ?f13 ?f10 ?f13 ?f5 ?f35 ?f5 ?f23 ?f5 ?f33 ?f10 ?f4 ?f7 ?f4 Z N">
                <draw:equation draw:name="f0" draw:formula="top"/>
                <draw:equation draw:name="f1" draw:formula="bottom"/>
                <draw:equation draw:name="f2" draw:formula="?f1 - ?f0"/>
                <draw:equation draw:name="f3" draw:formula="?f2 / 21600"/>
                <draw:equation draw:name="f4" draw:formula="0"/>
                <draw:equation draw:name="f5" draw:formula="88"/>
                <draw:equation draw:name="f6" draw:formula="21600"/>
                <draw:equation draw:name="f7" draw:formula="44"/>
                <draw:equation draw:name="f8" draw:formula="10800"/>
                <draw:equation draw:name="f9" draw:formula="20"/>
                <draw:equation draw:name="f10" draw:formula="68"/>
                <draw:equation draw:name="f11" draw:formula="?f6 - ?f4"/>
                <draw:equation draw:name="f12" draw:formula="?f5 - ?f4"/>
                <draw:equation draw:name="f13" draw:formula="$0"/>
                <draw:equation draw:name="f14" draw:formula="?f12 / 88"/>
                <draw:equation draw:name="f15" draw:formula="?f11 / 21600"/>
                <draw:equation draw:name="f16" draw:formula="?f13 * 2"/>
                <draw:equation draw:name="f17" draw:formula="0 * ?f14"/>
                <draw:equation draw:name="f18" draw:formula="88 * ?f14"/>
                <draw:equation draw:name="f19" draw:formula="44 * ?f14"/>
                <draw:equation draw:name="f20" draw:formula="0 * ?f15"/>
                <draw:equation draw:name="f21" draw:formula="10800 * ?f15"/>
                <draw:equation draw:name="f22" draw:formula="21600 * ?f15"/>
                <draw:equation draw:name="f23" draw:formula="?f16 / 4"/>
                <draw:equation draw:name="f24" draw:formula="?f19 / ?f14"/>
                <draw:equation draw:name="f25" draw:formula="?f20 / ?f15"/>
                <draw:equation draw:name="f26" draw:formula="?f17 / ?f14"/>
                <draw:equation draw:name="f27" draw:formula="?f21 / ?f15"/>
                <draw:equation draw:name="f28" draw:formula="?f22 / ?f15"/>
                <draw:equation draw:name="f29" draw:formula="?f18 / ?f14"/>
                <draw:equation draw:name="f30" draw:formula="?f23 * 6"/>
                <draw:equation draw:name="f31" draw:formula="21600 - ?f23"/>
                <draw:equation draw:name="f32" draw:formula="?f30 / 11"/>
                <draw:equation draw:name="f33" draw:formula="?f23 - ?f32"/>
                <draw:equation draw:name="f34" draw:formula="?f31 + ?f32"/>
                <draw:equation draw:name="f35" draw:formula="?f23 + ?f32"/>
                <draw:equation draw:name="f36" draw:formula="$0 / ?f3"/>
                <draw:handle draw:handle-position="?f24 $0" draw:handle-range-y-minimum="0" draw:handle-range-y-maximum="10800"/>
              </draw:enhanced-geometry>
            </draw:custom-shape>
          </draw:g>
          <draw:frame draw:name="テキスト ボックス 62" draw:style-name="gr23" draw:text-style-name="P11" draw:layer="layout" svg:width="3.203cm" svg:height="1.361cm" svg:x="10.728cm" svg:y="9.972cm">
            <draw:text-box>
              <text:p text:style-name="P10"><text:span text:style-name="T11">PostgreSQL</text:span></text:p>
              <text:p text:style-name="P10"><text:span text:style-name="T11">(Primary)</text:span></text:p>
            </draw:text-box>
          </draw:frame>
          <draw:custom-shape draw:name="フリーフォーム: 図形 6" draw:style-name="gr24" draw:text-style-name="P22" draw:layer="layout" svg:width="7.2cm" svg:height="8.278cm" svg:x="10.4cm" svg:y="4.022cm">
            <text:p/>
            <draw:enhanced-geometry svg:viewBox="0 0 21600 21600" draw:path-stretchpoint-x="21600" draw:path-stretchpoint-y="21600" draw:text-areas="?f91 ?f91 ?f92 ?f93" draw:mirror-horizontal="false" draw:mirror-vertical="false" draw:type="non-primitive"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g>
        <draw:path draw:style-name="gr25" draw:text-style-name="P23" draw:layer="layout" svg:width="5.546cm" svg:height="3.661cm" svg:x="3.201cm" svg:y="12.95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polygon draw:style-name="gr25" draw:text-style-name="P23" draw:layer="layout" svg:width="0cm" svg:height="0cm" svg:x="3.201cm" svg:y="12.95cm" svg:viewBox="0 0 0 0" draw:points="0,0">
          <text:p/>
        </draw:polygon>
        <draw:polygon draw:style-name="gr25" draw:text-style-name="P23" draw:layer="layout" svg:width="0cm" svg:height="0cm" svg:x="8.748cm" svg:y="16.612cm" svg:viewBox="0 0 0 0" draw:points="0,0">
          <text:p/>
        </draw:polygon>
        <draw:path draw:style-name="gr26" draw:text-style-name="P24" draw:layer="layout" svg:width="4.082cm" svg:height="0.982cm" svg:x="3.95cm" svg:y="13.442cm" svg:viewBox="0 0 4083 983" svg:d="M163 0c-3 0-6 0-9 0s-5 1-8 1-5 1-8 1c-3 1-6 1-9 2s-5 1-8 2-5 1-8 2-5 2-8 3-5 2-8 3-5 3-8 4c-2 1-5 3-7 4-3 1-5 3-8 4-2 2-5 3-7 5s-5 3-7 5-4 4-6 6-4 4-6 6-4 4-6 6-4 4-6 6-3 5-5 7-3 5-5 7c-1 2-3 5-4 7-1 3-3 5-4 8s-3 5-4 8-2 5-3 8-2 5-3 8-1 5-2 8-1 5-2 8-1 6-2 9c0 3-1 5-1 8s-1 5-1 8 0 6 0 9c0 219 0 437 0 656 0 3 0 6 0 9s1 5 1 8 1 6 1 9c1 3 1 5 2 8s1 5 2 8 1 6 2 9 2 5 3 8 2 5 3 8c1 2 3 5 4 7 1 3 3 5 4 8 1 2 3 5 4 7 2 2 3 5 5 7s3 5 5 7 4 5 6 7 4 4 6 6 4 4 6 6 4 3 6 5 5 4 7 6 5 3 7 5c3 1 5 3 8 4 2 1 5 3 7 4 3 1 5 3 8 4s5 2 8 3 5 2 8 3 5 1 8 2 5 1 8 2 6 1 9 2c3 0 5 1 8 1s5 1 8 1 6 0 9 0c1252 0 2504-1 3756-1v-1c3 0 6 0 9 0s5-1 8-1 6-1 9-1c3-1 5-1 8-2s5-1 8-2 5-1 8-2 6-2 9-3c2-1 5-2 7-3 3-1 5-3 8-4s5-3 8-4c2-1 5-3 7-4 2-2 5-3 7-5s5-3 7-5 4-4 6-6 5-3 7-5 4-5 6-7 3-4 5-6 3-5 5-7 3-5 5-7 3-5 5-7c1-2 3-5 4-7 1-3 3-5 4-8s2-5 3-8 2-5 3-8 1-5 2-8 1-5 2-8 1-6 2-9c0-3 1-5 1-8s1-6 1-9 0-5 0-8c0-219-1-437-1-656h-1c0-3 0-5 0-8s-1-6-1-9-1-5-1-8c-1-3-1-6-2-9s-1-5-2-8-1-5-2-8-2-5-3-8-2-5-3-8-3-5-4-8c-1-2-3-5-4-7s-3-5-4-7c-2-2-3-5-5-7s-3-5-5-7-4-5-6-7-3-4-5-6-5-4-7-6-4-3-6-5-5-4-7-6c-2-1-5-3-7-4-2-2-5-3-7-5-2-1-5-3-7-4-3-1-5-3-8-4s-5-2-8-3-5-2-8-3-5-1-8-2-5-1-8-2-6-1-9-2c-3 0-5-1-8-1s-6-1-9-1-5 0-8 0c-1252 0-2504 0-3756 0z">
          <text:p/>
        </draw:path>
        <draw:polygon draw:style-name="gr26" draw:text-style-name="P24" draw:layer="layout" svg:width="0cm" svg:height="0cm" svg:x="3.95cm" svg:y="13.442cm" svg:viewBox="0 0 0 0" draw:points="0,0">
          <text:p/>
        </draw:polygon>
        <draw:polygon draw:style-name="gr26" draw:text-style-name="P24" draw:layer="layout" svg:width="0cm" svg:height="0cm" svg:x="8.033cm" svg:y="14.425cm" svg:viewBox="0 0 0 0" draw:points="0,0">
          <text:p/>
        </draw:polygon>
        <draw:g>
          <draw:path draw:style-name="gr27" draw:text-style-name="P25" draw:layer="layout" svg:width="0.258cm" svg:height="0.24cm" svg:x="4.234cm" svg:y="13.734cm" svg:viewBox="0 0 259 241" svg:d="M0 0c12 0 25 0 37 0 11 57 22 114 34 171 13-57 27-114 41-171 12 0 24 0 36 0 13 57 27 114 41 171 11-57 22-114 33-171 13 0 25 0 37 0-17 80-34 161-52 241-11 0-22 0-33 0-15-63-30-125-44-188-15 63-30 125-44 188-12 0-23 0-34 0-17-80-35-161-52-241z">
            <text:p/>
          </draw:path>
          <draw:path draw:style-name="gr27" draw:text-style-name="P25" draw:layer="layout" svg:width="0.148cm" svg:height="0.163cm" svg:x="4.51cm" svg:y="13.811cm" svg:viewBox="0 0 149 164" svg:d="M7 54c3-16 9-29 18-38 11-11 26-16 47-16 23 0 41 5 51 16 10 10 15 21 15 33v85c0 9 3 18 11 27h-39c-5-5-7-11-7-17-10 13-26 20-48 20-18 0-32-5-42-15-9-9-13-19-13-31 0-13 4-24 13-33 10-10 23-16 40-19 11-1 20-4 28-6 12-3 19-5 22-7 0-5-3-10-7-15-5-4-12-7-20-7-12 0-20 3-25 7-3 3-5 9-8 16zM103 84c-2 2-5 3-9 4-16 4-28 6-35 8s-13 4-16 7c-3 4-5 8-5 12 0 6 2 11 5 14 2 2 7 3 15 3 14 0 26-4 35-14 6-5 9-9 10-11z">
            <text:p/>
          </draw:path>
          <draw:path draw:style-name="gr27" draw:text-style-name="P25" draw:layer="layout" svg:width="0.125cm" svg:height="0.213cm" svg:x="4.671cm" svg:y="13.761cm" svg:viewBox="0 0 126 214" svg:d="M32 0h35v53h46v28h-46v84c0 5 2 9 6 13 3 3 8 4 15 4 11 0 24-3 38-10v32c-12 7-24 10-37 10-19 0-33-5-42-13-10-10-15-21-15-33v-87h-32v-28h32z">
            <text:p/>
          </draw:path>
          <draw:path draw:style-name="gr27" draw:text-style-name="P25" draw:layer="layout" svg:width="0.149cm" svg:height="0.163cm" svg:x="4.814cm" svg:y="13.812cm" svg:viewBox="0 0 150 164" svg:d="M0 81c0-25 8-45 23-60 14-14 31-21 53-21 23 0 40 6 51 17s17 25 19 43h-37c-1-9-5-16-11-22-4-4-11-7-21-7s-18 4-24 10c-10 10-15 24-15 42 0 17 4 30 13 40 7 6 15 9 25 9 11 0 20-3 27-9 6-7 9-17 9-30h38c-1 22-8 40-20 52-13 13-31 19-54 19-20 0-37-7-51-20-17-17-25-38-25-63z">
            <text:p/>
          </draw:path>
          <draw:path draw:style-name="gr27" draw:text-style-name="P25" draw:layer="layout" svg:width="0.139cm" svg:height="0.237cm" svg:x="5cm" svg:y="13.734cm" svg:viewBox="0 0 140 238" svg:d="M0 0h35v106c11-19 26-29 46-29s35 5 45 14c10 10 14 22 14 35v112h-35v-105c0-9-2-16-8-22-4-3-9-5-16-5-9 0-17 3-24 11-10 9-17 22-22 39v82h-35z">
            <text:p/>
          </draw:path>
          <draw:path draw:style-name="gr27" draw:text-style-name="P25" draw:layer="layout" svg:width="0.144cm" svg:height="0.24cm" svg:x="5.18cm" svg:y="13.734cm" svg:viewBox="0 0 145 241" svg:d="M109 0h36v238h-36v-19c-5 15-18 22-36 22-20 0-36-6-48-18-17-16-25-38-25-65s8-49 23-64c12-12 27-18 45-18 21 0 35 7 41 22zM72 107c-8 0-15 3-22 10-8 8-12 22-12 41 0 20 4 34 13 43 6 6 13 8 21 8 9 0 17-3 24-9 9-10 13-23 13-42 0-17-5-31-15-41-6-7-14-10-22-10z">
            <text:p/>
          </draw:path>
          <draw:path draw:style-name="gr27" draw:text-style-name="P25" draw:layer="layout" svg:width="0.153cm" svg:height="0.163cm" svg:x="5.355cm" svg:y="13.811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27" draw:text-style-name="P25" draw:layer="layout" svg:width="0.154cm" svg:height="0.21cm" svg:x="5.533cm" svg:y="13.811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27" draw:text-style-name="P25" draw:layer="layout" svg:width="0.287cm" svg:height="0.309cm" svg:x="5.815cm" svg:y="13.674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27" draw:text-style-name="P25" draw:layer="layout" svg:width="0.219cm" svg:height="0.217cm" svg:x="6.152cm" svg:y="13.742cm" svg:viewBox="0 0 220 218" svg:d="M220 211c-13 0-26 0-39 0 0-5 0-10 0-15-47 0-95 0-142 0 0 7 0 15 0 22-13 0-26 0-39 0 0-73 0-145 0-218 73 0 147 0 220 0 0 70 0 141 0 211zM39 37c0 41 0 82 0 122 47 0 95 0 142 0 0-40 0-81 0-122-47 0-95 0-142 0z">
            <text:p/>
          </draw:path>
          <draw:path draw:style-name="gr27" draw:text-style-name="P25" draw:layer="layout" svg:width="0.288cm" svg:height="0.27cm" svg:x="6.435cm" svg:y="13.712cm" svg:viewBox="0 0 289 271" svg:d="M281 97c-27 39-50 72-71 98l-30-21c20-26 38-50 55-72l-104 19v97c0 11 5 16 15 16h128l-4 37h-132c-31 0-46-16-46-48v-96l-80 17-12-38 92-16v-90h33c10 3 12 8 6 16v68l116-19 13-8 27 27c4 8 2 12-6 13z">
            <text:p/>
          </draw:path>
          <draw:path draw:style-name="gr27" draw:text-style-name="P25" draw:layer="layout" svg:width="0.289cm" svg:height="0.25cm" svg:x="6.759cm" svg:y="13.729cm" svg:viewBox="0 0 290 251" svg:d="M176 120c38 29 76 63 114 104l-31 26c-39-40-76-74-109-100-33 37-74 71-121 101l-29-27c96-63 157-124 184-182l-147 9-5-39 160-7 19-5 23 24c7 9 5 15-6 17-16 29-34 56-52 79z">
            <text:p/>
          </draw:path>
        </draw:g>
        <draw:path draw:style-name="gr28" draw:text-style-name="P26" draw:layer="layout" svg:width="4.082cm" svg:height="0.833cm" svg:x="3.95cm" svg:y="15.484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8" draw:text-style-name="P26" draw:layer="layout" svg:width="0cm" svg:height="0cm" svg:x="3.95cm" svg:y="15.484cm" svg:viewBox="0 0 0 0" draw:points="0,0">
          <text:p/>
        </draw:polygon>
        <draw:polygon draw:style-name="gr28" draw:text-style-name="P26" draw:layer="layout" svg:width="0cm" svg:height="0cm" svg:x="8.033cm" svg:y="16.319cm" svg:viewBox="0 0 0 0" draw:points="0,0">
          <text:p/>
        </draw:polygon>
        <draw:path draw:style-name="gr29" draw:text-style-name="P27" draw:layer="layout" svg:width="0.659cm" svg:height="1.022cm" svg:x="4.406cm" svg:y="14.475cm" svg:viewBox="0 0 660 1023" svg:d="M0 203c110-68 220-135 330-203 110 68 220 135 330 203-55 0-110 0-165 0 0 205 0 411 0 616 55 0 110 0 165 0-110 68-220 136-330 204-110-68-220-136-330-204 55 0 110 0 165 0 0-205 0-411 0-616-55 0-110 0-165 0z">
          <text:p/>
        </draw:path>
        <draw:polygon draw:style-name="gr29" draw:text-style-name="P27" draw:layer="layout" svg:width="0cm" svg:height="0cm" svg:x="4.406cm" svg:y="14.475cm" svg:viewBox="0 0 0 0" draw:points="0,0">
          <text:p/>
        </draw:polygon>
        <draw:polygon draw:style-name="gr29" draw:text-style-name="P27" draw:layer="layout" svg:width="0cm" svg:height="0cm" svg:x="5.066cm" svg:y="15.498cm" svg:viewBox="0 0 0 0" draw:points="0,0">
          <text:p/>
        </draw:polygon>
        <draw:g>
          <draw:path draw:style-name="gr30" draw:text-style-name="P25" draw:layer="layout" svg:width="0.344cm" svg:height="0.37cm" svg:x="5.21cm" svg:y="14.749cm" svg:viewBox="0 0 345 371" svg:d="M294 75c8 0 14-3 18-7 5-5 7-11 7-19 0-7-2-13-7-18-4-4-10-7-18-7-7 0-13 3-17 7-5 5-7 11-7 18 0 8 2 14 7 19 4 4 10 7 17 7zM294 99c-14 0-26-5-35-14-10-10-14-21-14-36 0-14 4-25 14-35 9-9 21-14 35-14 15 0 27 5 36 14 10 10 15 22 15 35 0 14-5 26-15 36-9 9-21 14-36 14zM0 120v-44h246l45 33c-5 134-82 221-228 262l-32-42c135-32 206-102 212-209z">
            <text:p/>
          </draw:path>
          <draw:path draw:style-name="gr30" draw:text-style-name="P25" draw:layer="layout" svg:width="0.263cm" svg:height="0.26cm" svg:x="5.616cm" svg:y="14.83cm" svg:viewBox="0 0 264 261" svg:d="M264 253c-16 0-31 0-47 0 0-6 0-12 0-18-57 0-114 0-171 0 0 9 0 17 0 26-15 0-31 0-46 0 0-87 0-174 0-261 88 0 176 0 264 0 0 84 0 169 0 253zM46 44c0 49 0 98 0 147 57 0 114 0 171 0 0-49 0-98 0-147-57 0-114 0-171 0z">
            <text:p/>
          </draw:path>
          <draw:path draw:style-name="gr30" draw:text-style-name="P25" draw:layer="layout" svg:width="0.345cm" svg:height="0.323cm" svg:x="5.953cm" svg:y="14.794cm" svg:viewBox="0 0 346 324" svg:d="M336 116c-32 47-60 86-84 117l-36-24c24-31 46-60 66-88l-125 24v117c0 12 5 18 17 18h154l-5 44h-159c-36 0-54-18-54-56v-116l-96 20-14-45 110-19v-108h39c12 3 15 10 8 19v83l139-24 15-8 32 30c5 9 3 15-7 16z">
            <text:p/>
          </draw:path>
          <draw:path draw:style-name="gr30" draw:text-style-name="P25" draw:layer="layout" svg:width="0.347cm" svg:height="0.299cm" svg:x="6.34cm" svg:y="14.815cm" svg:viewBox="0 0 348 300" svg:d="M210 143c46 34 92 76 138 124l-38 31c-47-48-90-88-130-120-40 45-89 85-145 122l-35-32c115-76 189-149 220-219l-176 11-5-47 191-8 22-5 28 27c8 11 6 18-7 21-20 35-41 66-63 95z">
            <text:p/>
          </draw:path>
          <draw:path draw:style-name="gr30" draw:text-style-name="P25" draw:layer="layout" svg:width="0.378cm" svg:height="0.37cm" svg:x="6.732cm" svg:y="14.765cm" svg:viewBox="0 0 379 371" svg:d="M132 159v23h63v34h-139v8h-37v-208h170v34h-57v21h49v88zM245 94c-10 15-23 30-39 47l-31-28c31-34 53-72 66-113l38 12c8 6 8 11-2 16-3 11-7 18-12 22h107v44zM171 332h40v-65h-40zM353 183h-133v-44h133zM287 332v-65h-40v65zM135 332v-65h-40v65zM323 332h56v39h-379v-39h58v-103h265zM144 125v-20h-88v20zM96 71v-21h-40v21zM96 182v-23h-40v23z">
            <text:p/>
          </draw:path>
          <draw:path draw:style-name="gr30" draw:text-style-name="P25" draw:layer="layout" svg:width="0.391cm" svg:height="0.38cm" svg:x="7.152cm" svg:y="14.766cm" svg:viewBox="0 0 392 381" svg:d="M101 0c12 2 14 7 7 16v52h29l8-6 29 25-7 7c-17 32-37 60-59 85v3c21 8 43 19 65 35l-23 37c-16-13-30-25-42-35v162h-42v-167c-9 14-26 29-49 44l-17-40c51-33 89-70 113-111h-100v-39h53v-68zM277 246h-20v11c0 65-40 106-119 124l-13-41c60-15 91-42 91-80v-14h-14-20v-231h180v231h-43v79c0 6 2 9 6 9h15c3 0 5-2 5-6l6-33 41 9c-4 46-19 69-44 69h-36c-23 0-35-11-35-33zM223 78h98v-25h-98zM223 139h98v-22h-98zM223 208h98v-30h-98z">
            <text:p/>
          </draw:path>
        </draw:g>
        <draw:g>
          <draw:path draw:style-name="gr31" draw:text-style-name="P25" draw:layer="layout" svg:width="0.183cm" svg:height="0.237cm" svg:x="4.236cm" svg:y="15.749cm" svg:viewBox="0 0 184 238" svg:d="M0 0h112c21 0 38 7 52 20 13 13 20 31 20 55 0 23-7 41-19 54-13 12-30 19-53 19h-73v90h-39zM39 33v82h66c12 0 21-3 27-10 8-7 11-18 11-30 0-15-3-25-9-31-8-8-17-11-29-11z">
            <text:p/>
          </draw:path>
          <draw:path draw:style-name="gr31" draw:text-style-name="P25" draw:layer="layout" svg:width="0.154cm" svg:height="0.21cm" svg:x="4.445cm" svg:y="15.826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31" draw:text-style-name="P25" draw:layer="layout" svg:width="0.144cm" svg:height="0.21cm" svg:x="4.617cm" svg:y="15.826cm" svg:viewBox="0 0 145 211" svg:d="M35 211h-35v-208h35v16c7-13 19-19 38-19 20 0 36 6 49 18 15 16 23 37 23 63 0 29-8 50-23 65-13 13-29 19-49 19-21 0-33-7-38-21zM73 31c-10 0-18 4-26 11-8 9-12 18-12 30v19c0 12 5 22 14 32 7 7 15 11 24 11 8 0 14-3 20-9 9-9 14-24 14-44 0-18-4-32-13-40-6-6-13-10-21-10z">
            <text:p/>
          </draw:path>
          <draw:path draw:style-name="gr31" draw:text-style-name="P25" draw:layer="layout" svg:width="0.153cm" svg:height="0.163cm" svg:x="4.792cm" svg:y="15.826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153cm" svg:height="0.163cm" svg:x="4.974cm" svg:y="15.826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034cm" svg:height="0.237cm" svg:x="5.164cm" svg:y="15.749cm" svg:viewBox="0 0 35 238" svg:d="M0 0c12 0 23 0 35 0 0 79 0 159 0 238-12 0-23 0-35 0 0-79 0-159 0-238z">
            <text:p/>
          </draw:path>
          <draw:path draw:style-name="gr31" draw:text-style-name="P25" draw:layer="layout" svg:width="0.161cm" svg:height="0.028cm" svg:x="5.231cm" svg:y="15.85cm" svg:viewBox="0 0 162 29" svg:d="M0 0c54 0 108 0 162 0 0 10 0 19 0 29-54 0-108 0-162 0 0-10 0-19 0-29z">
            <text:p/>
          </draw:path>
          <draw:path draw:style-name="gr31" draw:text-style-name="P25" draw:layer="layout" svg:width="0.068cm" svg:height="0.237cm" svg:x="5.416cm" svg:y="15.749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068cm" svg:height="0.237cm" svg:x="5.504cm" svg:y="15.749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287cm" svg:height="0.309cm" svg:x="5.709cm" svg:y="15.689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31" draw:text-style-name="P25" draw:layer="layout" svg:width="0.219cm" svg:height="0.217cm" svg:x="6.046cm" svg:y="15.757cm" svg:viewBox="0 0 220 218" svg:d="M220 211c-13 0-26 0-39 0 0-5 0-10 0-15-47 0-95 0-142 0 0 7 0 15 0 22-13 0-26 0-39 0 0-73 0-145 0-218 73 0 147 0 220 0 0 70 0 141 0 211zM39 37c0 41 0 82 0 122 47 0 95 0 142 0 0-40 0-81 0-122-47 0-95 0-142 0z">
            <text:p/>
          </draw:path>
          <draw:path draw:style-name="gr31" draw:text-style-name="P25" draw:layer="layout" svg:width="0.288cm" svg:height="0.27cm" svg:x="6.329cm" svg:y="15.727cm" svg:viewBox="0 0 289 271" svg:d="M281 97c-27 39-50 72-71 98l-30-21c20-26 38-50 55-72l-104 19v97c0 11 5 16 15 16h128l-4 37h-132c-31 0-46-16-46-48v-96l-80 17-12-38 92-16v-90h33c10 3 12 8 6 16v68l116-19 13-8 27 27c4 8 2 12-6 13z">
            <text:p/>
          </draw:path>
          <draw:path draw:style-name="gr31" draw:text-style-name="P25" draw:layer="layout" svg:width="0.289cm" svg:height="0.25cm" svg:x="6.653cm" svg:y="15.744cm" svg:viewBox="0 0 290 251" svg:d="M176 120c38 29 76 63 114 104l-31 26c-39-40-76-74-109-100-33 37-74 71-121 101l-29-27c96-63 157-124 184-182l-147 9-5-39 160-7 19-5 23 24c7 9 5 15-6 17-16 29-34 56-52 79z">
            <text:p/>
          </draw:path>
        </draw:g>
        <draw:g>
          <draw:path draw:style-name="gr32" draw:text-style-name="P28" draw:layer="layout" svg:width="0.279cm" svg:height="0.339cm" svg:x="3.501cm" svg:y="12.085cm" svg:viewBox="0 0 280 340" svg:d="M280 107c0 22-5 42-15 59s-24 31-43 40-41 14-66 14h-85v120h-71v-340h153c41 0 72 9 94 28s33 45 33 79zM208 108c0-35-21-53-63-53h-74v110h76c20 0 35-5 45-15 11-9 16-23 16-42z">
            <text:p/>
          </draw:path>
          <draw:path draw:style-name="gr32" draw:text-style-name="P28" draw:layer="layout" svg:width="0.248cm" svg:height="0.37cm" svg:x="3.818cm" svg:y="12.159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32" draw:text-style-name="P28" draw:layer="layout" svg:width="0.248cm" svg:height="0.369cm" svg:x="4.132cm" svg:y="12.158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32" draw:text-style-name="P28" draw:layer="layout" svg:width="0.262cm" svg:height="0.27cm" svg:x="4.418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262cm" svg:height="0.27cm" svg:x="4.719cm" svg:y="12.159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067cm" svg:height="0.357cm" svg:x="5.034cm" svg:y="12.067cm" svg:viewBox="0 0 68 358" svg:d="M0 358c0-119 0-239 0-358 23 0 45 0 68 0 0 119 0 239 0 358-23 0-45 0-68 0z">
            <text:p/>
          </draw:path>
          <draw:path draw:style-name="gr32" draw:text-style-name="P28" draw:layer="layout" svg:width="0.125cm" svg:height="0.058cm" svg:x="5.159cm" svg:y="12.267cm" svg:viewBox="0 0 126 59" svg:d="M0 59c0-20 0-39 0-59 42 0 84 0 126 0 0 20 0 39 0 59-42 0-84 0-126 0z">
            <text:p/>
          </draw:path>
          <draw:path draw:style-name="gr32" draw:text-style-name="P28" draw:layer="layout" svg:width="0.07cm" svg:height="0.339cm" svg:x="5.338cm" svg:y="12.085cm" svg:viewBox="0 0 71 340" svg:d="M0 340c0-113 0-227 0-340 24 0 47 0 71 0 0 113 0 227 0 340-24 0-47 0-71 0z">
            <text:p/>
          </draw:path>
          <draw:path draw:style-name="gr32" draw:text-style-name="P28" draw:layer="layout" svg:width="0.07cm" svg:height="0.339cm" svg:x="5.478cm" svg:y="12.085cm" svg:viewBox="0 0 71 340" svg:d="M0 340c0-113 0-227 0-340 24 0 47 0 71 0 0 113 0 227 0 340-24 0-47 0-71 0z">
            <text:p/>
          </draw:path>
          <draw:path draw:style-name="gr32" draw:text-style-name="P28" draw:layer="layout" svg:width="0.139cm" svg:height="0.46cm" svg:x="5.749cm" svg:y="12.067cm" svg:viewBox="0 0 140 461" svg:d="M72 461c-25-36-44-73-55-109s-17-77-17-122 6-85 17-121c11-37 30-73 55-109h68c-26 37-44 73-56 110-11 36-17 76-17 120s6 84 17 121c12 36 30 72 56 110z">
            <text:p/>
          </draw:path>
          <draw:path draw:style-name="gr32" draw:text-style-name="P28" draw:layer="layout" svg:width="0.295cm" svg:height="0.349cm" svg:x="5.903cm" svg:y="12.0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32" draw:text-style-name="P28" draw:layer="layout" svg:width="0.151cm" svg:height="0.325cm" svg:x="6.225cm" svg:y="12.103cm" svg:viewBox="0 0 152 326" svg:d="M95 326c-20 0-35-5-46-16s-16-27-16-49v-154h-33v-46h36l22-61h42v61h50v46h-50v135c0 13 3 22 7 28 5 6 13 9 23 9 5 0 13-1 22-3v42c-16 5-35 8-57 8z">
            <text:p/>
          </draw:path>
          <draw:path draw:style-name="gr32" draw:text-style-name="P28" draw:layer="layout" svg:width="0.263cm" svg:height="0.27cm" svg:x="6.398cm" svg:y="12.159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32" draw:text-style-name="P28" draw:layer="layout" svg:width="0.238cm" svg:height="0.265cm" svg:x="6.692cm" svg:y="12.159cm" svg:viewBox="0 0 239 266" svg:d="M171 266v-146c0-46-15-69-46-69-17 0-30 7-40 21s-15 32-15 54v140h-68v-203c0-14 0-25-1-34 0-9-1-17-1-24h65c0 3 1 11 2 25 0 13 1 22 1 27h1c9-20 20-34 34-43s31-14 50-14c27 0 49 9 64 26 14 17 22 42 22 74v166z">
            <text:p/>
          </draw:path>
          <draw:path draw:style-name="gr32" draw:text-style-name="P28" draw:layer="layout" svg:width="0.248cm" svg:height="0.362cm" svg:x="6.98cm" svg:y="12.067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32" draw:text-style-name="P28" draw:layer="layout" svg:width="0.248cm" svg:height="0.362cm" svg:x="7.294cm" svg:y="12.067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32" draw:text-style-name="P28" draw:layer="layout" svg:width="0.267cm" svg:height="0.363cm" svg:x="7.565cm" svg:y="12.164cm" svg:viewBox="0 0 268 364" svg:d="M64 364c-16 0-30-1-42-3v-48c8 1 16 2 23 2 10 0 18-2 24-5 7-3 12-8 17-15s11-20 17-37l-103-258h72l41 122c6 18 14 44 24 81l6-23 16-57 39-123h70l-103 274c-14 34-28 58-43 71s-34 19-58 19z">
            <text:p/>
          </draw:path>
          <draw:path draw:style-name="gr32" draw:text-style-name="P28" draw:layer="layout" svg:width="0.139cm" svg:height="0.46cm" svg:x="7.819cm" svg:y="12.067cm" svg:viewBox="0 0 140 461" svg:d="M0 461c26-38 45-75 56-110 11-36 17-77 17-121s-6-84-17-121c-12-36-31-73-56-109h68c25 37 44 73 55 109s17 77 17 121c0 45-6 85-17 122-11 36-30 72-55 109z">
            <text:p/>
          </draw:path>
        </draw:g>
        <draw:path draw:style-name="gr33" draw:text-style-name="P29" draw:layer="layout" svg:width="0.554cm" svg:height="1.433cm" svg:x="6.047cm" svg:y="16.317cm" svg:viewBox="0 0 555 1434" svg:d="M225 0c0 337 0 674 0 1011-75 0-150 0-225 0 92 141 185 282 277 423 93-141 185-282 278-423-75 0-151 0-226 0 0-337 0-674 0-1011-35 0-69 0-104 0z">
          <text:p/>
        </draw:path>
        <draw:polygon draw:style-name="gr33" draw:text-style-name="P29" draw:layer="layout" svg:width="0cm" svg:height="0cm" svg:x="6.047cm" svg:y="16.317cm" svg:viewBox="0 0 0 0" draw:points="0,0">
          <text:p/>
        </draw:polygon>
        <draw:polygon draw:style-name="gr33" draw:text-style-name="P29" draw:layer="layout" svg:width="0cm" svg:height="0cm" svg:x="6.602cm" svg:y="17.751cm" svg:viewBox="0 0 0 0" draw:points="0,0">
          <text:p/>
        </draw:polygon>
        <draw:g draw:name="グループ化 59">
          <draw:g>
            <draw:path draw:style-name="gr34" draw:text-style-name="P30" draw:layer="layout" svg:width="1.253cm" svg:height="2.015cm" svg:x="5.929cm" svg:y="17.932cm" svg:viewBox="0 0 1254 2016" svg:d="M0 2016c0-568 0-1135 0-1703 104-104 209-209 313-313 314 0 627 0 941 0 0 567 0 1135 0 1702-105 105-209 209-314 314-313 0-627 0-940 0zM0 0zM1254 2016z">
              <text:p/>
            </draw:path>
            <draw:path draw:style-name="gr34" draw:text-style-name="P30" draw:layer="layout" svg:width="1.253cm" svg:height="2.015cm" svg:x="5.929cm" svg:y="17.932cm" svg:viewBox="0 0 1254 2016" svg:d="M0 313c104-104 209-209 313-313 314 0 627 0 941 0-105 104-209 209-314 313-313 0-627 0-940 0zM0 0zM1254 2016z">
              <text:p/>
            </draw:path>
            <draw:path draw:style-name="gr34" draw:text-style-name="P30" draw:layer="layout" svg:width="1.253cm" svg:height="2.015cm" svg:x="5.929cm" svg:y="17.932cm" svg:viewBox="0 0 1254 2016" svg:d="M940 2016c0-568 0-1135 0-1703 105-104 209-209 314-313 0 567 0 1135 0 1702-105 105-209 209-314 314zM0 0zM1254 2016z">
              <text:p/>
            </draw:path>
          </draw:g>
          <draw:g>
            <draw:path draw:style-name="gr35" draw:text-style-name="P30" draw:layer="layout" svg:width="1.252cm" svg:height="0.803cm" svg:x="6.765cm" svg:y="19.547cm" svg:viewBox="0 0 1253 804" svg:d="M626 0c-342 0-626 45-626 100 0 201 0 402 0 603 0 55 284 100 626 100s627-45 627-100c0-201 0-402 0-603 0-55-285-100-627-100zM0 0zM1253 804z">
              <text:p/>
            </draw:path>
            <draw:path draw:style-name="gr35" draw:text-style-name="P30" draw:layer="layout" svg:width="1.252cm" svg:height="0.803cm" svg:x="6.765cm" svg:y="19.547cm" svg:viewBox="0 0 1253 804" svg:d="M626 0c-342 0-626 45-626 100s284 100 626 100 627-45 627-100-285-100-627-100zM0 0zM1253 804z">
              <text:p/>
            </draw:path>
          </draw:g>
        </draw:g>
        <draw:g>
          <draw:path draw:style-name="gr36" draw:text-style-name="P25" draw:layer="layout" svg:width="0.262cm" svg:height="0.339cm" svg:x="3.02cm" svg:y="18.398cm" svg:viewBox="0 0 263 340" svg:d="M263 102c0 32-10 58-31 77s-50 28-86 28h-100v133h-46v-340h143c38 0 68 9 89 27s31 43 31 75zM217 103c0-44-26-66-79-66h-92v134h94c51 0 77-23 77-68z">
            <text:p/>
          </draw:path>
          <draw:path draw:style-name="gr36" draw:text-style-name="P25" draw:layer="layout" svg:width="0.232cm" svg:height="0.27cm" svg:x="3.33cm" svg:y="18.47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6" draw:text-style-name="P25" draw:layer="layout" svg:width="0.214cm" svg:height="0.269cm" svg:x="3.598cm" svg:y="18.473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6" draw:text-style-name="P25" draw:layer="layout" svg:width="0.125cm" svg:height="0.322cm" svg:x="3.841cm" svg:y="18.419cm" svg:viewBox="0 0 126 323" svg:d="M126 317c-14 4-29 6-44 6-35 0-52-20-52-59v-174h-30v-32h32l13-58h29v58h48v32h-48v164c0 13 2 21 6 26s11 8 21 8c6 0 14-1 25-3z">
            <text:p/>
          </draw:path>
          <draw:path draw:style-name="gr36" draw:text-style-name="P25" draw:layer="layout" svg:width="0.221cm" svg:height="0.367cm" svg:x="3.995cm" svg:y="18.473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6" draw:text-style-name="P25" draw:layer="layout" svg:width="0.123cm" svg:height="0.265cm" svg:x="4.282cm" svg:y="18.472cm" svg:viewBox="0 0 124 266" svg:d="M1 266v-200c0-19 0-39-1-61h41c1 29 2 47 2 53h1c7-22 15-38 24-46s22-12 38-12c6 0 12 1 18 2v40c-6-1-14-2-23-2-18 0-32 8-42 23-9 16-14 38-14 67v136z">
            <text:p/>
          </draw:path>
          <draw:path draw:style-name="gr36" draw:text-style-name="P25" draw:layer="layout" svg:width="0.231cm" svg:height="0.27cm" svg:x="4.435cm" svg:y="18.47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6" draw:text-style-name="P25" draw:layer="layout" svg:width="0.284cm" svg:height="0.349cm" svg:x="4.711cm" svg:y="18.393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336cm" svg:height="0.437cm" svg:x="5.042cm" svg:y="18.393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6" draw:text-style-name="P25" draw:layer="layout" svg:width="0.217cm" svg:height="0.339cm" svg:x="5.446cm" svg:y="18.398cm" svg:viewBox="0 0 218 340" svg:d="M0 340c0-113 0-227 0-340 15 0 31 0 46 0 0 101 0 202 0 303 57 0 115 0 172 0 0 12 0 25 0 37-73 0-145 0-218 0z">
            <text:p/>
          </draw:path>
          <draw:path draw:style-name="gr36" draw:text-style-name="P25" draw:layer="layout" svg:width="0.13cm" svg:height="0.46cm" svg:x="3.01cm" svg:y="18.935cm" svg:viewBox="0 0 131 461" svg:d="M0 230c0-47 7-88 22-125s37-72 67-105h42c-30 34-52 69-66 107-14 37-21 79-21 124 0 44 7 85 21 123 14 37 36 73 66 107h-42c-30-33-53-68-67-105-15-37-22-79-22-125z">
            <text:p/>
          </draw:path>
          <draw:path draw:style-name="gr36" draw:text-style-name="P25" draw:layer="layout" svg:width="0.284cm" svg:height="0.349cm" svg:x="3.166cm" svg:y="18.948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125cm" svg:height="0.322cm" svg:x="3.481cm" svg:y="18.974cm" svg:viewBox="0 0 126 323" svg:d="M126 317c-14 4-29 6-44 6-35 0-52-20-52-59v-174h-30v-32h32l13-58h29v58h48v32h-48v164c0 13 2 21 6 26s11 8 21 8c6 0 14-1 25-3z">
            <text:p/>
          </draw:path>
          <draw:path draw:style-name="gr36" draw:text-style-name="P25" draw:layer="layout" svg:width="0.253cm" svg:height="0.27cm" svg:x="3.635cm" svg:y="19.027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6" draw:text-style-name="P25" draw:layer="layout" svg:width="0.209cm" svg:height="0.265cm" svg:x="3.922cm" svg:y="19.027cm" svg:viewBox="0 0 210 266" svg:d="M166 266v-165c0-17-1-31-5-40-3-10-8-17-16-21-7-4-18-6-32-6-21 0-38 7-50 21-12 15-18 35-18 60v151h-44v-205c0-31 0-49-1-56h41c0 1 0 3 0 6 1 4 1 8 1 13 0 4 1 13 1 25h1c10-18 21-30 34-38 13-7 30-11 49-11 29 0 50 7 63 21 13 15 20 38 20 71v174z">
            <text:p/>
          </draw:path>
          <draw:path draw:style-name="gr36" draw:text-style-name="P25" draw:layer="layout" svg:width="0.221cm" svg:height="0.362cm" svg:x="4.185cm" svg:y="18.935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6" draw:text-style-name="P25" draw:layer="layout" svg:width="0.221cm" svg:height="0.362cm" svg:x="4.472cm" svg:y="18.935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6" draw:text-style-name="P25" draw:layer="layout" svg:width="0.244cm" svg:height="0.363cm" svg:x="4.716cm" svg:y="19.032cm" svg:viewBox="0 0 245 364" svg:d="M45 364c-12 0-22-1-30-3v-32c6 1 13 1 20 1 27 0 49-20 64-60l4-10-103-260h46l55 144c1 3 2 5 3 8s5 14 11 32 9 28 10 30l17-48 57-166h46l-101 261c-10 28-20 49-30 62-9 14-19 24-31 31-11 7-24 10-38 10z">
            <text:p/>
          </draw:path>
          <draw:path draw:style-name="gr36" draw:text-style-name="P25" draw:layer="layout" svg:width="0.13cm" svg:height="0.46cm" svg:x="4.959cm" svg:y="18.935cm" svg:viewBox="0 0 131 461" svg:d="M131 231c0 47-7 88-22 125-14 37-37 72-67 105h-42c30-34 53-69 67-107 14-37 21-79 21-123 0-45-7-87-21-124-15-38-37-73-67-107h42c31 33 53 68 68 105 14 37 21 79 21 125z">
            <text:p/>
          </draw:path>
        </draw:g>
        <draw:path draw:style-name="gr37" draw:text-style-name="P31" draw:layer="layout" svg:width="7.2cm" svg:height="8.848cm" svg:x="2.401cm" svg:y="11.751cm" svg:viewBox="0 0 7201 8849" svg:d="M1200 0c-21 1-42 1-63 2-21 2-41 3-62 5-21 3-42 5-63 7-20 4-41 7-61 11-21 5-41 10-62 14-20 6-40 12-60 18s-39 13-59 20c-19 8-39 15-58 23-19 9-38 17-57 26-18 10-37 19-55 29s-36 21-54 32c-17 11-34 22-51 33-17 13-33 24-50 37-16 13-32 26-48 39-15 14-31 28-46 42-14 14-29 29-43 44s-27 31-41 46c-13 16-25 32-38 48-12 16-23 33-35 49-11 17-22 35-33 52-10 17-20 36-30 53-9 18-18 36-27 55-8 18-16 37-24 56-7 19-14 37-21 56-6 20-12 39-18 58-5 20-10 39-15 60-4 19-7 39-11 58-3 20-5 41-8 61-2 20-3 39-5 60-1 20-1 40-2 60 0 2180 0 4360 0 6540 1 20 1 40 2 61 2 20 3 39 5 59 3 20 5 41 8 61 4 19 7 39 11 58 5 21 10 40 15 60 6 19 12 39 18 58 7 19 14 37 21 56 8 19 16 38 24 56 9 19 18 37 27 55 10 17 20 36 30 53 11 17 22 35 33 52 12 16 23 33 35 49 13 16 25 32 38 48 14 15 27 31 41 46s29 30 43 44c15 14 31 28 46 42 16 13 32 26 48 39 17 13 33 24 50 37 17 11 34 22 51 33 18 11 36 22 54 32s37 19 55 29c19 9 38 17 57 26 19 8 39 15 58 23 20 7 39 14 59 20s40 12 60 18c21 4 41 9 62 14 20 4 41 7 61 11 21 2 42 4 63 7 21 2 41 3 62 5 21 1 42 1 63 2 1600 0 3200 1 4800 1v-1c21-1 42-1 63-2 21-2 41-3 62-5 21-3 42-5 63-7 20-4 41-7 61-11 21-5 41-10 62-14 20-6 40-12 60-18s39-13 59-20c19-8 39-15 58-23 19-9 38-17 57-26 18-10 37-19 55-29s36-21 54-32c17-11 34-22 51-33 17-13 33-24 50-37 16-13 32-26 48-39 15-14 31-28 46-42 14-14 29-29 43-44s27-31 41-46c13-16 25-32 38-48 12-16 23-33 35-49 11-17 22-35 33-52 10-17 20-36 30-53 9-18 18-36 27-55 8-18 16-37 24-56 7-19 14-37 21-56 6-19 12-39 18-58 5-20 10-39 15-60 4-19 7-39 11-58 3-20 5-41 8-61 2-20 3-39 5-59 1-21 1-41 2-61 0-2180 1-4360 1-6540h-1c-1-20-1-40-2-60-2-21-3-40-5-60-3-20-5-41-8-61-4-19-7-39-11-58-5-21-10-40-15-60-6-19-12-38-18-58-7-19-14-37-21-56-8-19-16-38-24-56-9-19-18-37-27-55-10-17-20-36-30-53-11-17-22-35-33-52-12-16-23-33-35-49-13-16-25-32-38-48-14-15-27-31-41-46s-29-30-43-44c-15-14-31-28-46-42-16-13-32-26-48-39-17-13-33-24-50-37-17-11-34-22-51-33-18-11-36-22-54-32s-37-19-55-29c-19-9-38-17-57-26-19-8-39-15-58-23-20-7-39-14-59-20s-40-12-60-18c-21-4-41-9-62-14-20-4-41-7-61-11-21-2-42-4-63-7-21-2-41-3-62-5-21-1-42-1-63-2-1600 0-3200 0-4800 0z">
          <text:p/>
        </draw:path>
        <draw:polygon draw:style-name="gr37" draw:text-style-name="P31" draw:layer="layout" svg:width="0cm" svg:height="0cm" svg:x="2.401cm" svg:y="11.551cm" svg:viewBox="0 0 0 0" draw:points="0,0">
          <text:p/>
        </draw:polygon>
        <draw:polygon draw:style-name="gr37" draw:text-style-name="P31" draw:layer="layout" svg:width="0cm" svg:height="0cm" svg:x="9.602cm" svg:y="20.752cm" svg:viewBox="0 0 0 0" draw:points="0,0">
          <text:p/>
        </draw:polygon>
        <draw:path draw:style-name="gr25" draw:text-style-name="P23" draw:layer="layout" svg:width="5.546cm" svg:height="3.661cm" svg:x="19.099cm" svg:y="12.898cm" svg:viewBox="0 0 5547 3662" svg:d="M610 0c-11 0-21 1-32 1-11 1-21 1-32 2-10 2-21 3-31 5-11 2-21 3-32 5-10 3-21 5-31 8s-21 6-31 9c-10 4-20 7-30 11s-19 8-29 12-19 9-29 13c-9 5-19 11-28 16s-18 11-27 16c-9 6-18 12-27 18-8 7-17 13-25 20s-16 14-24 21-15 15-23 22c-7 8-15 15-22 23s-14 16-21 24-13 17-20 25c-6 9-12 18-18 27-5 9-11 18-16 27s-11 19-16 28c-4 10-9 19-13 29s-8 19-12 29-7 20-11 30c-3 10-6 21-9 31s-5 21-8 31c-2 11-3 21-5 32-2 10-3 21-5 31-1 11-1 21-2 32 0 11-1 21-1 32 0 814 0 1627 0 2441 0 11 1 21 1 32 1 11 1 21 2 32 2 10 3 21 5 31 2 11 3 21 5 32 3 10 5 21 8 31s6 21 9 31c4 10 7 20 11 30s8 19 12 29 9 19 13 29c5 9 11 19 16 28s11 18 16 27c6 9 12 18 18 27 7 8 13 17 20 25s14 16 21 24 15 15 22 23c8 7 15 15 23 22s16 14 24 21 17 13 25 20c9 6 18 12 27 18 9 5 18 11 27 16s19 11 28 16c10 4 19 9 29 13s19 8 29 12 20 7 30 11c10 3 21 6 31 9s21 5 31 8c11 2 21 3 32 5 10 2 21 3 31 5 11 1 21 1 32 2 11 0 21 1 32 1 1442 0 2884 1 4326 1v-1c11 0 21-1 32-1 11-1 21-1 32-2 10-2 21-3 31-5 11-2 21-3 32-5 10-3 21-5 31-8s21-6 31-9c10-4 20-7 30-11s19-8 29-12 19-9 29-13c9-5 19-11 28-16s18-11 27-16c9-6 18-12 27-18 8-7 17-13 25-20s16-14 24-21 15-15 23-22c7-8 15-15 22-23s14-16 21-24 13-17 20-25c6-9 12-18 18-27 5-9 11-18 16-27s11-19 16-28c4-10 9-19 13-29s8-19 12-29 7-20 11-30c3-10 6-21 9-31s5-21 8-31c2-11 3-21 5-32 2-10 3-21 5-31 1-11 1-21 2-32 0-11 1-21 1-32 0-814 1-1627 1-2441h-1c0-11-1-21-1-32-1-11-1-21-2-32-2-10-3-21-5-31-2-11-3-21-5-32-3-10-5-21-8-31s-6-21-9-31c-4-10-7-20-11-30s-8-19-12-29-9-19-13-29c-5-9-11-19-16-28s-11-18-16-27c-6-9-12-18-18-27-7-8-13-17-20-25s-14-16-21-24-15-15-22-23c-8-7-15-15-23-22s-16-14-24-21-17-13-25-20c-9-6-18-12-27-18-9-5-18-11-27-16s-19-11-28-16c-10-4-19-9-29-13s-19-8-29-12-20-7-30-11c-10-3-21-6-31-9s-21-5-31-8c-11-2-21-3-32-5-10-2-21-3-31-5-11-1-21-1-32-2-11 0-21-1-32-1-1442 0-2884 0-4326 0z">
          <text:p/>
        </draw:path>
        <draw:polygon draw:style-name="gr25" draw:text-style-name="P23" draw:layer="layout" svg:width="0cm" svg:height="0cm" svg:x="19.099cm" svg:y="12.898cm" svg:viewBox="0 0 0 0" draw:points="0,0">
          <text:p/>
        </draw:polygon>
        <draw:polygon draw:style-name="gr25" draw:text-style-name="P23" draw:layer="layout" svg:width="0cm" svg:height="0cm" svg:x="24.646cm" svg:y="16.56cm" svg:viewBox="0 0 0 0" draw:points="0,0">
          <text:p/>
        </draw:polygon>
        <draw:path draw:style-name="gr26" draw:text-style-name="P24" draw:layer="layout" svg:width="4.082cm" svg:height="0.982cm" svg:x="19.848cm" svg:y="13.39cm" svg:viewBox="0 0 4083 983" svg:d="M163 0c-3 0-6 0-9 0s-5 1-8 1-5 1-8 1c-3 1-6 1-9 2s-5 1-8 2-5 1-8 2-5 2-8 3-5 2-8 3-5 3-8 4c-2 1-5 3-7 4-3 1-5 3-8 4-2 2-5 3-7 5s-5 3-7 5-4 4-6 6-4 4-6 6-4 4-6 6-4 4-6 6-3 5-5 7-3 5-5 7c-1 2-3 5-4 7-1 3-3 5-4 8s-3 5-4 8-2 5-3 8-2 5-3 8-1 5-2 8-1 5-2 8-1 6-2 9c0 3-1 5-1 8s-1 5-1 8 0 6 0 9c0 219 0 437 0 656 0 3 0 6 0 9s1 5 1 8 1 6 1 9c1 3 1 5 2 8s1 5 2 8 1 6 2 9 2 5 3 8 2 5 3 8c1 2 3 5 4 7 1 3 3 5 4 8 1 2 3 5 4 7 2 2 3 5 5 7s3 5 5 7 4 5 6 7 4 4 6 6 4 4 6 6 4 3 6 5 5 4 7 6 5 3 7 5c3 1 5 3 8 4 2 1 5 3 7 4 3 1 5 3 8 4s5 2 8 3 5 2 8 3 5 1 8 2 5 1 8 2 6 1 9 2c3 0 5 1 8 1s5 1 8 1 6 0 9 0c1252 0 2504-1 3756-1v-1c3 0 6 0 9 0s5-1 8-1 6-1 9-1c3-1 5-1 8-2s5-1 8-2 5-1 8-2 6-2 9-3c2-1 5-2 7-3 3-1 5-3 8-4s5-3 8-4c2-1 5-3 7-4 2-2 5-3 7-5s5-3 7-5 4-4 6-6 5-3 7-5 4-5 6-7 3-4 5-6 3-5 5-7 3-5 5-7 3-5 5-7c1-2 3-5 4-7 1-3 3-5 4-8s2-5 3-8 2-5 3-8 1-5 2-8 1-5 2-8 1-6 2-9c0-3 1-5 1-8s1-6 1-9 0-5 0-8c0-219-1-437-1-656h-1c0-3 0-5 0-8s-1-6-1-9-1-5-1-8c-1-3-1-6-2-9s-1-5-2-8-1-5-2-8-2-5-3-8-2-5-3-8-3-5-4-8c-1-2-3-5-4-7s-3-5-4-7c-2-2-3-5-5-7s-3-5-5-7-4-5-6-7-3-4-5-6-5-4-7-6-4-3-6-5-5-4-7-6c-2-1-5-3-7-4-2-2-5-3-7-5-2-1-5-3-7-4-3-1-5-3-8-4s-5-2-8-3-5-2-8-3-5-1-8-2-5-1-8-2-6-1-9-2c-3 0-5-1-8-1s-6-1-9-1-5 0-8 0c-1252 0-2504 0-3756 0z">
          <text:p/>
        </draw:path>
        <draw:polygon draw:style-name="gr26" draw:text-style-name="P24" draw:layer="layout" svg:width="0cm" svg:height="0cm" svg:x="19.848cm" svg:y="13.39cm" svg:viewBox="0 0 0 0" draw:points="0,0">
          <text:p/>
        </draw:polygon>
        <draw:polygon draw:style-name="gr26" draw:text-style-name="P24" draw:layer="layout" svg:width="0cm" svg:height="0cm" svg:x="23.931cm" svg:y="14.373cm" svg:viewBox="0 0 0 0" draw:points="0,0">
          <text:p/>
        </draw:polygon>
        <draw:g>
          <draw:path draw:style-name="gr27" draw:text-style-name="P25" draw:layer="layout" svg:width="0.258cm" svg:height="0.24cm" svg:x="20.132cm" svg:y="13.682cm" svg:viewBox="0 0 259 241" svg:d="M0 0c12 0 25 0 37 0 11 57 22 114 34 171 13-57 27-114 41-171 12 0 24 0 36 0 13 57 27 114 41 171 11-57 22-114 33-171 13 0 25 0 37 0-17 80-34 161-52 241-11 0-22 0-33 0-15-63-30-125-44-188-15 63-30 125-44 188-12 0-23 0-34 0-17-80-35-161-52-241z">
            <text:p/>
          </draw:path>
          <draw:path draw:style-name="gr27" draw:text-style-name="P25" draw:layer="layout" svg:width="0.148cm" svg:height="0.163cm" svg:x="20.408cm" svg:y="13.759cm" svg:viewBox="0 0 149 164" svg:d="M7 54c3-16 9-29 18-38 11-11 26-16 47-16 23 0 41 5 51 16 10 10 15 21 15 33v85c0 9 3 18 11 27h-39c-5-5-7-11-7-17-10 13-26 20-48 20-18 0-32-5-42-15-9-9-13-19-13-31 0-13 4-24 13-33 10-10 23-16 40-19 11-1 20-4 28-6 12-3 19-5 22-7 0-5-3-10-7-15-5-4-12-7-20-7-12 0-20 3-25 7-3 3-5 9-8 16zM103 84c-2 2-5 3-9 4-16 4-28 6-35 8s-13 4-16 7c-3 4-5 8-5 12 0 6 2 11 5 14 2 2 7 3 15 3 14 0 26-4 35-14 6-5 9-9 10-11z">
            <text:p/>
          </draw:path>
          <draw:path draw:style-name="gr27" draw:text-style-name="P25" draw:layer="layout" svg:width="0.125cm" svg:height="0.213cm" svg:x="20.569cm" svg:y="13.709cm" svg:viewBox="0 0 126 214" svg:d="M32 0h35v53h46v28h-46v84c0 5 2 9 6 13 3 3 8 4 15 4 11 0 24-3 38-10v32c-12 7-24 10-37 10-19 0-33-5-42-13-10-10-15-21-15-33v-87h-32v-28h32z">
            <text:p/>
          </draw:path>
          <draw:path draw:style-name="gr27" draw:text-style-name="P25" draw:layer="layout" svg:width="0.149cm" svg:height="0.163cm" svg:x="20.712cm" svg:y="13.76cm" svg:viewBox="0 0 150 164" svg:d="M0 81c0-25 8-45 23-60 14-14 31-21 53-21 23 0 40 6 51 17s17 25 19 43h-37c-1-9-5-16-11-22-4-4-11-7-21-7s-18 4-24 10c-10 10-15 24-15 42 0 17 4 30 13 40 7 6 15 9 25 9 11 0 20-3 27-9 6-7 9-17 9-30h38c-1 22-8 40-20 52-13 13-31 19-54 19-20 0-37-7-51-20-17-17-25-38-25-63z">
            <text:p/>
          </draw:path>
          <draw:path draw:style-name="gr27" draw:text-style-name="P25" draw:layer="layout" svg:width="0.139cm" svg:height="0.237cm" svg:x="20.898cm" svg:y="13.682cm" svg:viewBox="0 0 140 238" svg:d="M0 0h35v106c11-19 26-29 46-29s35 5 45 14c10 10 14 22 14 35v112h-35v-105c0-9-2-16-8-22-4-3-9-5-16-5-9 0-17 3-24 11-10 9-17 22-22 39v82h-35z">
            <text:p/>
          </draw:path>
          <draw:path draw:style-name="gr27" draw:text-style-name="P25" draw:layer="layout" svg:width="0.144cm" svg:height="0.24cm" svg:x="21.078cm" svg:y="13.682cm" svg:viewBox="0 0 145 241" svg:d="M109 0h36v238h-36v-19c-5 15-18 22-36 22-20 0-36-6-48-18-17-16-25-38-25-65s8-49 23-64c12-12 27-18 45-18 21 0 35 7 41 22zM72 107c-8 0-15 3-22 10-8 8-12 22-12 41 0 20 4 34 13 43 6 6 13 8 21 8 9 0 17-3 24-9 9-10 13-23 13-42 0-17-5-31-15-41-6-7-14-10-22-10z">
            <text:p/>
          </draw:path>
          <draw:path draw:style-name="gr27" draw:text-style-name="P25" draw:layer="layout" svg:width="0.153cm" svg:height="0.163cm" svg:x="21.253cm" svg:y="13.759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27" draw:text-style-name="P25" draw:layer="layout" svg:width="0.154cm" svg:height="0.21cm" svg:x="21.431cm" svg:y="13.759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27" draw:text-style-name="P25" draw:layer="layout" svg:width="0.287cm" svg:height="0.309cm" svg:x="21.713cm" svg:y="13.622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27" draw:text-style-name="P25" draw:layer="layout" svg:width="0.219cm" svg:height="0.217cm" svg:x="22.05cm" svg:y="13.69cm" svg:viewBox="0 0 220 218" svg:d="M220 211c-13 0-26 0-39 0 0-5 0-10 0-15-47 0-95 0-142 0 0 7 0 15 0 22-13 0-26 0-39 0 0-73 0-145 0-218 73 0 147 0 220 0 0 70 0 141 0 211zM39 37c0 41 0 82 0 122 47 0 95 0 142 0 0-40 0-81 0-122-47 0-95 0-142 0z">
            <text:p/>
          </draw:path>
          <draw:path draw:style-name="gr27" draw:text-style-name="P25" draw:layer="layout" svg:width="0.288cm" svg:height="0.27cm" svg:x="22.333cm" svg:y="13.66cm" svg:viewBox="0 0 289 271" svg:d="M281 97c-27 39-50 72-71 98l-30-21c20-26 38-50 55-72l-104 19v97c0 11 5 16 15 16h128l-4 37h-132c-31 0-46-16-46-48v-96l-80 17-12-38 92-16v-90h33c10 3 12 8 6 16v68l116-19 13-8 27 27c4 8 2 12-6 13z">
            <text:p/>
          </draw:path>
          <draw:path draw:style-name="gr27" draw:text-style-name="P25" draw:layer="layout" svg:width="0.289cm" svg:height="0.25cm" svg:x="22.657cm" svg:y="13.677cm" svg:viewBox="0 0 290 251" svg:d="M176 120c38 29 76 63 114 104l-31 26c-39-40-76-74-109-100-33 37-74 71-121 101l-29-27c96-63 157-124 184-182l-147 9-5-39 160-7 19-5 23 24c7 9 5 15-6 17-16 29-34 56-52 79z">
            <text:p/>
          </draw:path>
        </draw:g>
        <draw:path draw:style-name="gr28" draw:text-style-name="P26" draw:layer="layout" svg:width="4.082cm" svg:height="0.833cm" svg:x="19.848cm" svg:y="15.432cm" svg:viewBox="0 0 4083 834" svg:d="M139 0c-2 0-5 0-7 0-3 0-5 1-8 1-2 0-5 1-7 1s-5 1-7 1c-2 1-5 1-7 2s-5 1-7 2-5 1-7 2-5 2-7 3-4 2-6 3-4 3-6 4-5 2-7 3c-2 2-4 3-6 5-2 1-3 3-5 4-2 2-4 3-6 5s-3 3-5 5-3 3-5 5-3 4-5 6c-1 2-3 3-4 5-2 2-3 4-5 6-1 2-2 4-3 6s-3 5-4 7-2 4-3 6-2 5-3 7-1 5-2 7-1 5-2 7-1 5-2 7c0 2-1 5-1 7s-1 5-1 7c0 3-1 5-1 8 0 2 0 5 0 7 0 185 0 371 0 556 0 2 0 5 0 7 0 3 1 5 1 8 0 2 1 5 1 7s1 5 1 7c1 2 1 5 2 7s1 5 2 7 1 5 2 7 2 5 3 7 2 4 3 6 3 5 4 7 2 4 3 6c2 2 3 4 5 6 1 2 3 3 4 5 2 2 3 4 5 6s3 3 5 5 3 3 5 5 4 3 6 5c2 1 3 3 5 4 2 2 4 3 6 5 2 1 5 2 7 3s4 3 6 4 4 2 6 3 5 2 7 3 5 1 7 2 5 1 7 2 5 1 7 2c2 0 5 1 7 1s5 1 7 1c3 0 5 1 8 1 2 0 5 0 7 0 1268 0 2536 0 3804 0 2 0 5 0 7 0 3 0 5-1 8-1 2 0 5-1 7-1s5-1 7-1c2-1 5-1 7-2s5-1 7-2 5-1 7-2 5-2 7-3 4-2 6-3 5-3 7-4 4-2 6-3c2-2 4-3 6-5 2-1 3-3 5-4 2-2 4-3 6-5s3-3 5-5 3-3 5-5 3-4 5-6c1-2 3-3 4-5 2-2 3-4 5-6 1-2 2-5 3-7s3-4 4-6 2-4 3-6 2-5 3-7 1-5 2-7 1-5 2-7 1-5 2-7c0-2 1-5 1-7s1-5 1-7c0-3 1-5 1-8 0-2 0-5 0-7 0-185 1-371 1-556h-1c0-2 0-5 0-7 0-3-1-5-1-8 0-2-1-5-1-7s-1-5-1-7c-1-2-1-5-2-7s-1-5-2-7-1-5-2-7-2-5-3-7-2-4-3-6-3-4-4-6-2-5-3-7c-2-2-3-4-5-6-1-2-3-3-4-5-2-2-3-4-5-6s-3-3-5-5-3-3-5-5-4-3-6-5c-2-1-3-3-5-4-2-2-4-3-6-5-2-1-4-2-6-3s-5-3-7-4-4-2-6-3-5-2-7-3-5-1-7-2-5-1-7-2-5-1-7-2c-2 0-5-1-7-1s-5-1-7-1c-3 0-5-1-8-1-2 0-5 0-7 0-1268 0-2536 0-3804 0z">
          <text:p/>
        </draw:path>
        <draw:polygon draw:style-name="gr28" draw:text-style-name="P26" draw:layer="layout" svg:width="0cm" svg:height="0cm" svg:x="19.848cm" svg:y="15.432cm" svg:viewBox="0 0 0 0" draw:points="0,0">
          <text:p/>
        </draw:polygon>
        <draw:polygon draw:style-name="gr28" draw:text-style-name="P26" draw:layer="layout" svg:width="0cm" svg:height="0cm" svg:x="23.931cm" svg:y="16.267cm" svg:viewBox="0 0 0 0" draw:points="0,0">
          <text:p/>
        </draw:polygon>
        <draw:path draw:style-name="gr29" draw:text-style-name="P27" draw:layer="layout" svg:width="0.659cm" svg:height="1.022cm" svg:x="20.304cm" svg:y="14.423cm" svg:viewBox="0 0 660 1023" svg:d="M0 203c110-68 220-135 330-203 110 68 220 135 330 203-55 0-110 0-165 0 0 205 0 411 0 616 55 0 110 0 165 0-110 68-220 136-330 204-110-68-220-136-330-204 55 0 110 0 165 0 0-205 0-411 0-616-55 0-110 0-165 0z">
          <text:p/>
        </draw:path>
        <draw:polygon draw:style-name="gr29" draw:text-style-name="P27" draw:layer="layout" svg:width="0cm" svg:height="0cm" svg:x="20.304cm" svg:y="14.423cm" svg:viewBox="0 0 0 0" draw:points="0,0">
          <text:p/>
        </draw:polygon>
        <draw:polygon draw:style-name="gr29" draw:text-style-name="P27" draw:layer="layout" svg:width="0cm" svg:height="0cm" svg:x="20.964cm" svg:y="15.446cm" svg:viewBox="0 0 0 0" draw:points="0,0">
          <text:p/>
        </draw:polygon>
        <draw:g>
          <draw:path draw:style-name="gr30" draw:text-style-name="P25" draw:layer="layout" svg:width="0.344cm" svg:height="0.37cm" svg:x="21.108cm" svg:y="14.697cm" svg:viewBox="0 0 345 371" svg:d="M294 75c8 0 14-3 18-7 5-5 7-11 7-19 0-7-2-13-7-18-4-4-10-7-18-7-7 0-13 3-17 7-5 5-7 11-7 18 0 8 2 14 7 19 4 4 10 7 17 7zM294 99c-14 0-26-5-35-14-10-10-14-21-14-36 0-14 4-25 14-35 9-9 21-14 35-14 15 0 27 5 36 14 10 10 15 22 15 35 0 14-5 26-15 36-9 9-21 14-36 14zM0 120v-44h246l45 33c-5 134-82 221-228 262l-32-42c135-32 206-102 212-209z">
            <text:p/>
          </draw:path>
          <draw:path draw:style-name="gr30" draw:text-style-name="P25" draw:layer="layout" svg:width="0.263cm" svg:height="0.26cm" svg:x="21.514cm" svg:y="14.778cm" svg:viewBox="0 0 264 261" svg:d="M264 253c-16 0-31 0-47 0 0-6 0-12 0-18-57 0-114 0-171 0 0 9 0 17 0 26-15 0-31 0-46 0 0-87 0-174 0-261 88 0 176 0 264 0 0 84 0 169 0 253zM46 44c0 49 0 98 0 147 57 0 114 0 171 0 0-49 0-98 0-147-57 0-114 0-171 0z">
            <text:p/>
          </draw:path>
          <draw:path draw:style-name="gr30" draw:text-style-name="P25" draw:layer="layout" svg:width="0.345cm" svg:height="0.323cm" svg:x="21.851cm" svg:y="14.742cm" svg:viewBox="0 0 346 324" svg:d="M336 116c-32 47-60 86-84 117l-36-24c24-31 46-60 66-88l-125 24v117c0 12 5 18 17 18h154l-5 44h-159c-36 0-54-18-54-56v-116l-96 20-14-45 110-19v-108h39c12 3 15 10 8 19v83l139-24 15-8 32 30c5 9 3 15-7 16z">
            <text:p/>
          </draw:path>
          <draw:path draw:style-name="gr30" draw:text-style-name="P25" draw:layer="layout" svg:width="0.347cm" svg:height="0.299cm" svg:x="22.238cm" svg:y="14.763cm" svg:viewBox="0 0 348 300" svg:d="M210 143c46 34 92 76 138 124l-38 31c-47-48-90-88-130-120-40 45-89 85-145 122l-35-32c115-76 189-149 220-219l-176 11-5-47 191-8 22-5 28 27c8 11 6 18-7 21-20 35-41 66-63 95z">
            <text:p/>
          </draw:path>
          <draw:path draw:style-name="gr30" draw:text-style-name="P25" draw:layer="layout" svg:width="0.378cm" svg:height="0.37cm" svg:x="22.63cm" svg:y="14.713cm" svg:viewBox="0 0 379 371" svg:d="M132 159v23h63v34h-139v8h-37v-208h170v34h-57v21h49v88zM245 94c-10 15-23 30-39 47l-31-28c31-34 53-72 66-113l38 12c8 6 8 11-2 16-3 11-7 18-12 22h107v44zM171 332h40v-65h-40zM353 183h-133v-44h133zM287 332v-65h-40v65zM135 332v-65h-40v65zM323 332h56v39h-379v-39h58v-103h265zM144 125v-20h-88v20zM96 71v-21h-40v21zM96 182v-23h-40v23z">
            <text:p/>
          </draw:path>
          <draw:path draw:style-name="gr30" draw:text-style-name="P25" draw:layer="layout" svg:width="0.391cm" svg:height="0.38cm" svg:x="23.05cm" svg:y="14.714cm" svg:viewBox="0 0 392 381" svg:d="M101 0c12 2 14 7 7 16v52h29l8-6 29 25-7 7c-17 32-37 60-59 85v3c21 8 43 19 65 35l-23 37c-16-13-30-25-42-35v162h-42v-167c-9 14-26 29-49 44l-17-40c51-33 89-70 113-111h-100v-39h53v-68zM277 246h-20v11c0 65-40 106-119 124l-13-41c60-15 91-42 91-80v-14h-14-20v-231h180v231h-43v79c0 6 2 9 6 9h15c3 0 5-2 5-6l6-33 41 9c-4 46-19 69-44 69h-36c-23 0-35-11-35-33zM223 78h98v-25h-98zM223 139h98v-22h-98zM223 208h98v-30h-98z">
            <text:p/>
          </draw:path>
        </draw:g>
        <draw:g>
          <draw:path draw:style-name="gr31" draw:text-style-name="P25" draw:layer="layout" svg:width="0.183cm" svg:height="0.237cm" svg:x="20.134cm" svg:y="15.697cm" svg:viewBox="0 0 184 238" svg:d="M0 0h112c21 0 38 7 52 20 13 13 20 31 20 55 0 23-7 41-19 54-13 12-30 19-53 19h-73v90h-39zM39 33v82h66c12 0 21-3 27-10 8-7 11-18 11-30 0-15-3-25-9-31-8-8-17-11-29-11z">
            <text:p/>
          </draw:path>
          <draw:path draw:style-name="gr31" draw:text-style-name="P25" draw:layer="layout" svg:width="0.154cm" svg:height="0.21cm" svg:x="20.343cm" svg:y="15.774cm" svg:viewBox="0 0 155 211" svg:d="M12 56c0-16 6-30 16-40 11-11 24-16 41-16 15 0 28 4 37 13 8-9 19-13 33-13h16v33c-13-5-26-6-36-3 6 6 9 14 9 26 0 17-5 31-16 42-10 10-24 14-42 14-9 0-19-2-28-6-2 2-3 4-3 6 0 3 1 4 2 5 4 4 13 7 28 7 15 1 30 2 46 3 11 2 18 6 23 10 8 8 12 18 12 28 0 12-4 22-12 30-11 11-33 16-68 16-29 0-49-5-59-16-7-7-11-16-11-26 0-7 3-13 8-18 4-4 9-7 15-9-2 1-5-1-8-5-6-5-8-12-8-20 0-10 7-19 20-26-10-9-15-21-15-35zM69 30c-5 0-10 2-14 6-5 5-8 12-8 20s3 15 7 19c5 5 10 7 16 7 7 0 12-2 16-5 5-5 7-12 7-21 0-8-3-15-8-20-4-4-9-6-16-6zM97 157c-22-1-38-2-50-4-5 1-8 3-10 6-3 2-5 6-5 9 0 4 2 7 5 10 4 5 15 7 32 7 23 0 37-3 43-8 3-3 4-6 4-9s-1-5-3-7c-3-3-8-4-16-4z">
            <text:p/>
          </draw:path>
          <draw:path draw:style-name="gr31" draw:text-style-name="P25" draw:layer="layout" svg:width="0.144cm" svg:height="0.21cm" svg:x="20.515cm" svg:y="15.774cm" svg:viewBox="0 0 145 211" svg:d="M35 211h-35v-208h35v16c7-13 19-19 38-19 20 0 36 6 49 18 15 16 23 37 23 63 0 29-8 50-23 65-13 13-29 19-49 19-21 0-33-7-38-21zM73 31c-10 0-18 4-26 11-8 9-12 18-12 30v19c0 12 5 22 14 32 7 7 15 11 24 11 8 0 14-3 20-9 9-9 14-24 14-44 0-18-4-32-13-40-6-6-13-10-21-10z">
            <text:p/>
          </draw:path>
          <draw:path draw:style-name="gr31" draw:text-style-name="P25" draw:layer="layout" svg:width="0.153cm" svg:height="0.163cm" svg:x="20.69cm" svg:y="15.774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153cm" svg:height="0.163cm" svg:x="20.872cm" svg:y="15.774cm" svg:viewBox="0 0 154 164" svg:d="M0 81c0-24 8-44 24-60 14-14 32-21 53-21s39 7 53 21c16 16 24 36 24 60 0 25-8 45-24 61-14 15-32 22-53 22s-39-7-53-22c-16-16-24-36-24-61zM77 31c-10 0-18 4-24 10-10 10-15 23-15 40 0 18 4 31 13 40 8 8 16 11 26 11 9 0 18-3 25-11 10-9 14-22 14-40 0-16-5-30-15-40-6-6-14-10-24-10z">
            <text:p/>
          </draw:path>
          <draw:path draw:style-name="gr31" draw:text-style-name="P25" draw:layer="layout" svg:width="0.034cm" svg:height="0.237cm" svg:x="21.062cm" svg:y="15.697cm" svg:viewBox="0 0 35 238" svg:d="M0 0c12 0 23 0 35 0 0 79 0 159 0 238-12 0-23 0-35 0 0-79 0-159 0-238z">
            <text:p/>
          </draw:path>
          <draw:path draw:style-name="gr31" draw:text-style-name="P25" draw:layer="layout" svg:width="0.161cm" svg:height="0.028cm" svg:x="21.129cm" svg:y="15.798cm" svg:viewBox="0 0 162 29" svg:d="M0 0c54 0 108 0 162 0 0 10 0 19 0 29-54 0-108 0-162 0 0-10 0-19 0-29z">
            <text:p/>
          </draw:path>
          <draw:path draw:style-name="gr31" draw:text-style-name="P25" draw:layer="layout" svg:width="0.068cm" svg:height="0.237cm" svg:x="21.314cm" svg:y="15.697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068cm" svg:height="0.237cm" svg:x="21.402cm" svg:y="15.697cm" svg:viewBox="0 0 69 238" svg:d="M0 0c23 0 46 0 69 0 0 12 0 24 0 37-5 0-10 0-15 0 0 55 0 109 0 164 5 0 10 0 15 0 0 13 0 25 0 37-23 0-46 0-69 0 0-12 0-24 0-37 5 0 10 0 15 0 0-55 0-109 0-164-5 0-10 0-15 0 0-13 0-25 0-37z">
            <text:p/>
          </draw:path>
          <draw:path draw:style-name="gr31" draw:text-style-name="P25" draw:layer="layout" svg:width="0.287cm" svg:height="0.309cm" svg:x="21.607cm" svg:y="15.637cm" svg:viewBox="0 0 288 310" svg:d="M246 62c6 0 11-2 15-6 3-3 5-9 5-15s-2-11-5-15c-4-4-9-5-15-5s-11 1-15 5-5 9-5 15 1 12 5 15c4 4 9 6 15 6zM246 83c-12 0-22-4-30-12s-12-18-12-30 4-21 12-29 18-12 30-12 22 4 30 12 12 17 12 29-4 22-12 30-18 12-30 12zM0 100v-36h206l37 27c-4 112-68 185-190 219l-27-36c112-26 171-84 177-174z">
            <text:p/>
          </draw:path>
          <draw:path draw:style-name="gr31" draw:text-style-name="P25" draw:layer="layout" svg:width="0.219cm" svg:height="0.217cm" svg:x="21.944cm" svg:y="15.705cm" svg:viewBox="0 0 220 218" svg:d="M220 211c-13 0-26 0-39 0 0-5 0-10 0-15-47 0-95 0-142 0 0 7 0 15 0 22-13 0-26 0-39 0 0-73 0-145 0-218 73 0 147 0 220 0 0 70 0 141 0 211zM39 37c0 41 0 82 0 122 47 0 95 0 142 0 0-40 0-81 0-122-47 0-95 0-142 0z">
            <text:p/>
          </draw:path>
          <draw:path draw:style-name="gr31" draw:text-style-name="P25" draw:layer="layout" svg:width="0.288cm" svg:height="0.27cm" svg:x="22.227cm" svg:y="15.675cm" svg:viewBox="0 0 289 271" svg:d="M281 97c-27 39-50 72-71 98l-30-21c20-26 38-50 55-72l-104 19v97c0 11 5 16 15 16h128l-4 37h-132c-31 0-46-16-46-48v-96l-80 17-12-38 92-16v-90h33c10 3 12 8 6 16v68l116-19 13-8 27 27c4 8 2 12-6 13z">
            <text:p/>
          </draw:path>
          <draw:path draw:style-name="gr31" draw:text-style-name="P25" draw:layer="layout" svg:width="0.289cm" svg:height="0.25cm" svg:x="22.551cm" svg:y="15.692cm" svg:viewBox="0 0 290 251" svg:d="M176 120c38 29 76 63 114 104l-31 26c-39-40-76-74-109-100-33 37-74 71-121 101l-29-27c96-63 157-124 184-182l-147 9-5-39 160-7 19-5 23 24c7 9 5 15-6 17-16 29-34 56-52 79z">
            <text:p/>
          </draw:path>
        </draw:g>
        <draw:g>
          <draw:path draw:style-name="gr32" draw:text-style-name="P28" draw:layer="layout" svg:width="0.279cm" svg:height="0.339cm" svg:x="19.399cm" svg:y="12.033cm" svg:viewBox="0 0 280 340" svg:d="M280 107c0 22-5 42-15 59s-24 31-43 40-41 14-66 14h-85v120h-71v-340h153c41 0 72 9 94 28s33 45 33 79zM208 108c0-35-21-53-63-53h-74v110h76c20 0 35-5 45-15 11-9 16-23 16-42z">
            <text:p/>
          </draw:path>
          <draw:path draw:style-name="gr32" draw:text-style-name="P28" draw:layer="layout" svg:width="0.248cm" svg:height="0.37cm" svg:x="19.716cm" svg:y="12.107cm" svg:viewBox="0 0 249 371" svg:d="M124 371c-32 0-58-6-77-18-20-12-32-30-36-52l68-8c2 10 7 18 15 24s19 9 32 9c18 0 32-6 41-17 9-12 13-29 13-52v-13-26c-15 32-43 48-84 48-31 0-54-11-71-34s-25-56-25-98c0-43 9-76 26-99s42-35 75-35c38 0 64 16 79 47h1c0-6 0-13 1-23s2-16 2-19h65c-1 17-2 38-2 60v193c0 37-10 66-31 85-22 19-52 28-92 28zM180 132c0-26-4-47-14-62s-23-23-41-23c-36 0-54 29-54 87 0 57 18 85 54 85 18 0 31-8 41-23s14-36 14-64z">
            <text:p/>
          </draw:path>
          <draw:path draw:style-name="gr32" draw:text-style-name="P28" draw:layer="layout" svg:width="0.248cm" svg:height="0.369cm" svg:x="20.03cm" svg:y="12.106cm" svg:viewBox="0 0 249 370" svg:d="M249 135c0 44-9 78-26 101-18 24-42 36-74 36-18 0-34-4-48-12s-24-19-31-34h-2c1 5 2 19 2 44v100h-68v-304c0-24-1-45-2-60h66c1 3 1 9 2 17 0 8 1 17 1 25h1c15-32 43-48 83-48 31 0 54 12 71 35 17 24 25 57 25 100zM178 135c0-59-18-88-53-88-18 0-32 8-42 24-9 15-14 37-14 66 0 28 5 50 14 65 10 15 23 23 41 23 36 0 54-30 54-90z">
            <text:p/>
          </draw:path>
          <draw:path draw:style-name="gr32" draw:text-style-name="P28" draw:layer="layout" svg:width="0.262cm" svg:height="0.27cm" svg:x="20.316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262cm" svg:height="0.27cm" svg:x="20.617cm" svg:y="12.107cm" svg:viewBox="0 0 263 271" svg:d="M263 135c0 43-11 76-35 100-23 24-56 36-97 36s-73-12-96-36-35-58-35-100 12-75 35-99 55-36 97-36c43 0 75 12 98 35 22 23 33 57 33 100zM192 135c0-31-5-53-15-67s-25-21-44-21c-41 0-62 29-62 88 0 29 5 51 15 66s25 23 44 23c42 0 62-30 62-89z">
            <text:p/>
          </draw:path>
          <draw:path draw:style-name="gr32" draw:text-style-name="P28" draw:layer="layout" svg:width="0.067cm" svg:height="0.357cm" svg:x="20.932cm" svg:y="12.015cm" svg:viewBox="0 0 68 358" svg:d="M0 358c0-119 0-239 0-358 23 0 45 0 68 0 0 119 0 239 0 358-23 0-45 0-68 0z">
            <text:p/>
          </draw:path>
          <draw:path draw:style-name="gr32" draw:text-style-name="P28" draw:layer="layout" svg:width="0.125cm" svg:height="0.058cm" svg:x="21.057cm" svg:y="12.215cm" svg:viewBox="0 0 126 59" svg:d="M0 59c0-20 0-39 0-59 42 0 84 0 126 0 0 20 0 39 0 59-42 0-84 0-126 0z">
            <text:p/>
          </draw:path>
          <draw:path draw:style-name="gr32" draw:text-style-name="P28" draw:layer="layout" svg:width="0.07cm" svg:height="0.339cm" svg:x="21.236cm" svg:y="12.033cm" svg:viewBox="0 0 71 340" svg:d="M0 340c0-113 0-227 0-340 24 0 47 0 71 0 0 113 0 227 0 340-24 0-47 0-71 0z">
            <text:p/>
          </draw:path>
          <draw:path draw:style-name="gr32" draw:text-style-name="P28" draw:layer="layout" svg:width="0.07cm" svg:height="0.339cm" svg:x="21.376cm" svg:y="12.033cm" svg:viewBox="0 0 71 340" svg:d="M0 340c0-113 0-227 0-340 24 0 47 0 71 0 0 113 0 227 0 340-24 0-47 0-71 0z">
            <text:p/>
          </draw:path>
          <draw:path draw:style-name="gr32" draw:text-style-name="P28" draw:layer="layout" svg:width="0.139cm" svg:height="0.46cm" svg:x="21.647cm" svg:y="12.015cm" svg:viewBox="0 0 140 461" svg:d="M72 461c-25-36-44-73-55-109s-17-77-17-122 6-85 17-121c11-37 30-73 55-109h68c-26 37-44 73-56 110-11 36-17 76-17 120s6 84 17 121c12 36 30 72 56 110z">
            <text:p/>
          </draw:path>
          <draw:path draw:style-name="gr32" draw:text-style-name="P28" draw:layer="layout" svg:width="0.295cm" svg:height="0.349cm" svg:x="21.801cm" svg:y="12.028cm" svg:viewBox="0 0 296 350" svg:d="M296 247c0 33-12 59-37 77-24 17-61 26-108 26-44 0-78-8-103-23-25-16-41-39-48-71l69-11c4 18 14 31 27 40 14 8 32 12 56 12 50 0 75-15 75-46 0-9-3-17-8-24-6-6-14-11-25-15-10-4-30-10-59-16-26-5-44-10-54-14-10-3-19-8-27-13s-15-10-20-17c-6-7-10-15-13-25-3-9-5-20-5-32 0-31 12-54 35-70 23-17 56-25 100-25 43 0 74 7 96 20 21 13 34 35 40 66l-68 9c-4-15-11-26-22-34-11-7-27-11-47-11-43 0-65 14-65 41 0 9 2 16 7 22 5 5 11 10 20 14 10 4 28 9 55 15 33 7 56 13 71 19 14 6 25 13 33 21 8 7 15 17 19 28s6 23 6 37z">
            <text:p/>
          </draw:path>
          <draw:path draw:style-name="gr32" draw:text-style-name="P28" draw:layer="layout" svg:width="0.151cm" svg:height="0.325cm" svg:x="22.123cm" svg:y="12.051cm" svg:viewBox="0 0 152 326" svg:d="M95 326c-20 0-35-5-46-16s-16-27-16-49v-154h-33v-46h36l22-61h42v61h50v46h-50v135c0 13 3 22 7 28 5 6 13 9 23 9 5 0 13-1 22-3v42c-16 5-35 8-57 8z">
            <text:p/>
          </draw:path>
          <draw:path draw:style-name="gr32" draw:text-style-name="P28" draw:layer="layout" svg:width="0.263cm" svg:height="0.27cm" svg:x="22.296cm" svg:y="12.107cm" svg:viewBox="0 0 264 271" svg:d="M80 271c-25 0-45-7-59-21-14-13-21-33-21-58 0-27 9-47 26-61 18-14 44-22 77-22l56-1v-13c0-17-3-30-9-39-5-8-15-12-29-12-12 0-22 3-27 9-6 5-10 15-11 28l-71-4c4-25 16-44 35-57s44-20 77-20 59 8 76 24c18 17 27 40 27 70v95c0 15 2 25 5 31 3 5 9 8 17 8 5 0 10-1 15-2v37c-4 1-8 2-11 2-3 1-7 2-10 2-3 1-7 1-10 2-4 0-8 0-13 0-17 0-29-4-38-12-8-9-13-21-14-37h-2c-19 34-47 51-86 51zM159 146h-34c-16 1-27 2-34 5s-12 7-15 13c-4 6-5 14-5 23 0 13 3 22 8 28 6 6 14 9 23 9 11 0 20-3 29-9 9-5 16-14 21-24s7-21 7-32z">
            <text:p/>
          </draw:path>
          <draw:path draw:style-name="gr32" draw:text-style-name="P28" draw:layer="layout" svg:width="0.238cm" svg:height="0.265cm" svg:x="22.59cm" svg:y="12.107cm" svg:viewBox="0 0 239 266" svg:d="M171 266v-146c0-46-15-69-46-69-17 0-30 7-40 21s-15 32-15 54v140h-68v-203c0-14 0-25-1-34 0-9-1-17-1-24h65c0 3 1 11 2 25 0 13 1 22 1 27h1c9-20 20-34 34-43s31-14 50-14c27 0 49 9 64 26 14 17 22 42 22 74v166z">
            <text:p/>
          </draw:path>
          <draw:path draw:style-name="gr32" draw:text-style-name="P28" draw:layer="layout" svg:width="0.248cm" svg:height="0.362cm" svg:x="22.878cm" svg:y="12.015cm" svg:viewBox="0 0 249 363" svg:d="M184 358c-1-2-2-8-3-18s-1-18-1-24h-1c-15 31-43 47-84 47-30 0-54-12-70-36-17-23-25-57-25-99 0-44 9-77 26-101 18-23 42-35 74-35 19 0 35 4 48 12 14 7 24 19 31 34h1l-1-43v-95h68v301c0 16 1 35 2 57zM180 226c0-28-4-50-14-65-9-15-23-23-41-23-19 0-32 7-41 22s-13 37-13 67c0 59 17 89 53 89 18 0 32-8 42-23 9-16 14-38 14-67z">
            <text:p/>
          </draw:path>
          <draw:path draw:style-name="gr32" draw:text-style-name="P28" draw:layer="layout" svg:width="0.248cm" svg:height="0.362cm" svg:x="23.192cm" svg:y="12.015cm" svg:viewBox="0 0 249 363" svg:d="M249 227c0 43-9 76-26 100s-42 36-74 36c-19 0-35-4-48-12-14-8-24-20-31-35h-1c0 6 0 13-1 23s-1 16-2 19h-66c1-15 2-35 2-60v-298h68v100l-1 42h1c15-33 43-50 83-50 31 0 55 12 71 35 17 24 25 57 25 100zM178 226c0-29-4-51-13-66-8-14-22-21-40-21s-32 8-42 23c-9 15-14 37-14 66 0 28 4 49 14 65 9 15 23 23 42 23 35 0 53-30 53-90z">
            <text:p/>
          </draw:path>
          <draw:path draw:style-name="gr32" draw:text-style-name="P28" draw:layer="layout" svg:width="0.267cm" svg:height="0.363cm" svg:x="23.463cm" svg:y="12.112cm" svg:viewBox="0 0 268 364" svg:d="M64 364c-16 0-30-1-42-3v-48c8 1 16 2 23 2 10 0 18-2 24-5 7-3 12-8 17-15s11-20 17-37l-103-258h72l41 122c6 18 14 44 24 81l6-23 16-57 39-123h70l-103 274c-14 34-28 58-43 71s-34 19-58 19z">
            <text:p/>
          </draw:path>
          <draw:path draw:style-name="gr32" draw:text-style-name="P28" draw:layer="layout" svg:width="0.139cm" svg:height="0.46cm" svg:x="23.717cm" svg:y="12.015cm" svg:viewBox="0 0 140 461" svg:d="M0 461c26-38 45-75 56-110 11-36 17-77 17-121s-6-84-17-121c-12-36-31-73-56-109h68c25 37 44 73 55 109s17 77 17 121c0 45-6 85-17 122-11 36-30 72-55 109z">
            <text:p/>
          </draw:path>
        </draw:g>
        <draw:path draw:style-name="gr33" draw:text-style-name="P29" draw:layer="layout" svg:width="0.554cm" svg:height="1.433cm" svg:x="21.945cm" svg:y="16.265cm" svg:viewBox="0 0 555 1434" svg:d="M225 0c0 337 0 674 0 1011-75 0-150 0-225 0 92 141 185 282 277 423 93-141 185-282 278-423-75 0-151 0-226 0 0-337 0-674 0-1011-35 0-69 0-104 0z">
          <text:p/>
        </draw:path>
        <draw:polygon draw:style-name="gr33" draw:text-style-name="P29" draw:layer="layout" svg:width="0cm" svg:height="0cm" svg:x="21.945cm" svg:y="16.265cm" svg:viewBox="0 0 0 0" draw:points="0,0">
          <text:p/>
        </draw:polygon>
        <draw:polygon draw:style-name="gr33" draw:text-style-name="P29" draw:layer="layout" svg:width="0cm" svg:height="0cm" svg:x="22.5cm" svg:y="17.699cm" svg:viewBox="0 0 0 0" draw:points="0,0">
          <text:p/>
        </draw:polygon>
        <draw:g draw:name="グループ化 59">
          <draw:g>
            <draw:path draw:style-name="gr34" draw:text-style-name="P30" draw:layer="layout" svg:width="1.253cm" svg:height="2.015cm" svg:x="21.827cm" svg:y="17.88cm" svg:viewBox="0 0 1254 2016" svg:d="M0 2016c0-568 0-1135 0-1703 104-104 209-209 313-313 314 0 627 0 941 0 0 567 0 1135 0 1702-105 105-209 209-314 314-313 0-627 0-940 0zM0 0zM1254 2016z">
              <text:p/>
            </draw:path>
            <draw:path draw:style-name="gr34" draw:text-style-name="P30" draw:layer="layout" svg:width="1.253cm" svg:height="2.015cm" svg:x="21.827cm" svg:y="17.88cm" svg:viewBox="0 0 1254 2016" svg:d="M0 313c104-104 209-209 313-313 314 0 627 0 941 0-105 104-209 209-314 313-313 0-627 0-940 0zM0 0zM1254 2016z">
              <text:p/>
            </draw:path>
            <draw:path draw:style-name="gr34" draw:text-style-name="P30" draw:layer="layout" svg:width="1.253cm" svg:height="2.015cm" svg:x="21.827cm" svg:y="17.88cm" svg:viewBox="0 0 1254 2016" svg:d="M940 2016c0-568 0-1135 0-1703 105-104 209-209 314-313 0 567 0 1135 0 1702-105 105-209 209-314 314zM0 0zM1254 2016z">
              <text:p/>
            </draw:path>
          </draw:g>
          <draw:g>
            <draw:path draw:style-name="gr35" draw:text-style-name="P30" draw:layer="layout" svg:width="1.252cm" svg:height="0.803cm" svg:x="22.663cm" svg:y="19.495cm" svg:viewBox="0 0 1253 804" svg:d="M626 0c-342 0-626 45-626 100 0 201 0 402 0 603 0 55 284 100 626 100s627-45 627-100c0-201 0-402 0-603 0-55-285-100-627-100zM0 0zM1253 804z">
              <text:p/>
            </draw:path>
            <draw:path draw:style-name="gr35" draw:text-style-name="P30" draw:layer="layout" svg:width="1.252cm" svg:height="0.803cm" svg:x="22.663cm" svg:y="19.495cm" svg:viewBox="0 0 1253 804" svg:d="M626 0c-342 0-626 45-626 100s284 100 626 100 627-45 627-100-285-100-627-100zM0 0zM1253 804z">
              <text:p/>
            </draw:path>
          </draw:g>
        </draw:g>
        <draw:g>
          <draw:path draw:style-name="gr36" draw:text-style-name="P25" draw:layer="layout" svg:width="0.262cm" svg:height="0.339cm" svg:x="18.918cm" svg:y="18.346cm" svg:viewBox="0 0 263 340" svg:d="M263 102c0 32-10 58-31 77s-50 28-86 28h-100v133h-46v-340h143c38 0 68 9 89 27s31 43 31 75zM217 103c0-44-26-66-79-66h-92v134h94c51 0 77-23 77-68z">
            <text:p/>
          </draw:path>
          <draw:path draw:style-name="gr36" draw:text-style-name="P25" draw:layer="layout" svg:width="0.232cm" svg:height="0.27cm" svg:x="19.228cm" svg:y="18.42cm" svg:viewBox="0 0 233 271" svg:d="M233 135c0 46-10 80-30 102-20 23-49 34-87 34-39 0-67-12-87-35-19-23-29-57-29-101 0-90 39-135 117-135 40 0 69 11 88 33s28 56 28 102zM188 135c0-36-5-62-16-78-11-17-29-25-54-25-26 0-44 8-55 25-12 17-17 43-17 78s5 61 16 78c12 17 29 26 53 26 26 0 45-8 56-25s17-43 17-79z">
            <text:p/>
          </draw:path>
          <draw:path draw:style-name="gr36" draw:text-style-name="P25" draw:layer="layout" svg:width="0.214cm" svg:height="0.269cm" svg:x="19.496cm" svg:y="18.421cm" svg:viewBox="0 0 215 270" svg:d="M215 193c0 25-9 44-27 57-19 13-45 20-78 20s-58-5-76-16c-17-11-29-27-34-50l38-8c4 14 12 25 23 31 12 7 28 10 49 10 22 0 38-3 48-10s15-17 15-31c0-10-3-18-10-25-7-6-19-11-35-16l-31-8c-25-6-42-13-53-19s-19-13-25-22-9-20-9-33c0-24 9-42 26-54 17-13 42-19 74-19 29 0 52 5 69 15s27 27 32 49l-39 5c-3-12-9-21-20-27-10-6-24-9-42-9-20 0-34 3-43 9-10 6-14 15-14 27 0 7 2 13 5 18 4 5 10 9 17 12 8 4 24 8 48 14 23 6 40 12 50 16 10 5 18 11 24 17s10 13 14 20c3 8 4 17 4 27z">
            <text:p/>
          </draw:path>
          <draw:path draw:style-name="gr36" draw:text-style-name="P25" draw:layer="layout" svg:width="0.125cm" svg:height="0.322cm" svg:x="19.739cm" svg:y="18.367cm" svg:viewBox="0 0 126 323" svg:d="M126 317c-14 4-29 6-44 6-35 0-52-20-52-59v-174h-30v-32h32l13-58h29v58h48v32h-48v164c0 13 2 21 6 26s11 8 21 8c6 0 14-1 25-3z">
            <text:p/>
          </draw:path>
          <draw:path draw:style-name="gr36" draw:text-style-name="P25" draw:layer="layout" svg:width="0.221cm" svg:height="0.367cm" svg:x="19.893cm" svg:y="18.421cm" svg:viewBox="0 0 222 368" svg:d="M112 368c-29 0-52-6-69-17-16-11-27-27-32-47l44-7c2 12 9 22 19 28 10 7 23 10 39 10 43 0 65-25 65-76v-42h-1c-8 16-19 29-34 37-14 9-31 13-50 13-32 0-55-11-70-32s-23-54-23-100 8-80 24-102 41-33 74-33c19 0 35 4 48 13 14 8 24 20 32 36 0-5 1-13 1-25 1-12 1-19 2-20h41c-1 9-1 27-1 54v200c0 73-37 110-109 110zM178 134c0-21-3-39-9-55-6-15-14-27-24-35-11-8-23-12-36-12-23 0-39 8-49 24s-15 42-15 78 5 62 14 78c10 15 26 23 49 23 14 0 26-4 36-12 11-8 19-20 25-35s9-33 9-54z">
            <text:p/>
          </draw:path>
          <draw:path draw:style-name="gr36" draw:text-style-name="P25" draw:layer="layout" svg:width="0.123cm" svg:height="0.265cm" svg:x="20.18cm" svg:y="18.42cm" svg:viewBox="0 0 124 266" svg:d="M1 266v-200c0-19 0-39-1-61h41c1 29 2 47 2 53h1c7-22 15-38 24-46s22-12 38-12c6 0 12 1 18 2v40c-6-1-14-2-23-2-18 0-32 8-42 23-9 16-14 38-14 67v136z">
            <text:p/>
          </draw:path>
          <draw:path draw:style-name="gr36" draw:text-style-name="P25" draw:layer="layout" svg:width="0.231cm" svg:height="0.27cm" svg:x="20.333cm" svg:y="18.42cm" svg:viewBox="0 0 232 271" svg:d="M46 144c0 30 6 53 18 70 13 16 31 24 55 24 18 0 33-4 45-11 11-8 19-17 23-29l38 11c-16 41-51 62-106 62-39 0-68-12-89-35-20-23-30-57-30-102 0-43 10-76 30-99 21-23 49-35 87-35 77 0 115 46 115 138v6zM187 111c-2-27-9-47-21-60-11-13-28-19-50-19-21 0-38 7-50 21s-19 33-20 58z">
            <text:p/>
          </draw:path>
          <draw:path draw:style-name="gr36" draw:text-style-name="P25" draw:layer="layout" svg:width="0.284cm" svg:height="0.349cm" svg:x="20.609cm" svg:y="18.341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336cm" svg:height="0.437cm" svg:x="20.94cm" svg:y="18.341cm" svg:viewBox="0 0 337 438" svg:d="M337 174c0 47-12 87-36 118s-58 49-101 55c7 20 16 34 26 43 11 9 24 14 41 14 9 0 18-1 28-3v32c-15 3-30 5-43 5-25 0-45-7-60-21-16-13-29-36-39-68-32-2-59-10-82-24-23-15-41-35-53-61s-18-56-18-90c0-55 15-97 45-128 29-31 71-46 124-46 34 0 64 7 90 21 25 13 44 33 58 60 13 26 20 57 20 93zM290 173c0-42-11-75-32-100-21-24-51-36-89-36-39 0-69 12-90 36-22 24-32 57-32 100s11 77 32 102 51 38 89 38c39 0 70-12 91-36 20-25 31-59 31-104z">
            <text:p/>
          </draw:path>
          <draw:path draw:style-name="gr36" draw:text-style-name="P25" draw:layer="layout" svg:width="0.217cm" svg:height="0.339cm" svg:x="21.344cm" svg:y="18.346cm" svg:viewBox="0 0 218 340" svg:d="M0 340c0-113 0-227 0-340 15 0 31 0 46 0 0 101 0 202 0 303 57 0 115 0 172 0 0 12 0 25 0 37-73 0-145 0-218 0z">
            <text:p/>
          </draw:path>
          <draw:path draw:style-name="gr36" draw:text-style-name="P25" draw:layer="layout" svg:width="0.13cm" svg:height="0.46cm" svg:x="18.908cm" svg:y="18.883cm" svg:viewBox="0 0 131 461" svg:d="M0 230c0-47 7-88 22-125s37-72 67-105h42c-30 34-52 69-66 107-14 37-21 79-21 124 0 44 7 85 21 123 14 37 36 73 66 107h-42c-30-33-53-68-67-105-15-37-22-79-22-125z">
            <text:p/>
          </draw:path>
          <draw:path draw:style-name="gr36" draw:text-style-name="P25" draw:layer="layout" svg:width="0.284cm" svg:height="0.349cm" svg:x="19.064cm" svg:y="18.896cm" svg:viewBox="0 0 285 350" svg:d="M285 251c0 32-12 56-37 73s-59 26-104 26c-83 0-131-29-144-86l45-9c5 20 16 35 33 45 16 9 39 14 68 14 30 0 53-5 69-15 16-11 24-26 24-45 0-11-2-20-7-27s-13-13-22-17c-9-5-20-9-33-12-12-3-26-6-42-10-27-6-47-12-61-18s-25-12-33-19c-8-8-14-16-19-26-4-10-6-21-6-34 0-29 11-52 33-67 23-16 55-24 96-24 39 0 68 6 89 18 20 12 35 32 43 60l-45 8c-5-18-15-31-29-39s-33-12-58-12c-28 0-48 4-63 13-14 9-21 23-21 41 0 10 3 19 8 26 6 6 14 12 24 17 11 5 32 11 63 17 10 3 21 5 31 8 10 2 20 5 30 9 9 3 18 7 27 12 8 5 15 10 21 17s11 15 15 24c3 9 5 20 5 32z">
            <text:p/>
          </draw:path>
          <draw:path draw:style-name="gr36" draw:text-style-name="P25" draw:layer="layout" svg:width="0.125cm" svg:height="0.322cm" svg:x="19.379cm" svg:y="18.922cm" svg:viewBox="0 0 126 323" svg:d="M126 317c-14 4-29 6-44 6-35 0-52-20-52-59v-174h-30v-32h32l13-58h29v58h48v32h-48v164c0 13 2 21 6 26s11 8 21 8c6 0 14-1 25-3z">
            <text:p/>
          </draw:path>
          <draw:path draw:style-name="gr36" draw:text-style-name="P25" draw:layer="layout" svg:width="0.253cm" svg:height="0.27cm" svg:x="19.533cm" svg:y="18.975cm" svg:viewBox="0 0 254 271" svg:d="M79 271c-26 0-46-7-59-21s-20-33-20-57c0-27 9-47 27-62 17-14 46-22 86-23l58-1v-14c0-22-4-37-13-46s-23-14-43-14c-19 0-33 3-42 10s-14 17-16 32l-45-4c7-47 42-71 104-71 33 0 58 8 75 23 16 15 24 36 24 65v112c0 13 2 23 5 29 4 7 10 10 20 10 4 0 9-1 14-2v27c-11 3-22 4-34 4-16 0-27-4-35-13-7-8-11-21-12-39h-2c-11 20-24 34-38 43-15 8-33 12-54 12zM89 238c16 0 30-4 42-11 13-7 23-17 30-30 7-12 10-25 10-39v-21l-47 1c-21 0-36 2-47 6-10 4-18 10-24 18s-8 19-8 32c0 14 3 25 11 32 8 8 19 12 33 12z">
            <text:p/>
          </draw:path>
          <draw:path draw:style-name="gr36" draw:text-style-name="P25" draw:layer="layout" svg:width="0.209cm" svg:height="0.265cm" svg:x="19.82cm" svg:y="18.975cm" svg:viewBox="0 0 210 266" svg:d="M166 266v-165c0-17-1-31-5-40-3-10-8-17-16-21-7-4-18-6-32-6-21 0-38 7-50 21-12 15-18 35-18 60v151h-44v-205c0-31 0-49-1-56h41c0 1 0 3 0 6 1 4 1 8 1 13 0 4 1 13 1 25h1c10-18 21-30 34-38 13-7 30-11 49-11 29 0 50 7 63 21 13 15 20 38 20 71v174z">
            <text:p/>
          </draw:path>
          <draw:path draw:style-name="gr36" draw:text-style-name="P25" draw:layer="layout" svg:width="0.221cm" svg:height="0.362cm" svg:x="20.083cm" svg:y="18.883cm" svg:viewBox="0 0 222 363" svg:d="M178 316c-9 17-19 29-32 36-14 7-30 11-50 11-33 0-57-11-73-33-15-23-23-56-23-101 0-91 32-137 96-137 20 0 36 4 50 11 13 7 23 19 32 34v-29-108h43v304c0 27 0 45 1 54h-41c-1-3-1-8-2-18 0-9-1-17-1-24zM46 227c0 36 4 63 14 78 10 16 25 24 47 24 25 0 43-9 54-26s17-43 17-79c0-34-6-60-17-76s-29-24-53-24c-22 0-38 8-48 24s-14 43-14 79z">
            <text:p/>
          </draw:path>
          <draw:path draw:style-name="gr36" draw:text-style-name="P25" draw:layer="layout" svg:width="0.221cm" svg:height="0.362cm" svg:x="20.37cm" svg:y="18.883cm" svg:viewBox="0 0 222 363" svg:d="M222 226c0 91-32 137-96 137-20 0-36-4-49-11s-24-18-32-34h-1c0 5 0 12-1 22 0 11-1 16-1 18h-42c1-9 1-27 1-54v-304h44v102c0 10 0 23-1 37h1c8-17 19-29 32-36s30-11 49-11c33 0 58 11 73 33 16 23 23 56 23 101zM177 228c0-36-5-63-15-78-9-16-25-24-47-24-24 0-42 8-53 25-12 17-17 43-17 80 0 34 5 59 16 76 11 16 29 24 54 24 22 0 37-8 47-24s15-43 15-79z">
            <text:p/>
          </draw:path>
          <draw:path draw:style-name="gr36" draw:text-style-name="P25" draw:layer="layout" svg:width="0.244cm" svg:height="0.363cm" svg:x="20.614cm" svg:y="18.98cm" svg:viewBox="0 0 245 364" svg:d="M45 364c-12 0-22-1-30-3v-32c6 1 13 1 20 1 27 0 49-20 64-60l4-10-103-260h46l55 144c1 3 2 5 3 8s5 14 11 32 9 28 10 30l17-48 57-166h46l-101 261c-10 28-20 49-30 62-9 14-19 24-31 31-11 7-24 10-38 10z">
            <text:p/>
          </draw:path>
          <draw:path draw:style-name="gr36" draw:text-style-name="P25" draw:layer="layout" svg:width="0.13cm" svg:height="0.46cm" svg:x="20.857cm" svg:y="18.883cm" svg:viewBox="0 0 131 461" svg:d="M131 231c0 47-7 88-22 125-14 37-37 72-67 105h-42c30-34 53-69 67-107 14-37 21-79 21-123 0-45-7-87-21-124-15-38-37-73-67-107h42c31 33 53 68 68 105 14 37 21 79 21 125z">
            <text:p/>
          </draw:path>
        </draw:g>
        <draw:path draw:style-name="gr37" draw:text-style-name="P31" draw:layer="layout" svg:width="7.2cm" svg:height="8.7cm" svg:x="18.299cm" svg:y="11.799cm" svg:viewBox="0 0 7201 8701" svg:d="M1200 0c-21 1-42 1-63 2-21 2-41 3-62 5s-42 4-63 7c-20 4-41 7-61 11-21 4-41 9-62 14-20 5-40 11-60 17s-39 13-59 20c-19 7-39 15-58 22-19 9-38 17-57 26-18 9-37 19-55 28-18 11-36 21-54 31-17 12-34 22-51 34s-33 23-50 35c-16 14-32 26-48 39-15 14-31 28-46 41-14 14-29 29-43 43-14 16-27 31-41 46-13 16-25 31-38 47-12 16-23 32-35 48-11 17-22 34-33 51-10 17-20 35-30 52-9 18-18 36-27 54-8 18-16 37-24 55-7 19-14 37-21 56-6 19-12 38-18 57-5 20-10 38-15 58-4 19-7 39-11 58-3 20-5 40-8 60-2 19-3 38-5 58-1 20-1 40-2 60 0 2144 0 4286 0 6430 1 20 1 40 2 60 2 20 3 39 5 58 3 20 5 40 8 60 4 19 7 39 11 58 5 20 10 39 15 58 6 19 12 38 18 57 7 19 14 37 21 56 8 18 16 37 24 55 9 18 18 36 27 54 10 17 20 35 30 52 11 17 22 34 33 51 12 16 23 32 35 48 13 16 25 31 38 47 14 15 27 30 41 46 14 14 29 29 43 43 15 13 31 28 46 41 16 13 32 25 48 39 17 12 33 23 50 35s34 22 51 34c18 10 36 20 54 31 18 9 37 19 55 28 19 9 38 17 57 26 19 7 39 15 58 22 20 7 39 14 59 20s40 12 60 17c21 5 41 10 62 14 20 4 41 7 61 11 21 3 42 5 63 7s41 3 62 5c21 1 42 1 63 2 1600 0 3200 1 4800 1v-1c21-1 42-1 63-2 21-2 41-3 62-5s42-4 63-7c20-4 41-7 61-11 21-4 41-9 62-14 20-5 40-11 60-17s39-13 59-20c19-7 39-15 58-22 19-9 38-17 57-26 18-9 37-19 55-28 18-11 36-21 54-31 17-12 34-22 51-34s33-23 50-35c16-14 32-26 48-39 15-13 31-28 46-41 14-14 29-29 43-43 14-16 27-31 41-46 13-16 25-31 38-47 12-16 23-32 35-48 11-17 22-34 33-51 10-17 20-35 30-52 9-18 18-36 27-54 8-18 16-37 24-55 7-19 14-37 21-56 6-19 12-38 18-57 5-19 10-38 15-58 4-19 7-39 11-58 3-20 5-40 8-60 2-19 3-38 5-58 1-20 1-40 2-60 0-2144 1-4286 1-6430h-1c-1-20-1-40-2-60-2-20-3-39-5-58-3-20-5-40-8-60-4-19-7-39-11-58-5-20-10-38-15-58-6-19-12-38-18-57-7-19-14-37-21-56-8-18-16-37-24-55-9-18-18-36-27-54-10-17-20-35-30-52-11-17-22-34-33-51-12-16-23-32-35-48-13-16-25-31-38-47-14-15-27-30-41-46-14-14-29-29-43-43-15-13-31-27-46-41-16-13-32-25-48-39-17-12-33-23-50-35s-34-22-51-34c-18-10-36-20-54-31-18-9-37-19-55-28-19-9-38-17-57-26-19-7-39-15-58-22-20-7-39-14-59-20s-40-12-60-17c-21-5-41-10-62-14-20-4-41-7-61-11-21-3-42-5-63-7s-41-3-62-5c-21-1-42-1-63-2-1600 0-3200 0-4800 0z">
          <text:p/>
        </draw:path>
        <draw:polygon draw:style-name="gr37" draw:text-style-name="P31" draw:layer="layout" svg:width="0cm" svg:height="0cm" svg:x="18.299cm" svg:y="11.499cm" svg:viewBox="0 0 0 0" draw:points="0,0">
          <text:p/>
        </draw:polygon>
        <draw:polygon draw:style-name="gr37" draw:text-style-name="P31" draw:layer="layout" svg:width="0cm" svg:height="0cm" svg:x="25.5cm" svg:y="20.7cm" svg:viewBox="0 0 0 0" draw:points="0,0">
          <text:p/>
        </draw:polygon>
        <draw:frame draw:name="テキスト ボックス 27" draw:style-name="gr9" draw:text-style-name="P32" draw:layer="layout" svg:width="2.2cm" svg:height="0.808cm" svg:x="21.049cm" svg:y="10.692cm">
          <draw:text-box>
            <text:p text:style-name="P10"><text:span text:style-name="T12">Server3</text:span></text:p>
          </draw:text-box>
        </draw:frame>
        <draw:frame draw:name="テキスト ボックス 27" draw:style-name="gr9" draw:text-style-name="P32" draw:layer="layout" svg:width="2.2cm" svg:height="0.808cm" svg:x="4.649cm" svg:y="10.7cm">
          <draw:text-box>
            <text:p text:style-name="P10"><text:span text:style-name="T12">Server2</text:span></text:p>
          </draw:text-box>
        </draw:frame>
        <draw:custom-shape draw:name="フリーフォーム: 図形 49" draw:style-name="gr38" draw:text-style-name="P18" draw:layer="layout" svg:width="0.739cm" svg:height="4.191cm" draw:transform="skewX (-0.0359537825910831) rotate (-0.715584993317675) translate (11.678cm 8.30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39" draw:text-style-name="P18" draw:layer="layout" svg:width="0.739cm" svg:height="4.206cm" draw:transform="skewX (-0.0361283155162826) rotate (0.698131700797732) translate (15.756cm 8.73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40" draw:text-style-name="P18" draw:layer="layout" svg:width="0.739cm" svg:height="10.636cm" draw:transform="skewX (-0.0361283155162827) rotate (1.27409035395586) translate (7.875cm 16.637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polygon draw:style-name="gr33" draw:text-style-name="P29" draw:layer="layout" svg:width="0cm" svg:height="0cm" svg:x="10.929cm" svg:y="15.661cm" svg:viewBox="0 0 0 0" draw:points="0,0">
          <text:p/>
        </draw:polygon>
        <draw:polygon draw:style-name="gr33" draw:text-style-name="P29" draw:layer="layout" svg:width="0cm" svg:height="0cm" svg:x="12.068cm" svg:y="14.46cm" svg:viewBox="0 0 0 0" draw:points="0,0">
          <text:p/>
        </draw:polygon>
        <draw:custom-shape draw:name="フリーフォーム: 図形 49" draw:style-name="gr41" draw:text-style-name="P18" draw:layer="layout" svg:width="0.739cm" svg:height="4.71cm" draw:transform="skewX (-0.0361283155162825) rotate (2.23402144255274) translate (8.178cm 15.871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42" draw:text-style-name="P18" draw:layer="layout" svg:width="0.739cm" svg:height="4.576cm" draw:transform="skewX (-0.0361283155162825) rotate (-2.3387411976724) translate (20.134cm 15.31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49" draw:style-name="gr43" draw:text-style-name="P18" draw:layer="layout" svg:width="0.739cm" svg:height="10.335cm" draw:transform="skewX (-0.0361283155162826) rotate (-1.2915436464758) translate (19.696cm 15.533cm)">
          <text:p/>
          <draw:enhanced-geometry svg:viewBox="0 0 21600 21600" draw:mirror-horizontal="false" draw:mirror-vertical="false" draw:text-areas="?f12 ?f19 ?f15 ?f21" draw:type="non-primitive" draw:modifiers="20097.4925856026 9194.59459459459" draw:enhanced-path="M ?f12 ?f8 L ?f12 ?f13 ?f8 ?f13 ?f10 ?f9 ?f9 ?f13 ?f15 ?f13 ?f15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1"/>
            <draw:equation draw:name="f13" draw:formula="$0"/>
            <draw:equation draw:name="f14" draw:formula="?f11 / 21600"/>
            <draw:equation draw:name="f15" draw:formula="21600 - ?f12"/>
            <draw:equation draw:name="f16" draw:formula="21600 - ?f13"/>
            <draw:equation draw:name="f17" draw:formula="0 * ?f14"/>
            <draw:equation draw:name="f18" draw:formula="?f16 * ?f12"/>
            <draw:equation draw:name="f19" draw:formula="?f17 / ?f14"/>
            <draw:equation draw:name="f20" draw:formula="?f18 / 10800"/>
            <draw:equation draw:name="f21" draw:formula="?f13 + ?f20"/>
            <draw:equation draw:name="f22" draw:formula="$1 / ?f6"/>
            <draw:equation draw:name="f23" draw:formula="$0 / ?f7"/>
            <draw:handle draw:handle-position="$1 $0" draw:handle-range-x-minimum="0" draw:handle-range-x-maximum="10800" draw:handle-range-y-minimum="0" draw:handle-range-y-maximum="21600"/>
          </draw:enhanced-geometry>
        </draw:custom-shape>
        <draw:custom-shape draw:name="フリーフォーム: 図形 145" draw:style-name="gr44" draw:text-style-name="P33" draw:layer="layout" svg:width="6.878cm" svg:height="2.068cm" draw:transform="rotate (0.819781149661736) translate (6.2cm 11.128cm)">
          <text:p text:style-name="P2"><text:span text:style-name="T13">相互監視</text:span><text:span text:style-name="T14">(</text:span><text:span text:style-name="T13">ハートビート</text:span><text:span text:style-name="T14">)</text:span></text:p>
          <text:p text:style-name="P2"><text:span text:style-name="T13">情報共有</text:span></text:p>
          <draw:enhanced-geometry svg:viewBox="0 0 21600 21600" draw:mirror-horizontal="false" draw:mirror-vertical="false" draw:text-areas="?f17 ?f12 ?f18 ?f14" draw:type="non-primitive" draw:modifiers="2092.22672064777 5741.9043015949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5" draw:text-style-name="P33" draw:layer="layout" svg:width="6.983cm" svg:height="2.348cm" draw:transform="rotate (-0.872664625997165) translate (17.199cm 5.7cm)">
          <text:p text:style-name="P2"><text:span text:style-name="T13">相互監視</text:span><text:span text:style-name="T14">(</text:span><text:span text:style-name="T13">ハートビート</text:span><text:span text:style-name="T14">)</text:span></text:p>
          <text:p text:style-name="P2"><text:span text:style-name="T13">情報共有</text:span></text:p>
          <draw:enhanced-geometry svg:viewBox="0 0 21600 21600" draw:text-areas="?f17 ?f12 ?f18 ?f14" draw:mirror-horizontal="false" draw:mirror-vertical="false"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draw:custom-shape draw:name="フリーフォーム: 図形 17" draw:style-name="gr46" draw:text-style-name="P33" draw:layer="layout" svg:width="9.549cm" svg:height="2.348cm" svg:x="9.2cm" svg:y="13.061cm">
          <text:p text:style-name="P2"><text:span text:style-name="T13">相互監視</text:span><text:span text:style-name="T14">(</text:span><text:span text:style-name="T13">ハートビート</text:span><text:span text:style-name="T14">)</text:span></text:p>
          <text:p text:style-name="P2"><text:span text:style-name="T13">情報共有</text:span></text:p>
          <draw:enhanced-geometry svg:viewBox="0 0 21600 21600" draw:text-areas="?f17 ?f12 ?f18 ?f14" draw:mirror-horizontal="false" draw:mirror-vertical="false" draw:type="non-primitive" draw:modifiers="2839.17525773196 5940.22988505747"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position="$0 $1" draw:handle-range-x-minimum="0" draw:handle-range-x-maximum="10800" draw:handle-range-y-minimum="0" draw:handle-range-y-maximum="10800"/>
          </draw:enhanced-geometry>
        </draw:custom-shape>
        <presentation:notes draw:style-name="dp2">
          <draw:frame draw:name="スライド番号プレースホルダー 6" draw:style-name="gr47" draw:text-style-name="P1" draw:layer="layout" svg:width="9.113cm" svg:height="1.484cm" svg:x="11.886cm" svg:y="28.215cm">
            <draw:text-box>
              <text:p text:style-name="P34"><text:span text:style-name="T15"><text:page-number>&lt;番号&gt;</text:page-number></text:span></text:p>
            </draw:text-box>
          </draw:frame>
          <draw:page-thumbnail draw:name="スライド イメージ プレースホルダー 1" draw:style-name="gr48" draw:layer="layout" svg:width="14.848cm" svg:height="11.135cm" svg:x="3.074cm" svg:y="2.258cm" draw:page-number="1" presentation:class="page"/>
          <draw:frame draw:name="ノート プレースホルダー 2" presentation:style-name="pr1" draw:text-style-name="P3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游ゴシック1" svg:font-family="游ゴシック"/>
    <style:font-face style:name="Arial Unicode MS1" svg:font-family="'Arial Unicode MS'" style:font-pitch="variable"/>
    <style:font-face style:name="Liberation Sans1" svg:font-family="'Liberation Sans'" style:font-pitch="variable"/>
    <style:font-face style:name="Tahoma1" svg:font-family="Tahoma" style:font-pitch="variable"/>
    <style:font-face style:name="TakaoPGothic" svg:font-family="TakaoPGothic" style:font-pitch="variable"/>
    <style:font-face style:name="游ゴシック" svg:font-family="游ゴシック" style:font-pitch="variable"/>
    <style:font-face style:name="ＭＳ Ｐゴシック2" svg:font-family="'ＭＳ Ｐゴシック'" style:font-pitch="variable"/>
    <style:font-face style:name="ＭＳ Ｐ明朝1" svg:font-family="'ＭＳ Ｐ明朝'" style:font-pitch="variable"/>
    <style:font-face style:name="Liberation Sans3" svg:font-family="'Liberation Sans'" style:font-family-generic="modern" style:font-pitch="variable"/>
    <style:font-face style:name="游ゴシック2" svg:font-family="游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 svg:font-family="'ＭＳ Ｐ明朝'" style:font-family-generic="system" style:font-pitch="variable"/>
  </office:font-face-decls>
  <office:styles>
    <draw:gradient draw:name="a742" draw:style="linear" draw:start-color="#ccffff" draw:end-color="#99ccff" draw:start-intensity="100%" draw:end-intensity="100%" draw:angle="300" draw:border="0%"/>
    <draw:gradient draw:name="a746" draw:style="linear" draw:start-color="#ccffff" draw:end-color="#99ccff" draw:start-intensity="100%" draw:end-intensity="100%" draw:angle="300" draw:border="0%"/>
    <draw:gradient draw:name="a799" draw:style="linear" draw:start-color="#ffcccc" draw:end-color="#ffccff" draw:start-intensity="100%" draw:end-intensity="100%" draw:angle="300" draw:border="0%"/>
    <draw:gradient draw:name="a803" draw:style="linear" draw:start-color="#ffcccc" draw:end-color="#ffccff" draw:start-intensity="100%" draw:end-intensity="100%" draw:angle="300" draw:border="0%"/>
    <draw:gradient draw:name="a807" draw:style="linear" draw:start-color="#ffcccc" draw:end-color="#ffccff" draw:start-intensity="100%" draw:end-intensity="100%" draw:angle="300" draw:border="0%"/>
    <draw:gradient draw:name="a811" draw:style="linear" draw:start-color="#ffcccc" draw:end-color="#ffccff" draw:start-intensity="100%" draw:end-intensity="100%" draw:angle="300" draw:border="0%"/>
    <draw:marker draw:name="Arrow" svg:viewBox="0 0 20 30" svg:d="M10 0l-10 30h20z"/>
    <draw:marker draw:name="a636" svg:viewBox="0 0 20 30" svg:d="M10 0l-10 30h20z"/>
    <draw:marker draw:name="a788" svg:viewBox="0 0 20 30" svg:d="M10 0l-10 30h20z"/>
    <draw:marker draw:name="a815"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ＭＳ Ｐ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ＭＳ Ｐゴシック1" style:font-family-asian="'ＭＳ Ｐゴシック'"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Master1-標準-background" style:family="presentation">
      <style:graphic-properties draw:stroke="none" draw:fill="solid" draw:fill-color="#ffffff"/>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shrink-to-fit">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shrink-to-fit">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4cm" fo:margin-bottom="0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3cm" fo:margin-bottom="0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2cm" fo:margin-bottom="0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1cm" fo:margin-bottom="0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1cm" fo:margin-bottom="0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1cm" fo:margin-bottom="0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1cm" fo:margin-bottom="0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1cm" fo:margin-bottom="0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shrink-to-fit">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shrink-to-fit">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4cm" fo:margin-bottom="0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3cm" fo:margin-bottom="0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2cm" fo:margin-bottom="0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1cm" fo:margin-bottom="0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1cm" fo:margin-bottom="0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1cm" fo:margin-bottom="0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1cm" fo:margin-bottom="0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1cm" fo:margin-bottom="0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shrink-to-fit">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4cm" fo:margin-bottom="0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3cm" fo:margin-bottom="0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2cm" fo:margin-bottom="0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1cm" fo:margin-bottom="0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1cm" fo:margin-bottom="0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1cm" fo:margin-bottom="0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1cm" fo:margin-bottom="0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1cm" fo:margin-bottom="0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shrink-to-fit">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4cm" fo:margin-bottom="0cm"/>
      <style:text-properties fo:font-size="28pt" style:font-size-asian="28pt" style:font-size-complex="28pt"/>
    </style:style>
    <style:style style:name="Master1-Layout5-twoTxTwoObj-比較-outline3" style:family="presentation" style:parent-style-name="Master1-Layout5-twoTxTwoObj-比較-outline2">
      <style:paragraph-properties fo:margin-top="0.3cm" fo:margin-bottom="0cm"/>
      <style:text-properties fo:font-size="24pt" style:font-size-asian="24pt" style:font-size-complex="24pt"/>
    </style:style>
    <style:style style:name="Master1-Layout5-twoTxTwoObj-比較-outline4" style:family="presentation" style:parent-style-name="Master1-Layout5-twoTxTwoObj-比較-outline3">
      <style:paragraph-properties fo:margin-top="0.2cm" fo:margin-bottom="0cm"/>
      <style:text-properties fo:font-size="20pt" style:font-size-asian="20pt" style:font-size-complex="20pt"/>
    </style:style>
    <style:style style:name="Master1-Layout5-twoTxTwoObj-比較-outline5" style:family="presentation" style:parent-style-name="Master1-Layout5-twoTxTwoObj-比較-outline4">
      <style:paragraph-properties fo:margin-top="0.1cm" fo:margin-bottom="0cm"/>
      <style:text-properties fo:font-size="20pt" style:font-size-asian="20pt" style:font-size-complex="20pt"/>
    </style:style>
    <style:style style:name="Master1-Layout5-twoTxTwoObj-比較-outline6" style:family="presentation" style:parent-style-name="Master1-Layout5-twoTxTwoObj-比較-outline5">
      <style:paragraph-properties fo:margin-top="0.1cm" fo:margin-bottom="0cm"/>
      <style:text-properties fo:font-size="20pt" style:font-size-asian="20pt" style:font-size-complex="20pt"/>
    </style:style>
    <style:style style:name="Master1-Layout5-twoTxTwoObj-比較-outline7" style:family="presentation" style:parent-style-name="Master1-Layout5-twoTxTwoObj-比較-outline6">
      <style:paragraph-properties fo:margin-top="0.1cm" fo:margin-bottom="0cm"/>
      <style:text-properties fo:font-size="20pt" style:font-size-asian="20pt" style:font-size-complex="20pt"/>
    </style:style>
    <style:style style:name="Master1-Layout5-twoTxTwoObj-比較-outline8" style:family="presentation" style:parent-style-name="Master1-Layout5-twoTxTwoObj-比較-outline7">
      <style:paragraph-properties fo:margin-top="0.1cm" fo:margin-bottom="0cm"/>
      <style:text-properties fo:font-size="20pt" style:font-size-asian="20pt" style:font-size-complex="20pt"/>
    </style:style>
    <style:style style:name="Master1-Layout5-twoTxTwoObj-比較-outline9" style:family="presentation" style:parent-style-name="Master1-Layout5-twoTxTwoObj-比較-outline8">
      <style:paragraph-properties fo:margin-top="0.1cm" fo:margin-bottom="0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shrink-to-fit">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4cm" fo:margin-bottom="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3cm" fo:margin-bottom="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2cm" fo:margin-bottom="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1cm" fo:margin-bottom="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1cm" fo:margin-bottom="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1cm" fo:margin-bottom="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1cm" fo:margin-bottom="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1cm" fo:margin-bottom="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shrink-to-fit">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4cm" fo:margin-bottom="0cm"/>
      <style:text-properties fo:font-size="28pt" style:font-size-asian="28pt" style:font-size-complex="28pt"/>
    </style:style>
    <style:style style:name="Master1-Layout7-blank-白紙-outline3" style:family="presentation" style:parent-style-name="Master1-Layout7-blank-白紙-outline2">
      <style:paragraph-properties fo:margin-top="0.3cm" fo:margin-bottom="0cm"/>
      <style:text-properties fo:font-size="24pt" style:font-size-asian="24pt" style:font-size-complex="24pt"/>
    </style:style>
    <style:style style:name="Master1-Layout7-blank-白紙-outline4" style:family="presentation" style:parent-style-name="Master1-Layout7-blank-白紙-outline3">
      <style:paragraph-properties fo:margin-top="0.2cm" fo:margin-bottom="0cm"/>
      <style:text-properties fo:font-size="20pt" style:font-size-asian="20pt" style:font-size-complex="20pt"/>
    </style:style>
    <style:style style:name="Master1-Layout7-blank-白紙-outline5" style:family="presentation" style:parent-style-name="Master1-Layout7-blank-白紙-outline4">
      <style:paragraph-properties fo:margin-top="0.1cm" fo:margin-bottom="0cm"/>
      <style:text-properties fo:font-size="20pt" style:font-size-asian="20pt" style:font-size-complex="20pt"/>
    </style:style>
    <style:style style:name="Master1-Layout7-blank-白紙-outline6" style:family="presentation" style:parent-style-name="Master1-Layout7-blank-白紙-outline5">
      <style:paragraph-properties fo:margin-top="0.1cm" fo:margin-bottom="0cm"/>
      <style:text-properties fo:font-size="20pt" style:font-size-asian="20pt" style:font-size-complex="20pt"/>
    </style:style>
    <style:style style:name="Master1-Layout7-blank-白紙-outline7" style:family="presentation" style:parent-style-name="Master1-Layout7-blank-白紙-outline6">
      <style:paragraph-properties fo:margin-top="0.1cm" fo:margin-bottom="0cm"/>
      <style:text-properties fo:font-size="20pt" style:font-size-asian="20pt" style:font-size-complex="20pt"/>
    </style:style>
    <style:style style:name="Master1-Layout7-blank-白紙-outline8" style:family="presentation" style:parent-style-name="Master1-Layout7-blank-白紙-outline7">
      <style:paragraph-properties fo:margin-top="0.1cm" fo:margin-bottom="0cm"/>
      <style:text-properties fo:font-size="20pt" style:font-size-asian="20pt" style:font-size-complex="20pt"/>
    </style:style>
    <style:style style:name="Master1-Layout7-blank-白紙-outline9" style:family="presentation" style:parent-style-name="Master1-Layout7-blank-白紙-outline8">
      <style:paragraph-properties fo:margin-top="0.1cm" fo:margin-bottom="0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middle">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shrink-to-fit">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shrink-to-fit">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shrink-to-fit">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background" style:family="presentation">
      <style:graphic-properties draw:stroke="none" draw:fill="solid" draw:fill-color="#ffffff"/>
      <style:text-properties style:letter-kerning="true"/>
    </style:style>
    <style:style style:name="Master1-Layout11-vertTitleAndTx-縦書きタイトル-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outline1" style:family="presentation">
      <style:graphic-properties draw:stroke="none" draw:fill="none" draw:auto-grow-height="false" draw:fit-to-size="shrink-to-fit">
        <text:list-style style:name="Master1-Layout11-vertTitleAndTx-縦書きタイトル-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outline2" style:family="presentation" style:parent-style-name="Master1-Layout11-vertTitleAndTx-縦書きタイトル-outline1">
      <style:paragraph-properties fo:margin-top="0.4cm" fo:margin-bottom="0cm"/>
      <style:text-properties fo:font-size="28pt" style:font-size-asian="28pt" style:font-size-complex="28pt"/>
    </style:style>
    <style:style style:name="Master1-Layout11-vertTitleAndTx-縦書きタイトル-outline3" style:family="presentation" style:parent-style-name="Master1-Layout11-vertTitleAndTx-縦書きタイトル-outline2">
      <style:paragraph-properties fo:margin-top="0.3cm" fo:margin-bottom="0cm"/>
      <style:text-properties fo:font-size="24pt" style:font-size-asian="24pt" style:font-size-complex="24pt"/>
    </style:style>
    <style:style style:name="Master1-Layout11-vertTitleAndTx-縦書きタイトル-outline4" style:family="presentation" style:parent-style-name="Master1-Layout11-vertTitleAndTx-縦書きタイトル-outline3">
      <style:paragraph-properties fo:margin-top="0.2cm" fo:margin-bottom="0cm"/>
      <style:text-properties fo:font-size="20pt" style:font-size-asian="20pt" style:font-size-complex="20pt"/>
    </style:style>
    <style:style style:name="Master1-Layout11-vertTitleAndTx-縦書きタイトル-outline5" style:family="presentation" style:parent-style-name="Master1-Layout11-vertTitleAndTx-縦書きタイトル-outline4">
      <style:paragraph-properties fo:margin-top="0.1cm" fo:margin-bottom="0cm"/>
      <style:text-properties fo:font-size="20pt" style:font-size-asian="20pt" style:font-size-complex="20pt"/>
    </style:style>
    <style:style style:name="Master1-Layout11-vertTitleAndTx-縦書きタイトル-outline6" style:family="presentation" style:parent-style-name="Master1-Layout11-vertTitleAndTx-縦書きタイトル-outline5">
      <style:paragraph-properties fo:margin-top="0.1cm" fo:margin-bottom="0cm"/>
      <style:text-properties fo:font-size="20pt" style:font-size-asian="20pt" style:font-size-complex="20pt"/>
    </style:style>
    <style:style style:name="Master1-Layout11-vertTitleAndTx-縦書きタイトル-outline7" style:family="presentation" style:parent-style-name="Master1-Layout11-vertTitleAndTx-縦書きタイトル-outline6">
      <style:paragraph-properties fo:margin-top="0.1cm" fo:margin-bottom="0cm"/>
      <style:text-properties fo:font-size="20pt" style:font-size-asian="20pt" style:font-size-complex="20pt"/>
    </style:style>
    <style:style style:name="Master1-Layout11-vertTitleAndTx-縦書きタイトル-outline8" style:family="presentation" style:parent-style-name="Master1-Layout11-vertTitleAndTx-縦書きタイトル-outline7">
      <style:paragraph-properties fo:margin-top="0.1cm" fo:margin-bottom="0cm"/>
      <style:text-properties fo:font-size="20pt" style:font-size-asian="20pt" style:font-size-complex="20pt"/>
    </style:style>
    <style:style style:name="Master1-Layout11-vertTitleAndTx-縦書きタイトル-outline9" style:family="presentation" style:parent-style-name="Master1-Layout11-vertTitleAndTx-縦書きタイトル-outline8">
      <style:paragraph-properties fo:margin-top="0.1cm" fo:margin-bottom="0cm"/>
      <style:text-properties fo:font-size="20pt" style:font-size-asian="20pt" style:font-size-complex="20pt"/>
    </style:style>
    <style:style style:name="Master1-Layout11-vertTitleAndTx-縦書きタイトル-subtitle" style:family="presentation">
      <style:graphic-properties draw:stroke="none" draw:fill="none" draw:textarea-vertical-align="middle">
        <text:list-style style:name="Master1-Layout11-vertTitleAndTx-縦書きタイトル-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title" style:family="presentation">
      <style:graphic-properties draw:stroke="none" draw:fill="none" draw:textarea-vertical-align="middle">
        <text:list-style style:name="Master1-Layout11-vertTitleAndTx-縦書きタイトル-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ＭＳ Ｐゴシック1" style:font-family-asian="'ＭＳ Ｐゴシック'"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9"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5"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1"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7"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4"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9"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0"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6"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7"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3"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縦書きタイトル-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縦書きタイトル-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9" style:family="presentation" style:parent-style-name="Master1-Layout11-vertTitleAndTx-縦書きタイトル-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縦書きタイトル-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縦書きタイトル-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縦書きタイトル-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writing-mode="lr-tb" style:font-independent-line-spacing="true"/>
    </style:style>
    <style:style style:name="MP4" style:family="paragraph">
      <style:paragraph-properties fo:margin-left="0cm" fo:margin-right="0cm" fo:margin-top="0cm" fo:margin-bottom="0.499cm" fo:line-height="100%" fo:text-indent="0cm" style:punctuation-wrap="simple"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0"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1"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font-style="normal" style:text-underline-style="none" fo:font-weight="normal" style:text-underline-mode="continuous" style:text-overline-mode="continuous" style:text-line-through-mode="continuous" style:letter-kerning="true" style:font-size-asian="32pt" style:language-asian="ja" style:country-asian="JP"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游ゴシック1" fo:font-size="24pt" fo:letter-spacing="normal" fo:font-style="normal" style:text-underline-style="none" fo:font-weight="normal" style:text-underline-mode="continuous" style:text-overline-mode="continuous" style:text-line-through-mode="continuous" style:letter-kerning="true" style:font-name-asian="游ゴシック2"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游ゴシック1"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游ゴシック1" fo:font-size="20pt" fo:letter-spacing="normal" fo:font-style="normal" style:text-underline-style="none" fo:font-weight="normal" style:text-underline-mode="continuous" style:text-overline-mode="continuous" style:text-line-through-mode="continuous" style:letter-kerning="true" style:font-name-asian="游ゴシック2" style:font-size-asian="20pt" style:language-asian="ja" style:country-asian="JP"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游ゴシック1"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游ゴシック1" fo:font-size="18pt" fo:letter-spacing="normal" fo:font-style="normal" style:text-underline-style="none" fo:font-weight="normal" style:text-underline-mode="continuous" style:text-overline-mode="continuous" style:text-line-through-mode="continuous" style:letter-kerning="true" style:font-name-asian="游ゴシック2" style:font-size-asian="18pt" style:language-asian="ja" style:country-asian="JP" style:font-style-asian="normal" style:font-weight-asian="normal"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游ゴシック1"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TakaoPGothic" style:font-size-asian="14pt" style:font-style-asian="normal" style:font-weight-asian="normal" style:font-name-complex="TakaoPGothic"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Liberation Sans" fo:font-size="60pt" fo:letter-spacing="normal" fo:font-style="normal" style:text-underline-style="none" fo:font-weight="normal" style:text-underline-mode="continuous" style:text-overline-mode="continuous" style:text-line-through-mode="continuous" style:letter-kerning="true" style:font-size-asian="60pt" style:language-asian="ja" style:country-asian="JP" style:font-style-asian="normal" style:font-weight-asian="normal"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Liberation Sans" fo:font-size="44pt" fo:letter-spacing="normal" fo:font-style="normal" style:text-underline-style="none" fo:font-weight="normal" style:text-underline-mode="continuous" style:text-overline-mode="continuous" style:text-line-through-mode="continuous" style:letter-kerning="true" style:font-size-asian="44pt" style:language-asian="ja" style:country-asian="JP" style:font-style-asian="normal" style:font-weight-asian="normal" style:font-size-complex="44pt" style:font-style-complex="normal" style:font-weight-complex="normal"/>
    </style:style>
    <style:style style:name="MT13" style:family="text">
      <style:text-properties fo:font-variant="normal" fo:text-transform="none" fo:color="#898989" style:text-line-through-style="none" style:text-line-through-type="none" style:text-position="0% 100%" style:font-name="Liberation Sans" fo:font-size="24pt" fo:letter-spacing="normal" fo:font-style="normal" style:text-underline-style="none" fo:font-weight="normal" style:text-underline-mode="continuous" style:text-overline-mode="continuous" style:text-line-through-mode="continuous" style:letter-kerning="true" style:font-size-asian="24pt" style:language-asian="ja" style:country-asian="JP" style:font-style-asian="normal" style:font-weight-asian="normal" style:font-size-complex="2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Liberation Sans" fo:font-size="24pt" fo:letter-spacing="normal" fo:font-style="normal" style:text-underline-style="none" fo:font-weight="bold" style:text-underline-mode="continuous" style:text-overline-mode="continuous" style:text-line-through-mode="continuous" style:letter-kerning="true" style:font-size-asian="24pt" style:language-asian="ja" style:country-asian="JP" style:font-style-asian="normal" style:font-weight-asian="bold" style:font-size-complex="24pt" style:font-style-complex="normal" style:font-weight-complex="bold"/>
    </style:style>
    <style:style style:name="MT15" style:family="text">
      <style:text-properties fo:font-variant="normal" fo:text-transform="none" fo:color="#000000" style:text-line-through-style="none" style:text-line-through-type="none" style:text-position="0% 100%" style:font-name="游ゴシック1" fo:font-size="28pt" fo:letter-spacing="normal" fo:font-style="normal" style:text-underline-style="none" fo:font-weight="normal" style:text-underline-mode="continuous" style:text-overline-mode="continuous" style:text-line-through-mode="continuous" style:letter-kerning="true" style:font-name-asian="游ゴシック2" style:font-size-asian="28pt" style:language-asian="ja" style:country-asian="JP" style:font-style-asian="normal" style:font-weight-asian="normal" style:font-size-complex="28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游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2" style:font-size-asian="28pt" style:font-style-asian="normal" style:font-weight-asian="normal" style:font-size-complex="28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Liberation Sans" fo:font-size="16pt" fo:letter-spacing="normal" fo:font-style="normal" style:text-underline-style="none" fo:font-weight="normal" style:text-underline-mode="continuous" style:text-overline-mode="continuous" style:text-line-through-mode="continuous" style:letter-kerning="true" style:font-size-asian="16pt" style:language-asian="ja" style:country-asian="JP"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9.113cm" svg:height="1.484cm" svg:x="0cm" svg:y="0cm" presentation:class="header">
        <draw:text-box>
          <text:p/>
        </draw:text-box>
      </draw:frame>
      <draw:frame draw:name="日付プレースホルダー 2" draw:style-name="Mgr1" draw:text-style-name="MP1" draw:layer="backgroundobjects" svg:width="9.113cm" svg:height="1.484cm" svg:x="11.886cm" svg:y="0cm" presentation:class="date-time">
        <draw:text-box>
          <text:p/>
        </draw:text-box>
      </draw:frame>
      <draw:frame draw:name="フッター プレースホルダー 3" draw:style-name="Mgr2" draw:text-style-name="MP1" draw:layer="backgroundobjects" svg:width="9.113cm" svg:height="1.484cm" svg:x="0cm" svg:y="28.215cm" presentation:class="footer">
        <draw:text-box>
          <text:p/>
        </draw:text-box>
      </draw:frame>
      <draw:frame draw:name="スライド番号プレースホルダー 4" draw:style-name="Mgr2" draw:text-style-name="MP1"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612cm" svg:height="6.456cm" svg:x="1.468cm" svg:y="3.007cm" draw:page-number="1"/>
      <draw:page-thumbnail draw:layer="backgroundobjects" svg:width="8.612cm" svg:height="6.456cm" svg:x="10.918cm" svg:y="3.007cm"/>
      <draw:page-thumbnail draw:layer="backgroundobjects" svg:width="8.612cm" svg:height="6.456cm" svg:x="1.468cm" svg:y="11.615cm"/>
      <draw:page-thumbnail draw:layer="backgroundobjects" svg:width="8.612cm" svg:height="6.456cm" svg:x="10.918cm" svg:y="11.615cm"/>
      <draw:page-thumbnail draw:layer="backgroundobjects" svg:width="8.612cm" svg:height="6.456cm" svg:x="1.468cm" svg:y="20.223cm"/>
      <draw:page-thumbnail draw:layer="backgroundobjects" svg:width="8.612cm" svg:height="6.456cm" svg:x="10.918cm" svg:y="20.223cm"/>
    </style:handout-master>
    <style:master-page style:name="Master1-標準" style:page-layout-name="PM1" draw:style-name="Mdp1">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スライド番号プレースホルダー 5" presentation:style-name="Mpr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標準-title" draw:layer="backgroundobjects" svg:width="14.848cm" svg:height="11.136cm" svg:x="3.075cm" svg:y="2.257cm" presentation:class="page"/>
        <draw:frame draw:name="ノート プレースホルダー 2" presentation:style-name="Mpr5" draw:text-style-name="MP3" draw:layer="backgroundobjects" svg:width="16.799cm" svg:height="13.364cm" svg:x="2.1cm" svg:y="14.107cm" presentation:class="notes">
          <draw:text-box>
            <text:p/>
          </draw:text-box>
        </draw:frame>
        <draw:frame draw:name="ヘッダー プレースホルダー 3" presentation:style-name="Mpr3" draw:text-style-name="MP3" draw:layer="backgroundobjects" svg:width="9.113cm" svg:height="1.484cm" svg:x="0cm" svg:y="0cm" presentation:class="header">
          <draw:text-box>
            <text:p/>
          </draw:text-box>
        </draw:frame>
        <draw:frame draw:name="日付プレースホルダー 4" presentation:style-name="Mpr3" draw:text-style-name="MP3" draw:layer="backgroundobjects" svg:width="9.113cm" svg:height="1.484cm" svg:x="11.886cm" svg:y="0cm" presentation:class="date-time">
          <draw:text-box>
            <text:p/>
          </draw:text-box>
        </draw:frame>
        <draw:frame draw:name="フッター プレースホルダー 5" presentation:style-name="Mpr6" draw:text-style-name="MP3" draw:layer="backgroundobjects" svg:width="9.113cm" svg:height="1.484cm" svg:x="0cm" svg:y="28.215cm" presentation:class="footer">
          <draw:text-box>
            <text:p/>
          </draw:text-box>
        </draw:frame>
        <draw:frame draw:name="スライド番号プレースホルダー 6" presentation:style-name="Mpr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title-タイトル-スライド" style:page-layout-name="PM1" draw:style-name="Mdp1">
      <draw:frame draw:name="タイトル 1" presentation:style-name="Mpr7" draw:text-style-name="MP3" draw:layer="backgroundobjects" svg:width="20.999cm" svg:height="7.311cm" svg:x="3.501cm" svg:y="3.435cm" presentation:class="title">
        <draw:text-box>
          <text:p text:style-name="MP9"><text:span text:style-name="MT10">マスター タイトルの書式設定</text:span></text:p>
        </draw:text-box>
      </draw:frame>
      <draw:frame draw:name="サブタイトル 2" presentation:style-name="Mpr8" draw:text-style-name="MP3" draw:layer="backgroundobjects" svg:width="20.999cm" svg:height="5.071cm" svg:x="3.501cm" svg:y="11.029cm" presentation:class="subtitle">
        <draw:text-box>
          <text:p text:style-name="MP10"><text:span text:style-name="MT11">マスター サブタイトルの書式設定</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title-タイトル-スライド-title" draw:layer="backgroundobjects" svg:width="14.848cm" svg:height="11.136cm" svg:x="3.075cm" svg:y="2.257cm" presentation:class="page"/>
        <draw:frame draw:name="ノート プレースホルダー 2" presentation:style-name="Mpr11" draw:text-style-name="MP3" draw:layer="backgroundobjects" svg:width="16.799cm" svg:height="13.364cm" svg:x="2.1cm" svg:y="14.107cm" presentation:class="notes">
          <draw:text-box>
            <text:p/>
          </draw:text-box>
        </draw:frame>
        <draw:frame draw:name="ヘッダー プレースホルダー 3" presentation:style-name="Mpr9" draw:text-style-name="MP3" draw:layer="backgroundobjects" svg:width="9.113cm" svg:height="1.484cm" svg:x="0cm" svg:y="0cm" presentation:class="header">
          <draw:text-box>
            <text:p/>
          </draw:text-box>
        </draw:frame>
        <draw:frame draw:name="日付プレースホルダー 4" presentation:style-name="Mpr9" draw:text-style-name="MP3" draw:layer="backgroundobjects" svg:width="9.113cm" svg:height="1.484cm" svg:x="11.886cm" svg:y="0cm" presentation:class="date-time">
          <draw:text-box>
            <text:p/>
          </draw:text-box>
        </draw:frame>
        <draw:frame draw:name="フッター プレースホルダー 5" presentation:style-name="Mpr12" draw:text-style-name="MP3" draw:layer="backgroundobjects" svg:width="9.113cm" svg:height="1.484cm" svg:x="0cm" svg:y="28.215cm" presentation:class="footer">
          <draw:text-box>
            <text:p/>
          </draw:text-box>
        </draw:frame>
        <draw:frame draw:name="スライド番号プレースホルダー 6" presentation:style-name="Mpr1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2-obj-タイトルとコンテンツ" style:page-layout-name="PM1" draw:style-name="Mdp1">
      <draw:frame draw:name="タイトル 1" presentation:style-name="Mpr13"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14" draw:text-style-name="MP3" draw:layer="backgroundobjects" svg:width="25.199cm" svg:height="12.179cm" svg:x="1.4cm" svg:y="4.914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3" presentation:style-name="Mpr15" draw:text-style-name="MP3" draw:layer="backgroundobjects" svg:width="6.523cm" svg:height="1.448cm" svg:x="1.4cm" svg:y="19.131cm" presentation:class="date-time">
        <draw:text-box>
          <text:p/>
        </draw:text-box>
      </draw:frame>
      <draw:frame draw:name="フッター プレースホルダー 4" presentation:style-name="Mpr16" draw:text-style-name="MP3" draw:layer="backgroundobjects" svg:width="8.875cm" svg:height="1.448cm" svg:x="9.576cm" svg:y="19.131cm" presentation:class="footer">
        <draw:text-box>
          <text:p/>
        </draw:text-box>
      </draw:frame>
      <draw:frame draw:name="スライド番号プレースホルダー 5" presentation:style-name="Mpr15"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2-obj-タイトルとコンテンツ-title" draw:layer="backgroundobjects" svg:width="14.848cm" svg:height="11.136cm" svg:x="3.075cm" svg:y="2.257cm" presentation:class="page"/>
        <draw:frame draw:name="ノート プレースホルダー 2" presentation:style-name="Mpr17" draw:text-style-name="MP3" draw:layer="backgroundobjects" svg:width="16.799cm" svg:height="13.364cm" svg:x="2.1cm" svg:y="14.107cm" presentation:class="notes">
          <draw:text-box>
            <text:p/>
          </draw:text-box>
        </draw:frame>
        <draw:frame draw:name="ヘッダー プレースホルダー 3" presentation:style-name="Mpr15" draw:text-style-name="MP3" draw:layer="backgroundobjects" svg:width="9.113cm" svg:height="1.484cm" svg:x="0cm" svg:y="0cm" presentation:class="header">
          <draw:text-box>
            <text:p/>
          </draw:text-box>
        </draw:frame>
        <draw:frame draw:name="日付プレースホルダー 4" presentation:style-name="Mpr15" draw:text-style-name="MP3" draw:layer="backgroundobjects" svg:width="9.113cm" svg:height="1.484cm" svg:x="11.886cm" svg:y="0cm" presentation:class="date-time">
          <draw:text-box>
            <text:p/>
          </draw:text-box>
        </draw:frame>
        <draw:frame draw:name="フッター プレースホルダー 5" presentation:style-name="Mpr18" draw:text-style-name="MP3" draw:layer="backgroundobjects" svg:width="9.113cm" svg:height="1.484cm" svg:x="0cm" svg:y="28.215cm" presentation:class="footer">
          <draw:text-box>
            <text:p/>
          </draw:text-box>
        </draw:frame>
        <draw:frame draw:name="スライド番号プレースホルダー 6" presentation:style-name="Mpr18"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3-secHead-セクション見出し" style:page-layout-name="PM1" draw:style-name="Mdp1">
      <draw:frame draw:name="タイトル 1" presentation:style-name="Mpr19" draw:text-style-name="MP3" draw:layer="backgroundobjects" svg:width="24.152cm" svg:height="8.736cm" svg:x="1.909cm" svg:y="5.234cm" presentation:class="title">
        <draw:text-box>
          <text:p text:style-name="MP9"><text:span text:style-name="MT10">マスター タイトルの書式設定</text:span></text:p>
        </draw:text-box>
      </draw:frame>
      <draw:frame draw:name="テキスト プレースホルダー 2" presentation:style-name="Mpr20" draw:text-style-name="MP3" draw:layer="backgroundobjects" svg:width="24.152cm" svg:height="4.591cm" svg:x="1.909cm" svg:y="14.054cm" presentation:class="outline">
        <draw:text-box>
          <text:list text:style-name="ML2">
            <text:list-item>
              <text:p text:style-name="MP4"><text:span text:style-name="MT13">マスター テキストの書式設定</text:span></text:p>
            </text:list-item>
          </text:list>
        </draw:text-box>
      </draw:frame>
      <draw:frame draw:name="日付プレースホルダー 3" presentation:style-name="Mpr21" draw:text-style-name="MP3" draw:layer="backgroundobjects" svg:width="6.523cm" svg:height="1.448cm" svg:x="1.4cm" svg:y="19.131cm" presentation:class="date-time">
        <draw:text-box>
          <text:p/>
        </draw:text-box>
      </draw:frame>
      <draw:frame draw:name="フッター プレースホルダー 4" presentation:style-name="Mpr22" draw:text-style-name="MP3" draw:layer="backgroundobjects" svg:width="8.875cm" svg:height="1.448cm" svg:x="9.576cm" svg:y="19.131cm" presentation:class="footer">
        <draw:text-box>
          <text:p/>
        </draw:text-box>
      </draw:frame>
      <draw:frame draw:name="スライド番号プレースホルダー 5" presentation:style-name="Mpr21"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14.848cm" svg:height="11.136cm" svg:x="3.075cm" svg:y="2.257cm" presentation:class="page"/>
        <draw:frame draw:name="ノート プレースホルダー 2" presentation:style-name="Mpr23" draw:text-style-name="MP3" draw:layer="backgroundobjects" svg:width="16.799cm" svg:height="13.364cm" svg:x="2.1cm" svg:y="14.107cm" presentation:class="notes">
          <draw:text-box>
            <text:p/>
          </draw:text-box>
        </draw:frame>
        <draw:frame draw:name="ヘッダー プレースホルダー 3" presentation:style-name="Mpr21" draw:text-style-name="MP3" draw:layer="backgroundobjects" svg:width="9.113cm" svg:height="1.484cm" svg:x="0cm" svg:y="0cm" presentation:class="header">
          <draw:text-box>
            <text:p/>
          </draw:text-box>
        </draw:frame>
        <draw:frame draw:name="日付プレースホルダー 4" presentation:style-name="Mpr21" draw:text-style-name="MP3" draw:layer="backgroundobjects" svg:width="9.113cm" svg:height="1.484cm" svg:x="11.886cm" svg:y="0cm" presentation:class="date-time">
          <draw:text-box>
            <text:p/>
          </draw:text-box>
        </draw:frame>
        <draw:frame draw:name="フッター プレースホルダー 5" presentation:style-name="Mpr24" draw:text-style-name="MP3" draw:layer="backgroundobjects" svg:width="9.113cm" svg:height="1.484cm" svg:x="0cm" svg:y="28.215cm" presentation:class="footer">
          <draw:text-box>
            <text:p/>
          </draw:text-box>
        </draw:frame>
        <draw:frame draw:name="スライド番号プレースホルダー 6" presentation:style-name="Mpr24"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4-twoObj-2-つのコンテンツ" style:page-layout-name="PM1" draw:style-name="Mdp1">
      <draw:frame draw:name="タイトル 1" presentation:style-name="Mpr25" draw:text-style-name="MP3" draw:layer="backgroundobjects" svg:width="25.199cm" svg:height="3.506cm" svg:x="1.4cm" svg:y="0.837cm" presentation:class="title">
        <draw:text-box>
          <text:p text:style-name="MP9"><text:span text:style-name="MT12">マスター タイトルの書式設定</text:span></text:p>
        </draw:text-box>
      </draw:frame>
      <draw:frame draw:name="コンテンツ プレースホルダー 2" presentation:style-name="Mpr26" draw:text-style-name="MP3" draw:layer="backgroundobjects" svg:width="12.387cm" svg:height="12.18cm" svg:x="1.39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コンテンツ プレースホルダー 3" presentation:style-name="Mpr26" draw:text-style-name="MP3" draw:layer="backgroundobjects" svg:width="12.391cm" svg:height="12.18cm" svg:x="14.208cm" svg:y="4.912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4" presentation:style-name="Mpr27" draw:text-style-name="MP3" draw:layer="backgroundobjects" svg:width="6.523cm" svg:height="1.448cm" svg:x="1.4cm" svg:y="19.131cm" presentation:class="date-time">
        <draw:text-box>
          <text:p/>
        </draw:text-box>
      </draw:frame>
      <draw:frame draw:name="フッター プレースホルダー 5" presentation:style-name="Mpr28" draw:text-style-name="MP3" draw:layer="backgroundobjects" svg:width="8.875cm" svg:height="1.448cm" svg:x="9.576cm" svg:y="19.131cm" presentation:class="footer">
        <draw:text-box>
          <text:p/>
        </draw:text-box>
      </draw:frame>
      <draw:frame draw:name="スライド番号プレースホルダー 6" presentation:style-name="Mpr2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4-twoObj-2-つのコンテンツ-title" draw:layer="backgroundobjects" svg:width="14.848cm" svg:height="11.136cm" svg:x="3.075cm" svg:y="2.257cm" presentation:class="page"/>
        <draw:frame draw:name="ノート プレースホルダー 2" presentation:style-name="Mpr29" draw:text-style-name="MP3" draw:layer="backgroundobjects" svg:width="16.799cm" svg:height="13.364cm" svg:x="2.1cm" svg:y="14.107cm" presentation:class="notes">
          <draw:text-box>
            <text:p/>
          </draw:text-box>
        </draw:frame>
        <draw:frame draw:name="ヘッダー プレースホルダー 3" presentation:style-name="Mpr27" draw:text-style-name="MP3" draw:layer="backgroundobjects" svg:width="9.113cm" svg:height="1.484cm" svg:x="0cm" svg:y="0cm" presentation:class="header">
          <draw:text-box>
            <text:p/>
          </draw:text-box>
        </draw:frame>
        <draw:frame draw:name="日付プレースホルダー 4" presentation:style-name="Mpr27" draw:text-style-name="MP3" draw:layer="backgroundobjects" svg:width="9.113cm" svg:height="1.484cm" svg:x="11.886cm" svg:y="0cm" presentation:class="date-time">
          <draw:text-box>
            <text:p/>
          </draw:text-box>
        </draw:frame>
        <draw:frame draw:name="フッター プレースホルダー 5" presentation:style-name="Mpr30" draw:text-style-name="MP3" draw:layer="backgroundobjects" svg:width="9.113cm" svg:height="1.484cm" svg:x="0cm" svg:y="28.215cm" presentation:class="footer">
          <draw:text-box>
            <text:p/>
          </draw:text-box>
        </draw:frame>
        <draw:frame draw:name="スライド番号プレースホルダー 6" presentation:style-name="Mpr3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5-twoTxTwoObj-比較" style:page-layout-name="PM1" draw:style-name="Mdp1">
      <draw:frame draw:name="タイトル 1" presentation:style-name="Mpr31" draw:text-style-name="MP3" draw:layer="backgroundobjects" svg:width="24.152cm" svg:height="4.057cm" svg:x="1.927cm" svg:y="1.12cm" presentation:class="title">
        <draw:text-box>
          <text:p text:style-name="MP9"><text:span text:style-name="MT12">マスター タイトルの書式設定</text:span></text:p>
        </draw:text-box>
      </draw:frame>
      <draw:frame draw:name="テキスト プレースホルダー 2" presentation:style-name="Mpr32" draw:text-style-name="MP3" draw:layer="backgroundobjects" svg:width="11.849cm" svg:height="2.522cm" svg:x="1.927cm" svg:y="5.146cm" presentation:class="outline">
        <draw:text-box>
          <text:list text:style-name="ML2">
            <text:list-item>
              <text:p text:style-name="MP4"><text:span text:style-name="MT14">マスター テキストの書式設定</text:span></text:p>
            </text:list-item>
          </text:list>
        </draw:text-box>
      </draw:frame>
      <draw:frame draw:name="コンテンツ プレースホルダー 3" presentation:style-name="Mpr33" draw:text-style-name="MP3" draw:layer="backgroundobjects" svg:width="11.849cm" svg:height="11.284cm" svg:x="1.92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テキスト プレースホルダー 4" presentation:style-name="Mpr32" draw:text-style-name="MP3" draw:layer="backgroundobjects" svg:width="11.902cm" svg:height="2.522cm" svg:x="14.177cm" svg:y="5.146cm" presentation:class="outline">
        <draw:text-box>
          <text:list text:style-name="ML4">
            <text:list-item>
              <text:p text:style-name="MP4"><text:span text:style-name="MT14">マスター テキストの書式設定</text:span></text:p>
            </text:list-item>
          </text:list>
        </draw:text-box>
      </draw:frame>
      <draw:frame draw:name="コンテンツ プレースホルダー 5" presentation:style-name="Mpr33" draw:text-style-name="MP3" draw:layer="backgroundobjects" svg:width="11.902cm" svg:height="11.284cm" svg:x="14.177cm" svg:y="7.669cm" presentation:class="title">
        <draw:text-box>
          <text:p text:style-name="MP4"><text:span text:style-name="MT2">マスター テキストの書式設定</text:span><text:span text:style-name="MT2"><text:line-break/></text:span><text:span text:style-name="MT3">第</text:span><text:span text:style-name="MT4"> </text:span><text:span text:style-name="MT4">2 </text:span><text:span text:style-name="MT3">レベル</text:span><text:span text:style-name="MT3"><text:line-break/></text:span><text:span text:style-name="MT5">第</text:span><text:span text:style-name="MT6"> </text:span><text:span text:style-name="MT6">3 </text:span><text:span text:style-name="MT5">レベル</text:span><text:span text:style-name="MT5"><text:line-break/></text:span><text:span text:style-name="MT7">第</text:span><text:span text:style-name="MT8"> </text:span><text:span text:style-name="MT8">4 </text:span><text:span text:style-name="MT7">レベル</text:span><text:span text:style-name="MT7"><text:line-break/></text:span><text:span text:style-name="MT7">第</text:span><text:span text:style-name="MT8"> </text:span><text:span text:style-name="MT8">5 </text:span><text:span text:style-name="MT7">レベル</text:span></text:p>
        </draw:text-box>
      </draw:frame>
      <draw:frame draw:name="日付プレースホルダー 6" presentation:style-name="Mpr34" draw:text-style-name="MP3" draw:layer="backgroundobjects" svg:width="6.523cm" svg:height="1.448cm" svg:x="1.4cm" svg:y="19.131cm" presentation:class="date-time">
        <draw:text-box>
          <text:p/>
        </draw:text-box>
      </draw:frame>
      <draw:frame draw:name="フッター プレースホルダー 7" presentation:style-name="Mpr35" draw:text-style-name="MP3" draw:layer="backgroundobjects" svg:width="8.875cm" svg:height="1.448cm" svg:x="9.576cm" svg:y="19.131cm" presentation:class="footer">
        <draw:text-box>
          <text:p/>
        </draw:text-box>
      </draw:frame>
      <draw:frame draw:name="スライド番号プレースホルダー 8" presentation:style-name="Mpr34"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14.848cm" svg:height="11.136cm" svg:x="3.075cm" svg:y="2.257cm" presentation:class="page"/>
        <draw:frame draw:name="ノート プレースホルダー 2" presentation:style-name="Mpr36" draw:text-style-name="MP3" draw:layer="backgroundobjects" svg:width="16.799cm" svg:height="13.364cm" svg:x="2.1cm" svg:y="14.107cm" presentation:class="notes">
          <draw:text-box>
            <text:p/>
          </draw:text-box>
        </draw:frame>
        <draw:frame draw:name="ヘッダー プレースホルダー 3" presentation:style-name="Mpr34" draw:text-style-name="MP3" draw:layer="backgroundobjects" svg:width="9.113cm" svg:height="1.484cm" svg:x="0cm" svg:y="0cm" presentation:class="header">
          <draw:text-box>
            <text:p/>
          </draw:text-box>
        </draw:frame>
        <draw:frame draw:name="日付プレースホルダー 4" presentation:style-name="Mpr34" draw:text-style-name="MP3" draw:layer="backgroundobjects" svg:width="9.113cm" svg:height="1.484cm" svg:x="11.886cm" svg:y="0cm" presentation:class="date-time">
          <draw:text-box>
            <text:p/>
          </draw:text-box>
        </draw:frame>
        <draw:frame draw:name="フッター プレースホルダー 5" presentation:style-name="Mpr37" draw:text-style-name="MP3" draw:layer="backgroundobjects" svg:width="9.113cm" svg:height="1.484cm" svg:x="0cm" svg:y="28.215cm" presentation:class="footer">
          <draw:text-box>
            <text:p/>
          </draw:text-box>
        </draw:frame>
        <draw:frame draw:name="スライド番号プレースホルダー 6" presentation:style-name="Mpr37"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6-titleOnly-タイトルのみ" style:page-layout-name="PM1" draw:style-name="Mdp1">
      <draw:frame draw:name="タイトル 1" presentation:style-name="Mpr38" draw:text-style-name="MP3" draw:layer="backgroundobjects" svg:width="25.199cm" svg:height="3.506cm" svg:x="1.4cm" svg:y="0.837cm" presentation:class="title">
        <draw:text-box>
          <text:p text:style-name="MP9"><text:span text:style-name="MT12">マスター タイトルの書式設定</text:span></text:p>
        </draw:text-box>
      </draw:frame>
      <draw:frame draw:name="日付プレースホルダー 2" presentation:style-name="Mpr39" draw:text-style-name="MP3" draw:layer="backgroundobjects" svg:width="6.523cm" svg:height="1.448cm" svg:x="1.4cm" svg:y="19.131cm" presentation:class="date-time">
        <draw:text-box>
          <text:p/>
        </draw:text-box>
      </draw:frame>
      <draw:frame draw:name="フッター プレースホルダー 3" presentation:style-name="Mpr40" draw:text-style-name="MP3" draw:layer="backgroundobjects" svg:width="8.875cm" svg:height="1.448cm" svg:x="9.576cm" svg:y="19.131cm" presentation:class="footer">
        <draw:text-box>
          <text:p/>
        </draw:text-box>
      </draw:frame>
      <draw:frame draw:name="スライド番号プレースホルダー 4" presentation:style-name="Mpr3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6-titleOnly-タイトルのみ-title" draw:layer="backgroundobjects" svg:width="14.848cm" svg:height="11.136cm" svg:x="3.075cm" svg:y="2.257cm" presentation:class="page"/>
        <draw:frame draw:name="ノート プレースホルダー 2" presentation:style-name="Mpr41" draw:text-style-name="MP3" draw:layer="backgroundobjects" svg:width="16.799cm" svg:height="13.364cm" svg:x="2.1cm" svg:y="14.107cm" presentation:class="notes">
          <draw:text-box>
            <text:p/>
          </draw:text-box>
        </draw:frame>
        <draw:frame draw:name="ヘッダー プレースホルダー 3" presentation:style-name="Mpr39" draw:text-style-name="MP3" draw:layer="backgroundobjects" svg:width="9.113cm" svg:height="1.484cm" svg:x="0cm" svg:y="0cm" presentation:class="header">
          <draw:text-box>
            <text:p/>
          </draw:text-box>
        </draw:frame>
        <draw:frame draw:name="日付プレースホルダー 4" presentation:style-name="Mpr39" draw:text-style-name="MP3" draw:layer="backgroundobjects" svg:width="9.113cm" svg:height="1.484cm" svg:x="11.886cm" svg:y="0cm" presentation:class="date-time">
          <draw:text-box>
            <text:p/>
          </draw:text-box>
        </draw:frame>
        <draw:frame draw:name="フッター プレースホルダー 5" presentation:style-name="Mpr42" draw:text-style-name="MP3" draw:layer="backgroundobjects" svg:width="9.113cm" svg:height="1.484cm" svg:x="0cm" svg:y="28.215cm" presentation:class="footer">
          <draw:text-box>
            <text:p/>
          </draw:text-box>
        </draw:frame>
        <draw:frame draw:name="スライド番号プレースホルダー 6" presentation:style-name="Mpr4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7-blank-白紙" style:page-layout-name="PM1" draw:style-name="Mdp1">
      <draw:frame draw:name="日付プレースホルダー 1" presentation:style-name="Mpr43" draw:text-style-name="MP3" draw:layer="backgroundobjects" svg:width="6.523cm" svg:height="1.448cm" svg:x="1.4cm" svg:y="19.131cm" presentation:class="date-time">
        <draw:text-box>
          <text:p/>
        </draw:text-box>
      </draw:frame>
      <draw:frame draw:name="フッター プレースホルダー 2" presentation:style-name="Mpr44" draw:text-style-name="MP3" draw:layer="backgroundobjects" svg:width="8.875cm" svg:height="1.448cm" svg:x="9.576cm" svg:y="19.131cm" presentation:class="footer">
        <draw:text-box>
          <text:p/>
        </draw:text-box>
      </draw:frame>
      <draw:frame draw:name="スライド番号プレースホルダー 3" presentation:style-name="Mpr43" draw:text-style-name="MP3" draw:layer="backgroundobjects" svg:width="6.523cm" svg:height="1.448cm" svg:x="20.076cm" svg:y="19.131cm" presentation:class="page-number">
        <draw:text-box>
          <text:p text:style-name="MP2"><text:span text:style-name="MT9"><text:page-number>&lt;番号&gt;</text:page-number></text:span></text:p>
        </draw:text-box>
      </draw:frame>
      <draw:frame presentation:style-name="Master1-Layout7-blank-白紙-title" draw:layer="backgroundobjects" svg:width="25.2cm" svg:height="3.505cm" svg:x="1.4cm" svg:y="0.837cm" presentation:class="title" presentation:placeholder="true">
        <draw:text-box/>
      </draw:frame>
      <draw:frame presentation:style-name="Master1-Layout7-blank-白紙-outline1" draw:layer="backgroundobjects" svg:width="25.2cm" svg:height="12.178cm" svg:x="1.4cm" svg:y="4.913cm" presentation:class="outline" presentation:placeholder="true">
        <draw:text-box/>
      </draw:frame>
      <presentation:notes style:page-layout-name="PM0">
        <draw:page-thumbnail draw:name="スライド イメージ プレースホルダー 1" presentation:style-name="Master1-Layout7-blank-白紙-title" draw:layer="backgroundobjects" svg:width="14.848cm" svg:height="11.136cm" svg:x="3.075cm" svg:y="2.257cm" presentation:class="page"/>
        <draw:frame draw:name="ノート プレースホルダー 2" presentation:style-name="Mpr45" draw:text-style-name="MP3" draw:layer="backgroundobjects" svg:width="16.799cm" svg:height="13.364cm" svg:x="2.1cm" svg:y="14.107cm" presentation:class="notes">
          <draw:text-box>
            <text:p/>
          </draw:text-box>
        </draw:frame>
        <draw:frame draw:name="ヘッダー プレースホルダー 3" presentation:style-name="Mpr43" draw:text-style-name="MP3" draw:layer="backgroundobjects" svg:width="9.113cm" svg:height="1.484cm" svg:x="0cm" svg:y="0cm" presentation:class="header">
          <draw:text-box>
            <text:p/>
          </draw:text-box>
        </draw:frame>
        <draw:frame draw:name="日付プレースホルダー 4" presentation:style-name="Mpr43" draw:text-style-name="MP3" draw:layer="backgroundobjects" svg:width="9.113cm" svg:height="1.484cm" svg:x="11.886cm" svg:y="0cm" presentation:class="date-time">
          <draw:text-box>
            <text:p/>
          </draw:text-box>
        </draw:frame>
        <draw:frame draw:name="フッター プレースホルダー 5" presentation:style-name="Mpr46" draw:text-style-name="MP3" draw:layer="backgroundobjects" svg:width="9.113cm" svg:height="1.484cm" svg:x="0cm" svg:y="28.215cm" presentation:class="footer">
          <draw:text-box>
            <text:p/>
          </draw:text-box>
        </draw:frame>
        <draw:frame draw:name="スライド番号プレースホルダー 6" presentation:style-name="Mpr4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8-objTx-タイトル付きのコンテンツ" style:page-layout-name="PM1" draw:style-name="Mdp1">
      <draw:frame draw:name="タイトル 1" presentation:style-name="Mpr47" draw:text-style-name="MP3" draw:layer="backgroundobjects" svg:width="9.031cm" svg:height="4.904cm" svg:x="1.927cm" svg:y="1.398cm" presentation:class="title">
        <draw:text-box>
          <text:p text:style-name="MP9"><text:span text:style-name="MT2">マスター タイトルの書式設定</text:span></text:p>
        </draw:text-box>
      </draw:frame>
      <draw:frame draw:name="コンテンツ プレースホルダー 2" presentation:style-name="Mpr48"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5">第</text:span><text:span text:style-name="MT16"> </text:span><text:span text:style-name="MT16">2 </text:span><text:span text:style-name="MT15">レベル</text:span><text:span text:style-name="MT15"><text:line-break/></text:span><text:span text:style-name="MT3">第</text:span><text:span text:style-name="MT4"> </text:span><text:span text:style-name="MT4">3 </text:span><text:span text:style-name="MT3">レベル</text:span><text:span text:style-name="MT3"><text:line-break/></text:span><text:span text:style-name="MT5">第</text:span><text:span text:style-name="MT6"> </text:span><text:span text:style-name="MT6">4 </text:span><text:span text:style-name="MT5">レベル</text:span><text:span text:style-name="MT5"><text:line-break/></text:span><text:span text:style-name="MT5">第</text:span><text:span text:style-name="MT6"> </text:span><text:span text:style-name="MT6">5 </text:span><text:span text:style-name="MT5">レベル</text:span></text:p>
        </draw:text-box>
      </draw:frame>
      <draw:frame draw:name="テキスト プレースホルダー 3" presentation:style-name="Mpr49"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0" draw:text-style-name="MP3" draw:layer="backgroundobjects" svg:width="6.523cm" svg:height="1.448cm" svg:x="1.4cm" svg:y="19.131cm" presentation:class="date-time">
        <draw:text-box>
          <text:p/>
        </draw:text-box>
      </draw:frame>
      <draw:frame draw:name="フッター プレースホルダー 5" presentation:style-name="Mpr51" draw:text-style-name="MP3" draw:layer="backgroundobjects" svg:width="8.875cm" svg:height="1.448cm" svg:x="9.576cm" svg:y="19.131cm" presentation:class="footer">
        <draw:text-box>
          <text:p/>
        </draw:text-box>
      </draw:frame>
      <draw:frame draw:name="スライド番号プレースホルダー 6" presentation:style-name="Mpr50"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14.848cm" svg:height="11.136cm" svg:x="3.075cm" svg:y="2.257cm" presentation:class="page"/>
        <draw:frame draw:name="ノート プレースホルダー 2" presentation:style-name="Mpr52" draw:text-style-name="MP3" draw:layer="backgroundobjects" svg:width="16.799cm" svg:height="13.364cm" svg:x="2.1cm" svg:y="14.107cm" presentation:class="notes">
          <draw:text-box>
            <text:p/>
          </draw:text-box>
        </draw:frame>
        <draw:frame draw:name="ヘッダー プレースホルダー 3" presentation:style-name="Mpr50" draw:text-style-name="MP3" draw:layer="backgroundobjects" svg:width="9.113cm" svg:height="1.484cm" svg:x="0cm" svg:y="0cm" presentation:class="header">
          <draw:text-box>
            <text:p/>
          </draw:text-box>
        </draw:frame>
        <draw:frame draw:name="日付プレースホルダー 4" presentation:style-name="Mpr50" draw:text-style-name="MP3" draw:layer="backgroundobjects" svg:width="9.113cm" svg:height="1.484cm" svg:x="11.886cm" svg:y="0cm" presentation:class="date-time">
          <draw:text-box>
            <text:p/>
          </draw:text-box>
        </draw:frame>
        <draw:frame draw:name="フッター プレースホルダー 5" presentation:style-name="Mpr53" draw:text-style-name="MP3" draw:layer="backgroundobjects" svg:width="9.113cm" svg:height="1.484cm" svg:x="0cm" svg:y="28.215cm" presentation:class="footer">
          <draw:text-box>
            <text:p/>
          </draw:text-box>
        </draw:frame>
        <draw:frame draw:name="スライド番号プレースホルダー 6" presentation:style-name="Mpr53"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9-picTx-タイトル付きの図" style:page-layout-name="PM1" draw:style-name="Mdp1">
      <draw:frame draw:name="タイトル 1" presentation:style-name="Mpr54" draw:text-style-name="MP3" draw:layer="backgroundobjects" svg:width="9.031cm" svg:height="4.904cm" svg:x="1.927cm" svg:y="1.398cm" presentation:class="title">
        <draw:text-box>
          <text:p text:style-name="MP9"><text:span text:style-name="MT2">マスター タイトルの書式設定</text:span></text:p>
        </draw:text-box>
      </draw:frame>
      <draw:frame draw:name="図プレースホルダー 2" presentation:style-name="Mpr55" draw:text-style-name="MP3" draw:layer="backgroundobjects" svg:width="14.173cm" svg:height="14.923cm" svg:x="11.906cm" svg:y="3.025cm" presentation:class="title">
        <draw:text-box>
          <text:p/>
        </draw:text-box>
      </draw:frame>
      <draw:frame draw:name="テキスト プレースホルダー 3" presentation:style-name="Mpr56" draw:text-style-name="MP3" draw:layer="backgroundobjects" svg:width="9.031cm" svg:height="11.668cm" svg:x="1.927cm" svg:y="6.301cm" presentation:class="outline">
        <draw:text-box>
          <text:list text:style-name="ML2">
            <text:list-item>
              <text:p text:style-name="MP4"><text:span text:style-name="MT17">マスター テキストの書式設定</text:span></text:p>
            </text:list-item>
          </text:list>
        </draw:text-box>
      </draw:frame>
      <draw:frame draw:name="日付プレースホルダー 4" presentation:style-name="Mpr57" draw:text-style-name="MP3" draw:layer="backgroundobjects" svg:width="6.523cm" svg:height="1.448cm" svg:x="1.4cm" svg:y="19.131cm" presentation:class="date-time">
        <draw:text-box>
          <text:p/>
        </draw:text-box>
      </draw:frame>
      <draw:frame draw:name="フッター プレースホルダー 5" presentation:style-name="Mpr58" draw:text-style-name="MP3" draw:layer="backgroundobjects" svg:width="8.875cm" svg:height="1.448cm" svg:x="9.576cm" svg:y="19.131cm" presentation:class="footer">
        <draw:text-box>
          <text:p/>
        </draw:text-box>
      </draw:frame>
      <draw:frame draw:name="スライド番号プレースホルダー 6" presentation:style-name="Mpr57"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14.848cm" svg:height="11.136cm" svg:x="3.075cm" svg:y="2.257cm" presentation:class="page"/>
        <draw:frame draw:name="ノート プレースホルダー 2" presentation:style-name="Mpr59" draw:text-style-name="MP3" draw:layer="backgroundobjects" svg:width="16.799cm" svg:height="13.364cm" svg:x="2.1cm" svg:y="14.107cm" presentation:class="notes">
          <draw:text-box>
            <text:p/>
          </draw:text-box>
        </draw:frame>
        <draw:frame draw:name="ヘッダー プレースホルダー 3" presentation:style-name="Mpr57" draw:text-style-name="MP3" draw:layer="backgroundobjects" svg:width="9.113cm" svg:height="1.484cm" svg:x="0cm" svg:y="0cm" presentation:class="header">
          <draw:text-box>
            <text:p/>
          </draw:text-box>
        </draw:frame>
        <draw:frame draw:name="日付プレースホルダー 4" presentation:style-name="Mpr57" draw:text-style-name="MP3" draw:layer="backgroundobjects" svg:width="9.113cm" svg:height="1.484cm" svg:x="11.886cm" svg:y="0cm" presentation:class="date-time">
          <draw:text-box>
            <text:p/>
          </draw:text-box>
        </draw:frame>
        <draw:frame draw:name="フッター プレースホルダー 5" presentation:style-name="Mpr60" draw:text-style-name="MP3" draw:layer="backgroundobjects" svg:width="9.113cm" svg:height="1.484cm" svg:x="0cm" svg:y="28.215cm" presentation:class="footer">
          <draw:text-box>
            <text:p/>
          </draw:text-box>
        </draw:frame>
        <draw:frame draw:name="スライド番号プレースホルダー 6" presentation:style-name="Mpr60"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0-vertTx-タイトルと縦書きテキスト" style:page-layout-name="PM1" draw:style-name="Mdp1">
      <draw:frame draw:name="タイトル 1" presentation:style-name="Mpr61" draw:text-style-name="MP3" draw:layer="backgroundobjects" svg:width="25.199cm" svg:height="3.506cm" svg:x="1.4cm" svg:y="0.837cm" presentation:class="title">
        <draw:text-box>
          <text:p text:style-name="MP9"><text:span text:style-name="MT12">マスター タイトルの書式設定</text:span></text:p>
        </draw:text-box>
      </draw:frame>
      <draw:frame draw:name="縦書きテキスト プレースホルダー 2" presentation:style-name="Mpr62" draw:text-style-name="MP11" draw:layer="backgroundobjects" svg:width="25.199cm" svg:height="12.179cm" svg:x="1.4cm" svg:y="4.914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3" draw:text-style-name="MP3" draw:layer="backgroundobjects" svg:width="6.523cm" svg:height="1.448cm" svg:x="1.4cm" svg:y="19.131cm" presentation:class="date-time">
        <draw:text-box>
          <text:p/>
        </draw:text-box>
      </draw:frame>
      <draw:frame draw:name="フッター プレースホルダー 4" presentation:style-name="Mpr64" draw:text-style-name="MP3" draw:layer="backgroundobjects" svg:width="8.875cm" svg:height="1.448cm" svg:x="9.576cm" svg:y="19.131cm" presentation:class="footer">
        <draw:text-box>
          <text:p/>
        </draw:text-box>
      </draw:frame>
      <draw:frame draw:name="スライド番号プレースホルダー 5" presentation:style-name="Mpr63"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14.848cm" svg:height="11.136cm" svg:x="3.075cm" svg:y="2.257cm" presentation:class="page"/>
        <draw:frame draw:name="ノート プレースホルダー 2" presentation:style-name="Mpr65" draw:text-style-name="MP3" draw:layer="backgroundobjects" svg:width="16.799cm" svg:height="13.364cm" svg:x="2.1cm" svg:y="14.107cm" presentation:class="notes">
          <draw:text-box>
            <text:p/>
          </draw:text-box>
        </draw:frame>
        <draw:frame draw:name="ヘッダー プレースホルダー 3" presentation:style-name="Mpr63" draw:text-style-name="MP3" draw:layer="backgroundobjects" svg:width="9.113cm" svg:height="1.484cm" svg:x="0cm" svg:y="0cm" presentation:class="header">
          <draw:text-box>
            <text:p/>
          </draw:text-box>
        </draw:frame>
        <draw:frame draw:name="日付プレースホルダー 4" presentation:style-name="Mpr63" draw:text-style-name="MP3" draw:layer="backgroundobjects" svg:width="9.113cm" svg:height="1.484cm" svg:x="11.886cm" svg:y="0cm" presentation:class="date-time">
          <draw:text-box>
            <text:p/>
          </draw:text-box>
        </draw:frame>
        <draw:frame draw:name="フッター プレースホルダー 5" presentation:style-name="Mpr66" draw:text-style-name="MP3" draw:layer="backgroundobjects" svg:width="9.113cm" svg:height="1.484cm" svg:x="0cm" svg:y="28.215cm" presentation:class="footer">
          <draw:text-box>
            <text:p/>
          </draw:text-box>
        </draw:frame>
        <draw:frame draw:name="スライド番号プレースホルダー 6" presentation:style-name="Mpr66"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style:master-page style:name="Master1-Layout11-vertTitleAndTx-縦書きタイトル" style:page-layout-name="PM1" draw:style-name="Mdp1">
      <draw:frame draw:name="縦書きタイトル 1" presentation:style-name="Mpr67" draw:text-style-name="MP11" draw:layer="backgroundobjects" svg:width="6.297cm" svg:height="16.254cm" svg:x="20.302cm" svg:y="0.838cm" presentation:class="title">
        <draw:text-box>
          <text:p text:style-name="MP9"><text:span text:style-name="MT12">マスター タイトルの書式設定</text:span></text:p>
        </draw:text-box>
      </draw:frame>
      <draw:frame draw:name="縦書きテキスト プレースホルダー 2" presentation:style-name="Mpr68" draw:text-style-name="MP11"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text:span><text:span text:style-name="MT4"> </text:span><text:span text:style-name="MT4">2 </text:span><text:span text:style-name="MT3">レベル</text:span></text:p>
                  <text:list>
                    <text:list-item>
                      <text:p text:style-name="MP6"><text:span text:style-name="MT5">第</text:span><text:span text:style-name="MT6"> </text:span><text:span text:style-name="MT6">3 </text:span><text:span text:style-name="MT5">レベル</text:span></text:p>
                      <text:list>
                        <text:list-item>
                          <text:p text:style-name="MP7"><text:span text:style-name="MT7">第</text:span><text:span text:style-name="MT8"> </text:span><text:span text:style-name="MT8">4 </text:span><text:span text:style-name="MT7">レベル</text:span></text:p>
                          <text:list>
                            <text:list-item>
                              <text:p text:style-name="MP8"><text:span text:style-name="MT7">第</text:span><text:span text:style-name="MT8"> </text:span><text:span text:style-name="MT8">5 </text:span><text:span text:style-name="MT7">レベル</text:span></text:p>
                            </text:list-item>
                          </text:list>
                        </text:list-item>
                      </text:list>
                    </text:list-item>
                  </text:list>
                </text:list-item>
              </text:list>
            </text:list-item>
          </text:list>
        </draw:text-box>
      </draw:frame>
      <draw:frame draw:name="日付プレースホルダー 3" presentation:style-name="Mpr69" draw:text-style-name="MP3" draw:layer="backgroundobjects" svg:width="6.523cm" svg:height="1.448cm" svg:x="1.4cm" svg:y="19.131cm" presentation:class="date-time">
        <draw:text-box>
          <text:p/>
        </draw:text-box>
      </draw:frame>
      <draw:frame draw:name="フッター プレースホルダー 4" presentation:style-name="Mpr70" draw:text-style-name="MP3" draw:layer="backgroundobjects" svg:width="8.875cm" svg:height="1.448cm" svg:x="9.576cm" svg:y="19.131cm" presentation:class="footer">
        <draw:text-box>
          <text:p/>
        </draw:text-box>
      </draw:frame>
      <draw:frame draw:name="スライド番号プレースホルダー 5" presentation:style-name="Mpr69" draw:text-style-name="MP3" draw:layer="backgroundobjects" svg:width="6.523cm" svg:height="1.448cm" svg:x="20.076cm" svg:y="19.131cm" presentation:class="page-number">
        <draw:text-box>
          <text:p text:style-name="MP2"><text:span text:style-name="MT9"><text:page-number>&lt;番号&gt;</text:page-number></text:span></text:p>
        </draw:text-box>
      </draw:frame>
      <presentation:notes style:page-layout-name="PM0">
        <draw:page-thumbnail draw:name="スライド イメージ プレースホルダー 1" presentation:style-name="Master1-Layout11-vertTitleAndTx-縦書きタイトル-title" draw:layer="backgroundobjects" svg:width="14.848cm" svg:height="11.136cm" svg:x="3.075cm" svg:y="2.257cm" presentation:class="page"/>
        <draw:frame draw:name="ノート プレースホルダー 2" presentation:style-name="Mpr71" draw:text-style-name="MP3" draw:layer="backgroundobjects" svg:width="16.799cm" svg:height="13.364cm" svg:x="2.1cm" svg:y="14.107cm" presentation:class="notes">
          <draw:text-box>
            <text:p/>
          </draw:text-box>
        </draw:frame>
        <draw:frame draw:name="ヘッダー プレースホルダー 3" presentation:style-name="Mpr69" draw:text-style-name="MP3" draw:layer="backgroundobjects" svg:width="9.113cm" svg:height="1.484cm" svg:x="0cm" svg:y="0cm" presentation:class="header">
          <draw:text-box>
            <text:p/>
          </draw:text-box>
        </draw:frame>
        <draw:frame draw:name="日付プレースホルダー 4" presentation:style-name="Mpr69" draw:text-style-name="MP3" draw:layer="backgroundobjects" svg:width="9.113cm" svg:height="1.484cm" svg:x="11.886cm" svg:y="0cm" presentation:class="date-time">
          <draw:text-box>
            <text:p/>
          </draw:text-box>
        </draw:frame>
        <draw:frame draw:name="フッター プレースホルダー 5" presentation:style-name="Mpr72" draw:text-style-name="MP3" draw:layer="backgroundobjects" svg:width="9.113cm" svg:height="1.484cm" svg:x="0cm" svg:y="28.215cm" presentation:class="footer">
          <draw:text-box>
            <text:p/>
          </draw:text-box>
        </draw:frame>
        <draw:frame draw:name="スライド番号プレースホルダー 6" presentation:style-name="Mpr72" draw:text-style-name="MP3" draw:layer="backgroundobjects" svg:width="9.113cm" svg:height="1.484cm" svg:x="11.886cm" svg:y="28.215cm" presentation:class="page-number">
          <draw:text-box>
            <text:p text:style-name="MP2"><text:span text:style-name="MT9"><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Windows_x86 LibreOffice_project/f99d75f39f1c57ebdd7ffc5f42867c12031db97a</meta:generator>
    <dc:title>PowerPoint プレゼンテーション</dc:title>
    <meta:initial-creator>pengbo</meta:initial-creator>
    <meta:creation-date>2016-10-18T16:53:49Z</meta:creation-date>
    <dc:date>2019-02-17T22:11:17.509000000</dc:date>
    <meta:editing-cycles>16</meta:editing-cycles>
    <meta:editing-duration>PT57M49S</meta:editing-duration>
    <meta:document-statistic meta:object-count="388"/>
  </office:meta>
</office:document-meta>
</file>